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7mm"/>
    </style:style>
    <style:style style:name="co3" style:family="table-column">
      <style:table-column-properties fo:break-before="auto" style:column-width="78.25mm"/>
    </style:style>
    <style:style style:name="co4" style:family="table-column">
      <style:table-column-properties fo:break-before="auto" style:column-width="28.68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3.23mm"/>
    </style:style>
    <style:style style:name="co8" style:family="table-column">
      <style:table-column-properties fo:break-before="auto" style:column-width="24.04mm"/>
    </style:style>
    <style:style style:name="co9" style:family="table-column">
      <style:table-column-properties fo:break-before="auto" style:column-width="27.31mm"/>
    </style:style>
    <style:style style:name="co10" style:family="table-column">
      <style:table-column-properties fo:break-before="auto" style:column-width="42.21mm"/>
    </style:style>
    <style:style style:name="co11" style:family="table-column">
      <style:table-column-properties fo:break-before="auto" style:column-width="34.03mm"/>
    </style:style>
    <style:style style:name="co12" style:family="table-column">
      <style:table-column-properties fo:break-before="auto" style:column-width="26.49mm"/>
    </style:style>
    <style:style style:name="co13" style:family="table-column">
      <style:table-column-properties fo:break-before="auto" style:column-width="38.38mm"/>
    </style:style>
    <style:style style:name="co14" style:family="table-column">
      <style:table-column-properties fo:break-before="auto" style:column-width="32.4mm"/>
    </style:style>
    <style:style style:name="co15" style:family="table-column">
      <style:table-column-properties fo:break-before="auto" style:column-width="13.16mm"/>
    </style:style>
    <style:style style:name="co16" style:family="table-column">
      <style:table-column-properties fo:break-before="auto" style:column-width="37.31mm"/>
    </style:style>
    <style:style style:name="co17" style:family="table-column">
      <style:table-column-properties fo:break-before="auto" style:column-width="20.78mm"/>
    </style:style>
    <style:style style:name="co18" style:family="table-column">
      <style:table-column-properties fo:break-before="auto" style:column-width="25.95mm"/>
    </style:style>
    <style:style style:name="co19" style:family="table-column">
      <style:table-column-properties fo:break-before="auto" style:column-width="55.63mm"/>
    </style:style>
    <style:style style:name="co20" style:family="table-column">
      <style:table-column-properties fo:break-before="auto" style:column-width="40.83mm"/>
    </style:style>
    <style:style style:name="co21" style:family="table-column">
      <style:table-column-properties fo:break-before="auto" style:column-width="38.47mm"/>
    </style:style>
    <style:style style:name="co22" style:family="table-column">
      <style:table-column-properties fo:break-before="auto" style:column-width="43.66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27.04mm"/>
    </style:style>
    <style:style style:name="co25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0122"/>
    <style:style style:name="ce2" style:family="table-cell" style:parent-style-name="Default" style:data-style-name="N11"/>
    <style:style style:name="ce3" style:family="table-cell" style:parent-style-name="Default" style:data-style-name="N3"/>
    <style:style style:name="ce4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mm"/>
      <style:text-properties fo:color="#00a933"/>
    </style:style>
    <style:style style:name="ce5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color="#b2b2b2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  <style:text-properties fo:color="#3465a4" fo:font-weight="bold" style:font-weight-asian="bold" style:font-weight-complex="bold"/>
    </style:style>
    <style:style style:name="ce9" style:family="table-cell" style:parent-style-name="Default">
      <style:table-cell-properties fo:background-color="#f6f9d4" style:text-align-source="fix" style:repeat-content="false"/>
      <style:paragraph-properties fo:text-align="center" fo:margin-left="0mm"/>
      <style:text-properties fo:color="#00a933"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color="#dddddd"/>
    </style:style>
    <style:style style:name="ce11" style:family="table-cell" style:parent-style-name="Default" style:data-style-name="N10122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122">
      <style:table-cell-properties fo:background-color="#b4c7dc" style:text-align-source="fix" style:repeat-content="false" fo:border="0.06pt solid #000000"/>
      <style:paragraph-properties fo:text-align="center" fo:margin-left="0mm"/>
      <style:text-properties fo:color="#3465a4" fo:font-weight="bold" style:font-weight-asian="bold" style:font-weight-complex="bold"/>
    </style:style>
    <style:style style:name="ce13" style:family="table-cell" style:parent-style-name="Default">
      <style:table-cell-properties fo:background-color="#f6f9d4"/>
      <style:text-properties fo:color="#00a933"/>
    </style:style>
    <style:style style:name="ce14" style:family="table-cell" style:parent-style-name="Default" style:data-style-name="N10122">
      <style:table-cell-properties fo:background-color="#f6f9d4"/>
      <style:text-properties fo:color="#00a933"/>
    </style:style>
    <style:style style:name="ce15" style:family="table-cell" style:parent-style-name="Default" style:data-style-name="N10122">
      <style:table-cell-properties fo:background-color="#ffd42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122">
      <style:table-cell-properties fo:background-color="#f6f9d4" style:text-align-source="fix" style:repeat-content="false" fo:border="0.06pt solid #000000"/>
      <style:paragraph-properties fo:text-align="center" fo:margin-left="0mm"/>
      <style:text-properties fo:color="#00a933" fo:font-weight="bold" style:font-weight-asian="bold" style:font-weight-complex="bold"/>
    </style:style>
    <style:style style:name="ce17" style:family="table-cell" style:parent-style-name="Default" style:data-style-name="N10122">
      <style:table-cell-properties fo:background-color="#f6f9d4" style:text-align-source="fix" style:repeat-content="false" style:vertical-align="middle"/>
      <style:paragraph-properties fo:text-align="center"/>
      <style:text-properties fo:color="#00a933"/>
    </style:style>
    <style:style style:name="ce1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color="#eeeeee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&quot;SUFICIENTE&quot;" style:apply-style-name="Good" style:base-cell-address="Sheet14.K4"/>
      <style:map style:condition="cell-content()=&quot;INSUFICIENTE&quot;" style:apply-style-name="Bad" style:base-cell-address="Sheet14.K4"/>
    </style:style>
    <style:style style:name="ce20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  <style:text-properties fo:color="#3465a4" fo:font-weight="bold" style:font-weight-asian="bold" style:font-weight-complex="bold"/>
      <style:map style:condition="cell-content()=&quot;SUFICIENTE&quot;" style:apply-style-name="Good" style:base-cell-address="Sheet14.K4"/>
      <style:map style:condition="cell-content()=&quot;INSUFICIENTE&quot;" style:apply-style-name="Bad" style:base-cell-address="Sheet14.K4"/>
    </style:style>
    <style:style style:name="ce21" style:family="table-cell" style:parent-style-name="Default" style:data-style-name="N10122">
      <style:table-cell-properties style:text-align-source="fix" style:repeat-content="false" fo:border="0.06pt solid #000000"/>
      <style:paragraph-properties fo:text-align="center" fo:margin-left="0mm"/>
      <style:map style:condition="cell-content()=&quot;SUFICIENTE&quot;" style:apply-style-name="Good" style:base-cell-address="Sheet14.K4"/>
      <style:map style:condition="cell-content()=&quot;INSUFICIENTE&quot;" style:apply-style-name="Bad" style:base-cell-address="Sheet14.K4"/>
    </style:style>
    <style:style style:name="ce22" style:family="table-cell" style:parent-style-name="Default" style:data-style-name="N10122">
      <style:table-cell-properties fo:background-color="#b4c7dc" style:text-align-source="fix" style:repeat-content="false" fo:border="0.06pt solid #000000"/>
      <style:paragraph-properties fo:text-align="center" fo:margin-left="0mm"/>
      <style:text-properties fo:color="#3465a4" fo:font-weight="bold" style:font-weight-asian="bold" style:font-weight-complex="bold"/>
      <style:map style:condition="cell-content()=&quot;SUFICIENTE&quot;" style:apply-style-name="Good" style:base-cell-address="Sheet14.K4"/>
      <style:map style:condition="cell-content()=&quot;INSUFICIENTE&quot;" style:apply-style-name="Bad" style:base-cell-address="Sheet14.K4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enario01.$C$2:$Cenario01.$C$1048576])" table:allow-empty-cell="false" table:display-list="unsorted" table:base-cell-address="Cenários.O2">
          <table:error-message table:message-type="stop" table:display="true"/>
        </table:content-validation>
        <table:content-validation table:name="val2" table:condition="of:cell-content-is-in-list([$Cenario01.$E$2:$Cenario01.$E$1048576])" table:allow-empty-cell="false" table:display-list="unsorted" table:base-cell-address="Cenários.P2">
          <table:error-message table:message-type="stop" table:display="true"/>
        </table:content-validation>
        <table:content-validation table:name="val3" table:base-cell-address="Cenários.Q2">
          <table:error-message table:message-type="stop" table:display="true"/>
        </table:content-validation>
        <table:content-validation table:name="val4" table:condition="of:cell-content-is-in-list([$Cenario01.$C$2:$Cenario01.$C$1048576])" table:allow-empty-cell="true" table:display-list="unsorted" table:base-cell-address="Cenários.T2">
          <table:error-message table:message-type="stop" table:display="true"/>
        </table:content-validation>
        <table:content-validation table:name="val5" table:condition="of:cell-content-is-in-list([$Cenario01.$J$2:$Cenario01.$J$1048576])" table:allow-empty-cell="false" table:display-list="unsorted" table:base-cell-address="Cenários.U2">
          <table:error-message table:message-type="stop" table:display="true"/>
        </table:content-validation>
        <table:content-validation table:name="val6" table:base-cell-address="Cenários.V2">
          <table:error-message table:message-type="stop" table:display="true"/>
        </table:content-validation>
        <table:content-validation table:name="val7" table:base-cell-address="Cenario04_2.U2">
          <table:error-message table:message-type="stop" table:display="true"/>
        </table:content-validation>
        <table:content-validation table:name="val8" table:base-cell-address="Cenario11.P2">
          <table:error-message table:message-type="stop" table:display="true"/>
        </table:content-validation>
        <table:content-validation table:name="val9" table:base-cell-address="Cenario11.T2">
          <table:error-message table:message-type="stop" table:display="true"/>
        </table:content-validation>
      </table:content-validations>
      <table:table table:name="Cenári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enário</text:p>
          </table:table-cell>
          <table:table-cell office:value-type="string" calcext:value-type="string">
            <text:p>Observ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ma operação, um bem, uma garanti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as operações, um bem, uma garanti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ma operação, dois bens, uma garanti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a operação, dois bens, duas garantias</text:p>
          </table:table-cell>
          <table:table-cell office:value-type="string" calcext:value-type="string">
            <text:p>Cada bem está associado a uma única garanti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uas operações, dois bens, uma garantia</text:p>
          </table:table-cell>
          <table:table-cell office:value-type="string" calcext:value-type="string">
            <text:p>Não existe vínculo entre operação e b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ês operações, um bem, uma garanti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ês operações, dois bens, uma garanti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ês operações, dois bens, duas garantias</text:p>
          </table:table-cell>
          <table:table-cell office:value-type="string" calcext:value-type="string">
            <text:p>Cada bem está associado a uma única garantia, duas operações em uma garantia, uma operação na outra garanti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ês operações, dois bens, duas garantias</text:p>
          </table:table-cell>
          <table:table-cell office:value-type="string" calcext:value-type="string">
            <text:p>Cada bem está associado a uma única garantia, uma operação está associada às duas garantias e cada outra operação está em uma garanti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ês operações, três, bens, duas garantias</text:p>
          </table:table-cell>
          <table:table-cell office:value-type="string" calcext:value-type="string">
            <text:p>Dois bens em uma garantia, um bem na outra garantia, uma operação está associada às duas garantias e cada outra operação está em uma garanti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 operações, 4 bens, 3 garantia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 operações, 1 bem, 1 garantia</text:p>
          </table:table-cell>
          <table:table-cell office:value-type="string" calcext:value-type="string">
            <text:p>Operação 1 é prioritária</text:p>
          </table:table-cell>
        </table:table-row>
      </table:table>
      <table:table table:name="Cenario0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4" table:default-cell-style-name="ce1"/>
        <table:table-column table:style-name="co4" table:default-cell-style-name="ce2"/>
        <table:table-column table:style-name="co1" table:number-columns-repeated="3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ce1"/>
        <table:table-column table:style-name="co1" table:number-columns-repeated="3" table:default-cell-style-name="Default"/>
        <table:table-column table:style-name="co9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Convênio</text:p>
          </table:table-cell>
          <table:table-cell/>
          <table:table-cell office:value-type="string" calcext:value-type="string">
            <text:p>Garantia</text:p>
          </table:table-cell>
          <table:table-cell/>
          <table:table-cell office:value-type="string" calcext:value-type="string">
            <text:p>Bem</text:p>
          </table:table-cell>
          <table:table-cell table:style-name="Default" office:value-type="string" calcext:value-type="string">
            <text:p>Valor Nominal</text:p>
          </table:table-cell>
          <table:table-cell table:style-name="Default" office:value-type="string" calcext:value-type="string">
            <text:p>% Valor do Bem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Operação</text:p>
          </table:table-cell>
          <table:table-cell table:style-name="Default" office:value-type="string" calcext:value-type="string">
            <text:p>Saldo Devedor</text:p>
          </table:table-cell>
          <table:table-cell table:style-name="Default" office:value-type="string" calcext:value-type="string">
            <text:p>Exigibilidade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cao</text:p>
          </table:table-cell>
          <table:table-cell table:style-name="Default" office:value-type="string" calcext:value-type="string">
            <text:p>Valor 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obertura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Convênio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Operaçã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</text:p>
          </table:table-cell>
          <table:table-cell table:style-name="Default" office:value-type="string" calcext:value-type="string">
            <text:p>Suficiência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B1</text:p>
          </table:table-cell>
          <table:table-cell office:value-type="currency" office:currency="BRL" office:value="10000" calcext:value-type="currency">
            <text:p>R$ 10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F2]*[.G2]" office:value-type="currency" office:currency="BRL" office:value="10000" calcext:value-type="currency">
            <text:p>R$ 10,000.00</text:p>
          </table:table-cell>
          <table:table-cell/>
          <table:table-cell office:value-type="string" calcext:value-type="string">
            <text:p>O1</text:p>
          </table:table-cell>
          <table:table-cell office:value-type="currency" office:currency="BRL" office:value="5000" calcext:value-type="currency">
            <text:p>R$ 5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K2]*[.L2]" office:value-type="currency" office:currency="BRL" office:value="5000" calcext:value-type="currency">
            <text:p>R$ 5,000.00</text:p>
          </table:table-cell>
          <table:table-cell/>
          <table:table-cell table:content-validation-name="val1" office:value-type="string" calcext:value-type="string">
            <text:p>G1</text:p>
          </table:table-cell>
          <table:table-cell table:content-validation-name="val2" office:value-type="string" calcext:value-type="string">
            <text:p>B1</text:p>
          </table:table-cell>
          <table:table-cell table:content-validation-name="val3" table:formula="of:=CONCATENATE([.O2];[.P2])" office:value-type="string" office:string-value="G1B1" calcext:value-type="string">
            <text:p>G1B1</text:p>
          </table:table-cell>
          <table:table-cell table:formula="of:=LOOKUP([.P2];[.E$1:.H$1048576];[.H$1:.H$1048576])" office:value-type="currency" office:currency="BRL" office:value="10000" calcext:value-type="currency">
            <text:p>R$ 10,000.00</text:p>
          </table:table-cell>
          <table:table-cell/>
          <table:table-cell table:content-validation-name="val4" office:value-type="string" calcext:value-type="string">
            <text:p>G1</text:p>
          </table:table-cell>
          <table:table-cell table:content-validation-name="val5" office:value-type="string" calcext:value-type="string">
            <text:p>O1</text:p>
          </table:table-cell>
          <table:table-cell table:content-validation-name="val6" table:formula="of:=LOOKUP([.U2];[.J$1:.M$1048576];[.M$1:.M$1048576])" office:value-type="currency" office:currency="BRL" office:value="5000" calcext:value-type="currency">
            <text:p>R$ 5,000.00</text:p>
          </table:table-cell>
          <table:table-cell table:formula="of:=CONCATENATE([.T2];[.U2])" office:value-type="string" office:string-value="G1O1" calcext:value-type="string">
            <text:p>G1O1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X2]*[.V2]" office:value-type="currency" office:currency="BRL" office:value="5000" calcext:value-type="currency">
            <text:p>R$ 5,000.00</text:p>
          </table:table-cell>
          <table:table-cell table:number-columns-repeated="5"/>
          <table:table-cell office:value-type="string" calcext:value-type="string">
            <text:p>G1</text:p>
          </table:table-cell>
          <table:table-cell office:value-type="string" calcext:value-type="string">
            <text:p>O1</text:p>
          </table:table-cell>
          <table:table-cell table:formula="of:=CONCATENATE([.AE2];[.AF2])" office:value-type="string" office:string-value="G1O1" calcext:value-type="string">
            <text:p>G1O1</text:p>
          </table:table-cell>
          <table:table-cell table:formula="of:=SUMIF([.O$1:.R$1048576];[.AE2];[.R$1:.R$1048576])/COUNTIF([.O$1:.P$1048576];[.AE2])" office:value-type="currency" office:currency="BRL" office:value="10000" calcext:value-type="currency">
            <text:p>R$ 10,000.00</text:p>
          </table:table-cell>
          <table:table-cell table:formula="of:=LOOKUP([.AG2];[.W$1:.Y$1048576];[.Y$1:.Y$1048576])" office:value-type="currency" office:currency="BRL" office:value="5000" calcext:value-type="currency">
            <text:p>R$ 5,000.00</text:p>
          </table:table-cell>
          <table:table-cell table:formula="of:=[.AH2]-[.AI2]" office:value-type="currency" office:currency="BRL" office:value="5000" calcext:value-type="currency">
            <text:p>R$ 5,000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B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F3]*[.G3]" office:value-type="currency" office:currency="BRL" office:value="18000" calcext:value-type="currency">
            <text:p>R$ 18,000.00</text:p>
          </table:table-cell>
          <table:table-cell/>
          <table:table-cell office:value-type="string" calcext:value-type="string">
            <text:p>O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1.2" calcext:value-type="percentage">
            <text:p>120.00%</text:p>
          </table:table-cell>
          <table:table-cell table:style-name="ce1" table:formula="of:=[.K3]*[.L3]" office:value-type="currency" office:currency="BRL" office:value="24000" calcext:value-type="currency">
            <text:p>R$ 24,000.0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14"/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B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85" calcext:value-type="percentage">
            <text:p>85.00%</text:p>
          </table:table-cell>
          <table:table-cell table:style-name="ce1" table:formula="of:=[.F4]*[.G4]" office:value-type="currency" office:currency="BRL" office:value="12750" calcext:value-type="currency">
            <text:p>R$ 12,750.00</text:p>
          </table:table-cell>
          <table:table-cell/>
          <table:table-cell office:value-type="string" calcext:value-type="string">
            <text:p>O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7" calcext:value-type="percentage">
            <text:p>70.00%</text:p>
          </table:table-cell>
          <table:table-cell table:style-name="ce1" table:formula="of:=[.K4]*[.L4]" office:value-type="currency" office:currency="BRL" office:value="10500" calcext:value-type="currency">
            <text:p>R$ 10,500.0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14"/>
        </table:table-row>
        <table:table-row table:style-name="ro1" table:number-rows-repeated="1048571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14"/>
        </table:table-row>
        <table:table-row table:style-name="ro1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14"/>
        </table:table-row>
      </table:table>
      <table:table table:name="Cenario02" table:style-name="ta1">
        <table:table-column table:style-name="co1" table:number-columns-repeated="5" table:default-cell-style-name="Default"/>
        <table:table-column table:style-name="co4" table:default-cell-style-name="ce1"/>
        <table:table-column table:style-name="co4" table:default-cell-style-name="ce2"/>
        <table:table-column table:style-name="co1" table:number-columns-repeated="3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ce1"/>
        <table:table-column table:style-name="co1" table:number-columns-repeated="3" table:default-cell-style-name="Default"/>
        <table:table-column table:style-name="co9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2" table:default-cell-style-name="Default"/>
        <table:table-column table:style-name="co11" table:default-cell-style-name="ce1"/>
        <table:table-row table:style-name="ro1">
          <table:table-cell office:value-type="string" calcext:value-type="string">
            <text:p>Convênio</text:p>
          </table:table-cell>
          <table:table-cell/>
          <table:table-cell office:value-type="string" calcext:value-type="string">
            <text:p>Garantia</text:p>
          </table:table-cell>
          <table:table-cell/>
          <table:table-cell office:value-type="string" calcext:value-type="string">
            <text:p>Bem</text:p>
          </table:table-cell>
          <table:table-cell table:style-name="Default" office:value-type="string" calcext:value-type="string">
            <text:p>Valor Nominal</text:p>
          </table:table-cell>
          <table:table-cell table:style-name="Default" office:value-type="string" calcext:value-type="string">
            <text:p>% Valor do Bem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Operação</text:p>
          </table:table-cell>
          <table:table-cell table:style-name="Default" office:value-type="string" calcext:value-type="string">
            <text:p>Saldo Devedor</text:p>
          </table:table-cell>
          <table:table-cell table:style-name="Default" office:value-type="string" calcext:value-type="string">
            <text:p>Exigibilidade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cao</text:p>
          </table:table-cell>
          <table:table-cell table:style-name="Default" office:value-type="string" calcext:value-type="string">
            <text:p>Valor 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obertura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Convênio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Operaçã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</text:p>
          </table:table-cell>
          <table:table-cell table:style-name="Default" office:value-type="string" calcext:value-type="string">
            <text:p>Suficiência</text:p>
          </table:table-cell>
          <table:table-cell/>
          <table:table-cell office:value-type="string" calcext:value-type="string">
            <text:p>Garantia</text:p>
          </table:table-cell>
          <table:table-cell table:style-name="Default" office:value-type="string" calcext:value-type="string">
            <text:p>Suficiência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B1</text:p>
          </table:table-cell>
          <table:table-cell office:value-type="currency" office:currency="BRL" office:value="10000" calcext:value-type="currency">
            <text:p>R$ 10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F2]*[.G2]" office:value-type="currency" office:currency="BRL" office:value="10000" calcext:value-type="currency">
            <text:p>R$ 10,000.00</text:p>
          </table:table-cell>
          <table:table-cell/>
          <table:table-cell office:value-type="string" calcext:value-type="string">
            <text:p>O1</text:p>
          </table:table-cell>
          <table:table-cell office:value-type="currency" office:currency="BRL" office:value="5000" calcext:value-type="currency">
            <text:p>R$ 5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K2]*[.L2]" office:value-type="currency" office:currency="BRL" office:value="5000" calcext:value-type="currency">
            <text:p>R$ 5,000.00</text:p>
          </table:table-cell>
          <table:table-cell/>
          <table:table-cell table:content-validation-name="val1" office:value-type="string" calcext:value-type="string">
            <text:p>G1</text:p>
          </table:table-cell>
          <table:table-cell table:content-validation-name="val2" office:value-type="string" calcext:value-type="string">
            <text:p>B1</text:p>
          </table:table-cell>
          <table:table-cell table:content-validation-name="val3" table:formula="of:=CONCATENATE([.O2];[.P2])" office:value-type="string" office:string-value="G1B1" calcext:value-type="string">
            <text:p>G1B1</text:p>
          </table:table-cell>
          <table:table-cell table:formula="of:=LOOKUP([.P2];[.E$1:.H$1048576];[.H$1:.H$1048576])" office:value-type="currency" office:currency="BRL" office:value="10000" calcext:value-type="currency">
            <text:p>R$ 10,000.00</text:p>
          </table:table-cell>
          <table:table-cell/>
          <table:table-cell table:content-validation-name="val4" office:value-type="string" calcext:value-type="string">
            <text:p>G1</text:p>
          </table:table-cell>
          <table:table-cell table:content-validation-name="val5" office:value-type="string" calcext:value-type="string">
            <text:p>O1</text:p>
          </table:table-cell>
          <table:table-cell table:content-validation-name="val6" table:formula="of:=LOOKUP([.U2];[.J$1:.M$1048576];[.M$1:.M$1048576])" office:value-type="currency" office:currency="BRL" office:value="5000" calcext:value-type="currency">
            <text:p>R$ 5,000.00</text:p>
          </table:table-cell>
          <table:table-cell table:formula="of:=CONCATENATE([.T2];[.U2])" office:value-type="string" office:string-value="G1O1" calcext:value-type="string">
            <text:p>G1O1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X2]*[.V2]" office:value-type="currency" office:currency="BRL" office:value="5000" calcext:value-type="currency">
            <text:p>R$ 5,000.00</text:p>
          </table:table-cell>
          <table:table-cell table:number-columns-repeated="5"/>
          <table:table-cell office:value-type="string" calcext:value-type="string">
            <text:p>G1</text:p>
          </table:table-cell>
          <table:table-cell office:value-type="string" calcext:value-type="string">
            <text:p>O1</text:p>
          </table:table-cell>
          <table:table-cell table:formula="of:=CONCATENATE([.AE2];[.AF2])" office:value-type="string" office:string-value="G1O1" calcext:value-type="string">
            <text:p>G1O1</text:p>
          </table:table-cell>
          <table:table-cell table:formula="of:=SUMIF([.O$1:.R$1048576];[.AE2];[.R$1:.R$1048576])/COUNTIF([.T$1:.U$1048576];[.AE2])" office:value-type="currency" office:currency="BRL" office:value="5000" calcext:value-type="currency">
            <text:p>R$ 5,000.00</text:p>
          </table:table-cell>
          <table:table-cell table:formula="of:=LOOKUP([.AG2];[.W$1:.Y$1048576];[.Y$1:.Y$1048576])" office:value-type="currency" office:currency="BRL" office:value="5000" calcext:value-type="currency">
            <text:p>R$ 5,000.00</text:p>
          </table:table-cell>
          <table:table-cell table:formula="of:=[.AH2]-[.AI2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G1</text:p>
          </table:table-cell>
          <table:table-cell table:formula="of:=SUMIF([.AE$1:.AJ$1048576];[.AL2];[.AJ$1:.AJ$1048576])" office:value-type="currency" office:currency="BRL" office:value="-19000" calcext:value-type="currency">
            <text:p>-R$ 19,000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B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F3]*[.G3]" office:value-type="currency" office:currency="BRL" office:value="18000" calcext:value-type="currency">
            <text:p>R$ 18,000.00</text:p>
          </table:table-cell>
          <table:table-cell/>
          <table:table-cell office:value-type="string" calcext:value-type="string">
            <text:p>O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1.2" calcext:value-type="percentage">
            <text:p>120.00%</text:p>
          </table:table-cell>
          <table:table-cell table:style-name="ce1" table:formula="of:=[.K3]*[.L3]" office:value-type="currency" office:currency="BRL" office:value="24000" calcext:value-type="currency">
            <text:p>R$ 24,000.0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 office:value-type="string" calcext:value-type="string">
            <text:p>G1</text:p>
          </table:table-cell>
          <table:table-cell table:content-validation-name="val5" office:value-type="string" calcext:value-type="string">
            <text:p>O2</text:p>
          </table:table-cell>
          <table:table-cell table:content-validation-name="val6" table:formula="of:=LOOKUP([.U3];[.J$1:.M$1048576];[.M$1:.M$1048576])" office:value-type="currency" office:currency="BRL" office:value="24000" calcext:value-type="currency">
            <text:p>R$ 24,000.00</text:p>
          </table:table-cell>
          <table:table-cell table:formula="of:=CONCATENATE([.T3];[.U3])" office:value-type="string" office:string-value="G1O2" calcext:value-type="string">
            <text:p>G1O2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X3]*[.V3]" office:value-type="currency" office:currency="BRL" office:value="24000" calcext:value-type="currency">
            <text:p>R$ 24,000.00</text:p>
          </table:table-cell>
          <table:table-cell table:number-columns-repeated="5"/>
          <table:table-cell office:value-type="string" calcext:value-type="string">
            <text:p>G1</text:p>
          </table:table-cell>
          <table:table-cell office:value-type="string" calcext:value-type="string">
            <text:p>O2</text:p>
          </table:table-cell>
          <table:table-cell table:formula="of:=CONCATENATE([.AE3];[.AF3])" office:value-type="string" office:string-value="G1O2" calcext:value-type="string">
            <text:p>G1O2</text:p>
          </table:table-cell>
          <table:table-cell table:formula="of:=SUMIF([.O$1:.R$1048576];[.AE3];[.R$1:.R$1048576])/COUNTIF([.T$1:.U$1048576];[.AE3])" office:value-type="currency" office:currency="BRL" office:value="5000" calcext:value-type="currency">
            <text:p>R$ 5,000.00</text:p>
          </table:table-cell>
          <table:table-cell table:formula="of:=LOOKUP([.AG3];[.W$1:.Y$1048576];[.Y$1:.Y$1048576])" office:value-type="currency" office:currency="BRL" office:value="24000" calcext:value-type="currency">
            <text:p>R$ 24,000.00</text:p>
          </table:table-cell>
          <table:table-cell table:formula="of:=[.AH3]-[.AI3]" office:value-type="currency" office:currency="BRL" office:value="-19000" calcext:value-type="currency">
            <text:p>-R$ 19,0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B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85" calcext:value-type="percentage">
            <text:p>85.00%</text:p>
          </table:table-cell>
          <table:table-cell table:style-name="ce1" table:formula="of:=[.F4]*[.G4]" office:value-type="currency" office:currency="BRL" office:value="12750" calcext:value-type="currency">
            <text:p>R$ 12,750.00</text:p>
          </table:table-cell>
          <table:table-cell/>
          <table:table-cell office:value-type="string" calcext:value-type="string">
            <text:p>O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7" calcext:value-type="percentage">
            <text:p>70.00%</text:p>
          </table:table-cell>
          <table:table-cell table:style-name="ce1" table:formula="of:=[.K4]*[.L4]" office:value-type="currency" office:currency="BRL" office:value="10500" calcext:value-type="currency">
            <text:p>R$ 10,500.0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17"/>
        </table:table-row>
        <table:table-row table:style-name="ro1" table:number-rows-repeated="1048571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17"/>
        </table:table-row>
        <table:table-row table:style-name="ro1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17"/>
        </table:table-row>
      </table:table>
      <table:table table:name="Cenario03" table:style-name="ta1">
        <table:table-column table:style-name="co1" table:number-columns-repeated="5" table:default-cell-style-name="Default"/>
        <table:table-column table:style-name="co4" table:default-cell-style-name="ce1"/>
        <table:table-column table:style-name="co4" table:default-cell-style-name="ce2"/>
        <table:table-column table:style-name="co1" table:number-columns-repeated="3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ce1"/>
        <table:table-column table:style-name="co1" table:number-columns-repeated="3" table:default-cell-style-name="Default"/>
        <table:table-column table:style-name="co9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onvênio</text:p>
          </table:table-cell>
          <table:table-cell/>
          <table:table-cell office:value-type="string" calcext:value-type="string">
            <text:p>Garantia</text:p>
          </table:table-cell>
          <table:table-cell/>
          <table:table-cell office:value-type="string" calcext:value-type="string">
            <text:p>Bem</text:p>
          </table:table-cell>
          <table:table-cell table:style-name="Default" office:value-type="string" calcext:value-type="string">
            <text:p>Valor Nominal</text:p>
          </table:table-cell>
          <table:table-cell table:style-name="Default" office:value-type="string" calcext:value-type="string">
            <text:p>% Valor do Bem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Operação</text:p>
          </table:table-cell>
          <table:table-cell table:style-name="Default" office:value-type="string" calcext:value-type="string">
            <text:p>Saldo Devedor</text:p>
          </table:table-cell>
          <table:table-cell table:style-name="Default" office:value-type="string" calcext:value-type="string">
            <text:p>Exigibilidade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cao</text:p>
          </table:table-cell>
          <table:table-cell table:style-name="Default" office:value-type="string" calcext:value-type="string">
            <text:p>Valor 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obertura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Convênio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Operaçã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</text:p>
          </table:table-cell>
          <table:table-cell table:style-name="Default" office:value-type="string" calcext:value-type="string">
            <text:p>Suficiência</text:p>
          </table:table-cell>
          <table:table-cell/>
          <table:table-cell office:value-type="string" calcext:value-type="string">
            <text:p>Garantia</text:p>
          </table:table-cell>
          <table:table-cell table:style-name="Default" office:value-type="string" calcext:value-type="string">
            <text:p>Suficiência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B1</text:p>
          </table:table-cell>
          <table:table-cell office:value-type="currency" office:currency="BRL" office:value="10000" calcext:value-type="currency">
            <text:p>R$ 10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F2]*[.G2]" office:value-type="currency" office:currency="BRL" office:value="10000" calcext:value-type="currency">
            <text:p>R$ 10,000.00</text:p>
          </table:table-cell>
          <table:table-cell/>
          <table:table-cell office:value-type="string" calcext:value-type="string">
            <text:p>O1</text:p>
          </table:table-cell>
          <table:table-cell office:value-type="currency" office:currency="BRL" office:value="5000" calcext:value-type="currency">
            <text:p>R$ 5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K2]*[.L2]" office:value-type="currency" office:currency="BRL" office:value="5000" calcext:value-type="currency">
            <text:p>R$ 5,000.00</text:p>
          </table:table-cell>
          <table:table-cell/>
          <table:table-cell table:content-validation-name="val1" office:value-type="string" calcext:value-type="string">
            <text:p>G1</text:p>
          </table:table-cell>
          <table:table-cell table:content-validation-name="val2" office:value-type="string" calcext:value-type="string">
            <text:p>B1</text:p>
          </table:table-cell>
          <table:table-cell table:content-validation-name="val3" table:formula="of:=CONCATENATE([.O2];[.P2])" office:value-type="string" office:string-value="G1B1" calcext:value-type="string">
            <text:p>G1B1</text:p>
          </table:table-cell>
          <table:table-cell table:formula="of:=LOOKUP([.P2];[.E$1:.H$1048576];[.H$1:.H$1048576])" office:value-type="currency" office:currency="BRL" office:value="10000" calcext:value-type="currency">
            <text:p>R$ 10,000.00</text:p>
          </table:table-cell>
          <table:table-cell/>
          <table:table-cell table:content-validation-name="val4" office:value-type="string" calcext:value-type="string">
            <text:p>G1</text:p>
          </table:table-cell>
          <table:table-cell table:content-validation-name="val5" office:value-type="string" calcext:value-type="string">
            <text:p>O1</text:p>
          </table:table-cell>
          <table:table-cell table:content-validation-name="val6" table:formula="of:=LOOKUP([.U2];[.J$1:.M$1048576];[.M$1:.M$1048576])" office:value-type="currency" office:currency="BRL" office:value="5000" calcext:value-type="currency">
            <text:p>R$ 5,000.00</text:p>
          </table:table-cell>
          <table:table-cell table:formula="of:=CONCATENATE([.T2];[.U2])" office:value-type="string" office:string-value="G1O1" calcext:value-type="string">
            <text:p>G1O1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X2]*[.V2]" office:value-type="currency" office:currency="BRL" office:value="5000" calcext:value-type="currency">
            <text:p>R$ 5,000.00</text:p>
          </table:table-cell>
          <table:table-cell table:number-columns-repeated="5"/>
          <table:table-cell office:value-type="string" calcext:value-type="string">
            <text:p>G1</text:p>
          </table:table-cell>
          <table:table-cell office:value-type="string" calcext:value-type="string">
            <text:p>O1</text:p>
          </table:table-cell>
          <table:table-cell table:formula="of:=CONCATENATE([.AE2];[.AF2])" office:value-type="string" office:string-value="G1O1" calcext:value-type="string">
            <text:p>G1O1</text:p>
          </table:table-cell>
          <table:table-cell table:formula="of:=SUMIF([.O$1:.R$1048576];[.AE2];[.R$1:.R$1048576])/COUNTIF([.T$1:.U$1048576];[.AE2])" office:value-type="currency" office:currency="BRL" office:value="28000" calcext:value-type="currency">
            <text:p>R$ 28,000.00</text:p>
          </table:table-cell>
          <table:table-cell table:formula="of:=LOOKUP([.AG2];[.W$1:.Y$1048576];[.Y$1:.Y$1048576])" office:value-type="currency" office:currency="BRL" office:value="5000" calcext:value-type="currency">
            <text:p>R$ 5,000.00</text:p>
          </table:table-cell>
          <table:table-cell table:formula="of:=[.AH2]-[.AI2]" office:value-type="currency" office:currency="BRL" office:value="23000" calcext:value-type="currency">
            <text:p>R$ 23,000.00</text:p>
          </table:table-cell>
          <table:table-cell/>
          <table:table-cell office:value-type="string" calcext:value-type="string">
            <text:p>G1</text:p>
          </table:table-cell>
          <table:table-cell table:formula="of:=SUMIF([.AE$1:.AJ$1048576];[.AL2];[.AJ$1:.AJ$1048576])" office:value-type="currency" office:currency="BRL" office:value="23000" calcext:value-type="currency">
            <text:p>R$ 23,000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B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F3]*[.G3]" office:value-type="currency" office:currency="BRL" office:value="18000" calcext:value-type="currency">
            <text:p>R$ 18,000.00</text:p>
          </table:table-cell>
          <table:table-cell/>
          <table:table-cell office:value-type="string" calcext:value-type="string">
            <text:p>O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1.2" calcext:value-type="percentage">
            <text:p>120.00%</text:p>
          </table:table-cell>
          <table:table-cell table:style-name="ce1" table:formula="of:=[.K3]*[.L3]" office:value-type="currency" office:currency="BRL" office:value="24000" calcext:value-type="currency">
            <text:p>R$ 24,000.00</text:p>
          </table:table-cell>
          <table:table-cell/>
          <table:table-cell table:content-validation-name="val1" office:value-type="string" calcext:value-type="string">
            <text:p>G1</text:p>
          </table:table-cell>
          <table:table-cell table:content-validation-name="val2" office:value-type="string" calcext:value-type="string">
            <text:p>B2</text:p>
          </table:table-cell>
          <table:table-cell table:content-validation-name="val3" table:formula="of:=CONCATENATE([.O3];[.P3])" office:value-type="string" office:string-value="G1B2" calcext:value-type="string">
            <text:p>G1B2</text:p>
          </table:table-cell>
          <table:table-cell table:formula="of:=LOOKUP([.P3];[.E$1:.H$1048576];[.H$1:.H$1048576])" office:value-type="currency" office:currency="BRL" office:value="18000" calcext:value-type="currency">
            <text:p>R$ 18,000.00</text:p>
          </table:table-cell>
          <table:table-cell/>
          <table:table-cell table:content-validation-name="val4"/>
          <table:table-cell table:content-validation-name="val5"/>
          <table:table-cell table:content-validation-name="val6"/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B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85" calcext:value-type="percentage">
            <text:p>85.00%</text:p>
          </table:table-cell>
          <table:table-cell table:style-name="ce1" table:formula="of:=[.F4]*[.G4]" office:value-type="currency" office:currency="BRL" office:value="12750" calcext:value-type="currency">
            <text:p>R$ 12,750.00</text:p>
          </table:table-cell>
          <table:table-cell/>
          <table:table-cell office:value-type="string" calcext:value-type="string">
            <text:p>O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7" calcext:value-type="percentage">
            <text:p>70.00%</text:p>
          </table:table-cell>
          <table:table-cell table:style-name="ce1" table:formula="of:=[.K4]*[.L4]" office:value-type="currency" office:currency="BRL" office:value="10500" calcext:value-type="currency">
            <text:p>R$ 10,500.0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17"/>
        </table:table-row>
        <table:table-row table:style-name="ro1" table:number-rows-repeated="1048571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17"/>
        </table:table-row>
        <table:table-row table:style-name="ro1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17"/>
        </table:table-row>
      </table:table>
      <table:table table:name="Cenario04" table:style-name="ta1">
        <table:table-column table:style-name="co1" table:number-columns-repeated="5" table:default-cell-style-name="Default"/>
        <table:table-column table:style-name="co4" table:default-cell-style-name="ce1"/>
        <table:table-column table:style-name="co4" table:default-cell-style-name="ce2"/>
        <table:table-column table:style-name="co1" table:number-columns-repeated="3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ce1"/>
        <table:table-column table:style-name="co1" table:number-columns-repeated="3" table:default-cell-style-name="Default"/>
        <table:table-column table:style-name="co9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onvênio</text:p>
          </table:table-cell>
          <table:table-cell/>
          <table:table-cell office:value-type="string" calcext:value-type="string">
            <text:p>Garantia</text:p>
          </table:table-cell>
          <table:table-cell/>
          <table:table-cell office:value-type="string" calcext:value-type="string">
            <text:p>Bem</text:p>
          </table:table-cell>
          <table:table-cell table:style-name="Default" office:value-type="string" calcext:value-type="string">
            <text:p>Valor Nominal</text:p>
          </table:table-cell>
          <table:table-cell table:style-name="Default" office:value-type="string" calcext:value-type="string">
            <text:p>% Valor do Bem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Operação</text:p>
          </table:table-cell>
          <table:table-cell table:style-name="Default" office:value-type="string" calcext:value-type="string">
            <text:p>Saldo Devedor</text:p>
          </table:table-cell>
          <table:table-cell table:style-name="Default" office:value-type="string" calcext:value-type="string">
            <text:p>Exigibilidade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cao</text:p>
          </table:table-cell>
          <table:table-cell table:style-name="Default" office:value-type="string" calcext:value-type="string">
            <text:p>Valor 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obertura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Convênio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Operaçã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</text:p>
          </table:table-cell>
          <table:table-cell table:style-name="Default" office:value-type="string" calcext:value-type="string">
            <text:p>Suficiência</text:p>
          </table:table-cell>
          <table:table-cell/>
          <table:table-cell office:value-type="string" calcext:value-type="string">
            <text:p>Garantia</text:p>
          </table:table-cell>
          <table:table-cell table:style-name="Default" office:value-type="string" calcext:value-type="string">
            <text:p>Suficiência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B1</text:p>
          </table:table-cell>
          <table:table-cell office:value-type="currency" office:currency="BRL" office:value="10000" calcext:value-type="currency">
            <text:p>R$ 10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F2]*[.G2]" office:value-type="currency" office:currency="BRL" office:value="10000" calcext:value-type="currency">
            <text:p>R$ 10,000.00</text:p>
          </table:table-cell>
          <table:table-cell/>
          <table:table-cell office:value-type="string" calcext:value-type="string">
            <text:p>O1</text:p>
          </table:table-cell>
          <table:table-cell office:value-type="currency" office:currency="BRL" office:value="5000" calcext:value-type="currency">
            <text:p>R$ 5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K2]*[.L2]" office:value-type="currency" office:currency="BRL" office:value="5000" calcext:value-type="currency">
            <text:p>R$ 5,000.00</text:p>
          </table:table-cell>
          <table:table-cell/>
          <table:table-cell table:content-validation-name="val1" office:value-type="string" calcext:value-type="string">
            <text:p>G1</text:p>
          </table:table-cell>
          <table:table-cell table:content-validation-name="val2" office:value-type="string" calcext:value-type="string">
            <text:p>B1</text:p>
          </table:table-cell>
          <table:table-cell table:content-validation-name="val3" table:formula="of:=CONCATENATE([.O2];[.P2])" office:value-type="string" office:string-value="G1B1" calcext:value-type="string">
            <text:p>G1B1</text:p>
          </table:table-cell>
          <table:table-cell table:formula="of:=LOOKUP([.P2];[.E$1:.H$1048576];[.H$1:.H$1048576])" office:value-type="currency" office:currency="BRL" office:value="10000" calcext:value-type="currency">
            <text:p>R$ 10,000.00</text:p>
          </table:table-cell>
          <table:table-cell/>
          <table:table-cell table:content-validation-name="val4" office:value-type="string" calcext:value-type="string">
            <text:p>G1</text:p>
          </table:table-cell>
          <table:table-cell table:content-validation-name="val5" office:value-type="string" calcext:value-type="string">
            <text:p>O1</text:p>
          </table:table-cell>
          <table:table-cell table:content-validation-name="val6" table:formula="of:=LOOKUP([.U2];[.J$1:.M$1048576];[.M$1:.M$1048576])" office:value-type="currency" office:currency="BRL" office:value="5000" calcext:value-type="currency">
            <text:p>R$ 5,000.00</text:p>
          </table:table-cell>
          <table:table-cell table:formula="of:=CONCATENATE([.T2];[.U2])" office:value-type="string" office:string-value="G1O1" calcext:value-type="string">
            <text:p>G1O1</text:p>
          </table:table-cell>
          <table:table-cell office:value-type="percentage" office:value="0.5" calcext:value-type="percentage">
            <text:p>50.00%</text:p>
          </table:table-cell>
          <table:table-cell table:style-name="ce1" table:formula="of:=[.X2]*[.V2]" office:value-type="currency" office:currency="BRL" office:value="2500" calcext:value-type="currency">
            <text:p>R$ 2,500.00</text:p>
          </table:table-cell>
          <table:table-cell table:number-columns-repeated="5"/>
          <table:table-cell office:value-type="string" calcext:value-type="string">
            <text:p>G1</text:p>
          </table:table-cell>
          <table:table-cell office:value-type="string" calcext:value-type="string">
            <text:p>O1</text:p>
          </table:table-cell>
          <table:table-cell table:formula="of:=CONCATENATE([.AE2];[.AF2])" office:value-type="string" office:string-value="G1O1" calcext:value-type="string">
            <text:p>G1O1</text:p>
          </table:table-cell>
          <table:table-cell table:formula="of:=SUMIF([.O$1:.R$1048576];[.AE2];[.R$1:.R$1048576])/COUNTIF([.T$1:.U$1048576];[.AE2])" office:value-type="currency" office:currency="BRL" office:value="10000" calcext:value-type="currency">
            <text:p>R$ 10,000.00</text:p>
          </table:table-cell>
          <table:table-cell table:formula="of:=LOOKUP([.AG2];[.W$1:.Y$1048576];[.Y$1:.Y$1048576])" office:value-type="currency" office:currency="BRL" office:value="2500" calcext:value-type="currency">
            <text:p>R$ 2,500.00</text:p>
          </table:table-cell>
          <table:table-cell table:formula="of:=[.AH2]-[.AI2]" office:value-type="currency" office:currency="BRL" office:value="7500" calcext:value-type="currency">
            <text:p>R$ 7,500.00</text:p>
          </table:table-cell>
          <table:table-cell/>
          <table:table-cell office:value-type="string" calcext:value-type="string">
            <text:p>G1</text:p>
          </table:table-cell>
          <table:table-cell table:formula="of:=SUMIF([.AE$1:.AJ$1048576];[.AL2];[.AJ$1:.AJ$1048576])" office:value-type="currency" office:currency="BRL" office:value="7500" calcext:value-type="currency">
            <text:p>R$ 7,500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B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F3]*[.G3]" office:value-type="currency" office:currency="BRL" office:value="18000" calcext:value-type="currency">
            <text:p>R$ 18,000.00</text:p>
          </table:table-cell>
          <table:table-cell/>
          <table:table-cell office:value-type="string" calcext:value-type="string">
            <text:p>O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1.2" calcext:value-type="percentage">
            <text:p>120.00%</text:p>
          </table:table-cell>
          <table:table-cell table:style-name="ce1" table:formula="of:=[.K3]*[.L3]" office:value-type="currency" office:currency="BRL" office:value="24000" calcext:value-type="currency">
            <text:p>R$ 24,000.00</text:p>
          </table:table-cell>
          <table:table-cell/>
          <table:table-cell table:content-validation-name="val1" office:value-type="string" calcext:value-type="string">
            <text:p>G2</text:p>
          </table:table-cell>
          <table:table-cell table:content-validation-name="val2" office:value-type="string" calcext:value-type="string">
            <text:p>B2</text:p>
          </table:table-cell>
          <table:table-cell table:content-validation-name="val3" table:formula="of:=CONCATENATE([.O3];[.P3])" office:value-type="string" office:string-value="G2B2" calcext:value-type="string">
            <text:p>G2B2</text:p>
          </table:table-cell>
          <table:table-cell table:formula="of:=LOOKUP([.P3];[.E$1:.H$1048576];[.H$1:.H$1048576])" office:value-type="currency" office:currency="BRL" office:value="18000" calcext:value-type="currency">
            <text:p>R$ 18,000.00</text:p>
          </table:table-cell>
          <table:table-cell/>
          <table:table-cell table:content-validation-name="val4" office:value-type="string" calcext:value-type="string">
            <text:p>G2</text:p>
          </table:table-cell>
          <table:table-cell table:content-validation-name="val5" office:value-type="string" calcext:value-type="string">
            <text:p>O1</text:p>
          </table:table-cell>
          <table:table-cell table:content-validation-name="val6" table:formula="of:=LOOKUP([.U3];[.J$1:.M$1048576];[.M$1:.M$1048576])" office:value-type="currency" office:currency="BRL" office:value="5000" calcext:value-type="currency">
            <text:p>R$ 5,000.00</text:p>
          </table:table-cell>
          <table:table-cell table:formula="of:=CONCATENATE([.T3];[.U3])" office:value-type="string" office:string-value="G2O1" calcext:value-type="string">
            <text:p>G2O1</text:p>
          </table:table-cell>
          <table:table-cell office:value-type="percentage" office:value="0.5" calcext:value-type="percentage">
            <text:p>50.00%</text:p>
          </table:table-cell>
          <table:table-cell table:style-name="ce1" table:formula="of:=[.X3]*[.V3]" office:value-type="currency" office:currency="BRL" office:value="2500" calcext:value-type="currency">
            <text:p>R$ 2,500.00</text:p>
          </table:table-cell>
          <table:table-cell table:number-columns-repeated="5"/>
          <table:table-cell office:value-type="string" calcext:value-type="string">
            <text:p>G2</text:p>
          </table:table-cell>
          <table:table-cell office:value-type="string" calcext:value-type="string">
            <text:p>O1</text:p>
          </table:table-cell>
          <table:table-cell table:formula="of:=CONCATENATE([.AE3];[.AF3])" office:value-type="string" office:string-value="G2O1" calcext:value-type="string">
            <text:p>G2O1</text:p>
          </table:table-cell>
          <table:table-cell table:formula="of:=SUMIF([.O$1:.R$1048576];[.AE3];[.R$1:.R$1048576])/COUNTIF([.T$1:.U$1048576];[.AE3])" office:value-type="currency" office:currency="BRL" office:value="18000" calcext:value-type="currency">
            <text:p>R$ 18,000.00</text:p>
          </table:table-cell>
          <table:table-cell table:formula="of:=LOOKUP([.AG3];[.W$1:.Y$1048576];[.Y$1:.Y$1048576])" office:value-type="currency" office:currency="BRL" office:value="2500" calcext:value-type="currency">
            <text:p>R$ 2,500.00</text:p>
          </table:table-cell>
          <table:table-cell table:formula="of:=[.AH3]-[.AI3]" office:value-type="currency" office:currency="BRL" office:value="15500" calcext:value-type="currency">
            <text:p>R$ 15,500.00</text:p>
          </table:table-cell>
          <table:table-cell/>
          <table:table-cell office:value-type="string" calcext:value-type="string">
            <text:p>G2</text:p>
          </table:table-cell>
          <table:table-cell table:formula="of:=SUMIF([.AE$1:.AJ$1048576];[.AL3];[.AJ$1:.AJ$1048576])" office:value-type="currency" office:currency="BRL" office:value="15500" calcext:value-type="currency">
            <text:p>R$ 15,500.0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B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85" calcext:value-type="percentage">
            <text:p>85.00%</text:p>
          </table:table-cell>
          <table:table-cell table:style-name="ce1" table:formula="of:=[.F4]*[.G4]" office:value-type="currency" office:currency="BRL" office:value="12750" calcext:value-type="currency">
            <text:p>R$ 12,750.00</text:p>
          </table:table-cell>
          <table:table-cell/>
          <table:table-cell office:value-type="string" calcext:value-type="string">
            <text:p>O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7" calcext:value-type="percentage">
            <text:p>70.00%</text:p>
          </table:table-cell>
          <table:table-cell table:style-name="ce1" table:formula="of:=[.K4]*[.L4]" office:value-type="currency" office:currency="BRL" office:value="10500" calcext:value-type="currency">
            <text:p>R$ 10,500.0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17"/>
        </table:table-row>
        <table:table-row table:style-name="ro1" table:number-rows-repeated="1048571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17"/>
        </table:table-row>
        <table:table-row table:style-name="ro1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17"/>
        </table:table-row>
      </table:table>
      <table:table table:name="Cenario04_2" table:style-name="ta1">
        <table:table-column table:style-name="co1" table:number-columns-repeated="5" table:default-cell-style-name="Default"/>
        <table:table-column table:style-name="co4" table:default-cell-style-name="ce1"/>
        <table:table-column table:style-name="co4" table:default-cell-style-name="ce2"/>
        <table:table-column table:style-name="co1" table:number-columns-repeated="3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ce1"/>
        <table:table-column table:style-name="co1" table:number-columns-repeated="3" table:default-cell-style-name="Default"/>
        <table:table-column table:style-name="co9" table:default-cell-style-name="Default"/>
        <table:table-column table:style-name="co9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onvênio</text:p>
          </table:table-cell>
          <table:table-cell/>
          <table:table-cell office:value-type="string" calcext:value-type="string">
            <text:p>Garantia</text:p>
          </table:table-cell>
          <table:table-cell/>
          <table:table-cell office:value-type="string" calcext:value-type="string">
            <text:p>Bem</text:p>
          </table:table-cell>
          <table:table-cell table:style-name="Default" office:value-type="string" calcext:value-type="string">
            <text:p>Valor Nominal</text:p>
          </table:table-cell>
          <table:table-cell table:style-name="Default" office:value-type="string" calcext:value-type="string">
            <text:p>% Valor do Bem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Operação</text:p>
          </table:table-cell>
          <table:table-cell table:style-name="Default" office:value-type="string" calcext:value-type="string">
            <text:p>Saldo Devedor</text:p>
          </table:table-cell>
          <table:table-cell table:style-name="Default" office:value-type="string" calcext:value-type="string">
            <text:p>Exigibilidade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cao</text:p>
          </table:table-cell>
          <table:table-cell office:value-type="string" calcext:value-type="string">
            <text:p>Saldo Garantia</text:p>
          </table:table-cell>
          <table:table-cell table:style-name="Default" office:value-type="string" calcext:value-type="string">
            <text:p>Valor 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obertura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Convênio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Operaçã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</text:p>
          </table:table-cell>
          <table:table-cell table:style-name="Default" office:value-type="string" calcext:value-type="string">
            <text:p>Suficiência</text:p>
          </table:table-cell>
          <table:table-cell/>
          <table:table-cell office:value-type="string" calcext:value-type="string">
            <text:p>Garantia</text:p>
          </table:table-cell>
          <table:table-cell table:style-name="Default" office:value-type="string" calcext:value-type="string">
            <text:p>Suficiência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Crédito</text:p>
          </table:table-cell>
          <table:table-cell/>
          <table:table-cell office:value-type="string" calcext:value-type="string">
            <text:p>Operação</text:p>
          </table:table-cell>
          <table:table-cell office:value-type="string" calcext:value-type="string">
            <text:p>Saldo Garantia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B1</text:p>
          </table:table-cell>
          <table:table-cell office:value-type="currency" office:currency="BRL" office:value="10000" calcext:value-type="currency">
            <text:p>R$ 10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F2]*[.G2]" office:value-type="currency" office:currency="BRL" office:value="10000" calcext:value-type="currency">
            <text:p>R$ 10,000.00</text:p>
          </table:table-cell>
          <table:table-cell/>
          <table:table-cell office:value-type="string" calcext:value-type="string">
            <text:p>O1</text:p>
          </table:table-cell>
          <table:table-cell office:value-type="currency" office:currency="BRL" office:value="5000" calcext:value-type="currency">
            <text:p>R$ 5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K2]*[.L2]" office:value-type="currency" office:currency="BRL" office:value="5000" calcext:value-type="currency">
            <text:p>R$ 5,000.00</text:p>
          </table:table-cell>
          <table:table-cell/>
          <table:table-cell table:content-validation-name="val1" office:value-type="string" calcext:value-type="string">
            <text:p>G1</text:p>
          </table:table-cell>
          <table:table-cell table:content-validation-name="val2" office:value-type="string" calcext:value-type="string">
            <text:p>B1</text:p>
          </table:table-cell>
          <table:table-cell table:content-validation-name="val3" table:formula="of:=CONCATENATE([.O2];[.P2])" office:value-type="string" office:string-value="G1B1" calcext:value-type="string">
            <text:p>G1B1</text:p>
          </table:table-cell>
          <table:table-cell table:formula="of:=LOOKUP([.P2];[.E$1:.H$1048576];[.H$1:.H$1048576])" office:value-type="currency" office:currency="BRL" office:value="10000" calcext:value-type="currency">
            <text:p>R$ 10,000.00</text:p>
          </table:table-cell>
          <table:table-cell/>
          <table:table-cell table:content-validation-name="val4" office:value-type="string" calcext:value-type="string">
            <text:p>G1</text:p>
          </table:table-cell>
          <table:table-cell table:content-validation-name="val5" office:value-type="string" calcext:value-type="string">
            <text:p>O1</text:p>
          </table:table-cell>
          <table:table-cell table:style-name="ce1" table:content-validation-name="val7" table:formula="of:=LOOKUP([.T2];[.AP$1:.AQ$1048576];[.AQ$1:.AQ$1048576])" office:value-type="currency" office:currency="BRL" office:value="10000" calcext:value-type="currency">
            <text:p>R$ 10,000.00</text:p>
          </table:table-cell>
          <table:table-cell table:content-validation-name="val6" table:formula="of:=LOOKUP([.U2];[.J$1:.M$1048576];[.M$1:.M$1048576])" office:value-type="currency" office:currency="BRL" office:value="5000" calcext:value-type="currency">
            <text:p>R$ 5,000.00</text:p>
          </table:table-cell>
          <table:table-cell table:formula="of:=CONCATENATE([.T2];[.U2])" office:value-type="string" office:string-value="G1O1" calcext:value-type="string">
            <text:p>G1O1</text:p>
          </table:table-cell>
          <table:table-cell table:formula="of:=[.V2]/LOOKUP([.U2];[.AS$1:.AT$1048576];[.AT$1:.AT$1048576])" office:value-type="percentage" office:value="0.357142857142857" calcext:value-type="percentage">
            <text:p>35.71%</text:p>
          </table:table-cell>
          <table:table-cell table:style-name="ce1" table:formula="of:=[.Y2]*[.W2]" office:value-type="currency" office:currency="BRL" office:value="1785.71428571429" calcext:value-type="currency">
            <text:p>R$ 1,785.71</text:p>
          </table:table-cell>
          <table:table-cell table:number-columns-repeated="5"/>
          <table:table-cell office:value-type="string" calcext:value-type="string">
            <text:p>G1</text:p>
          </table:table-cell>
          <table:table-cell office:value-type="string" calcext:value-type="string">
            <text:p>O1</text:p>
          </table:table-cell>
          <table:table-cell table:formula="of:=CONCATENATE([.AF2];[.AG2])" office:value-type="string" office:string-value="G1O1" calcext:value-type="string">
            <text:p>G1O1</text:p>
          </table:table-cell>
          <table:table-cell table:formula="of:=SUMIF([.O$1:.R$1048576];[.AF2];[.R$1:.R$1048576])/COUNTIF([.T$1:.U$1048576];[.AF2])" office:value-type="currency" office:currency="BRL" office:value="10000" calcext:value-type="currency">
            <text:p>R$ 10,000.00</text:p>
          </table:table-cell>
          <table:table-cell table:formula="of:=LOOKUP([.AH2];[.X$1:.Z$1048576];[.Z$1:.Z$1048576])" office:value-type="currency" office:currency="BRL" office:value="1785.71428571429" calcext:value-type="currency">
            <text:p>R$ 1,785.71</text:p>
          </table:table-cell>
          <table:table-cell table:formula="of:=[.AI2]-[.AJ2]" office:value-type="currency" office:currency="BRL" office:value="8214.28571428571" calcext:value-type="currency">
            <text:p>R$ 8,214.29</text:p>
          </table:table-cell>
          <table:table-cell/>
          <table:table-cell office:value-type="string" calcext:value-type="string">
            <text:p>G1</text:p>
          </table:table-cell>
          <table:table-cell table:formula="of:=SUMIF([.AF$1:.AK$1048576];[.AM2];[.AK$1:.AK$1048576])" office:value-type="currency" office:currency="BRL" office:value="8214.28571428571" calcext:value-type="currency">
            <text:p>R$ 8,214.29</text:p>
          </table:table-cell>
          <table:table-cell/>
          <table:table-cell office:value-type="string" calcext:value-type="string">
            <text:p>G1</text:p>
          </table:table-cell>
          <table:table-cell table:style-name="ce1" table:formula="of:=SUMIF([.O$1:.R$1048576];[.AP2];[.R$1:.R$1048576])" office:value-type="currency" office:currency="BRL" office:value="10000" calcext:value-type="currency">
            <text:p>R$ 10,000.00</text:p>
          </table:table-cell>
          <table:table-cell/>
          <table:table-cell office:value-type="string" calcext:value-type="string">
            <text:p>O1</text:p>
          </table:table-cell>
          <table:table-cell table:style-name="ce1" table:formula="of:=SUMIF([.U$1:.V$1048576];[.AS2];[.V$1:.V$1048576])" office:value-type="currency" office:currency="BRL" office:value="28000" calcext:value-type="currency">
            <text:p>R$ 28,000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B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F3]*[.G3]" office:value-type="currency" office:currency="BRL" office:value="18000" calcext:value-type="currency">
            <text:p>R$ 18,000.00</text:p>
          </table:table-cell>
          <table:table-cell/>
          <table:table-cell office:value-type="string" calcext:value-type="string">
            <text:p>O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1.2" calcext:value-type="percentage">
            <text:p>120.00%</text:p>
          </table:table-cell>
          <table:table-cell table:style-name="ce1" table:formula="of:=[.K3]*[.L3]" office:value-type="currency" office:currency="BRL" office:value="24000" calcext:value-type="currency">
            <text:p>R$ 24,000.00</text:p>
          </table:table-cell>
          <table:table-cell/>
          <table:table-cell table:content-validation-name="val1" office:value-type="string" calcext:value-type="string">
            <text:p>G2</text:p>
          </table:table-cell>
          <table:table-cell table:content-validation-name="val2" office:value-type="string" calcext:value-type="string">
            <text:p>B2</text:p>
          </table:table-cell>
          <table:table-cell table:content-validation-name="val3" table:formula="of:=CONCATENATE([.O3];[.P3])" office:value-type="string" office:string-value="G2B2" calcext:value-type="string">
            <text:p>G2B2</text:p>
          </table:table-cell>
          <table:table-cell table:formula="of:=LOOKUP([.P3];[.E$1:.H$1048576];[.H$1:.H$1048576])" office:value-type="currency" office:currency="BRL" office:value="18000" calcext:value-type="currency">
            <text:p>R$ 18,000.00</text:p>
          </table:table-cell>
          <table:table-cell/>
          <table:table-cell table:content-validation-name="val4" office:value-type="string" calcext:value-type="string">
            <text:p>G2</text:p>
          </table:table-cell>
          <table:table-cell table:content-validation-name="val5" office:value-type="string" calcext:value-type="string">
            <text:p>O1</text:p>
          </table:table-cell>
          <table:table-cell table:style-name="ce1" table:content-validation-name="val7" table:formula="of:=LOOKUP([.T3];[.AP$1:.AQ$1048576];[.AQ$1:.AQ$1048576])" office:value-type="currency" office:currency="BRL" office:value="18000" calcext:value-type="currency">
            <text:p>R$ 18,000.00</text:p>
          </table:table-cell>
          <table:table-cell table:content-validation-name="val6" table:formula="of:=LOOKUP([.U3];[.J$1:.M$1048576];[.M$1:.M$1048576])" office:value-type="currency" office:currency="BRL" office:value="5000" calcext:value-type="currency">
            <text:p>R$ 5,000.00</text:p>
          </table:table-cell>
          <table:table-cell table:formula="of:=CONCATENATE([.T3];[.U3])" office:value-type="string" office:string-value="G2O1" calcext:value-type="string">
            <text:p>G2O1</text:p>
          </table:table-cell>
          <table:table-cell table:formula="of:=[.V3]/LOOKUP([.U3];[.AS$1:.AT$1048576];[.AT$1:.AT$1048576])" office:value-type="percentage" office:value="0.642857142857143" calcext:value-type="percentage">
            <text:p>64.29%</text:p>
          </table:table-cell>
          <table:table-cell table:style-name="ce1" table:formula="of:=[.Y3]*[.W3]" office:value-type="currency" office:currency="BRL" office:value="3214.28571428571" calcext:value-type="currency">
            <text:p>R$ 3,214.29</text:p>
          </table:table-cell>
          <table:table-cell table:number-columns-repeated="5"/>
          <table:table-cell office:value-type="string" calcext:value-type="string">
            <text:p>G2</text:p>
          </table:table-cell>
          <table:table-cell office:value-type="string" calcext:value-type="string">
            <text:p>O1</text:p>
          </table:table-cell>
          <table:table-cell table:formula="of:=CONCATENATE([.AF3];[.AG3])" office:value-type="string" office:string-value="G2O1" calcext:value-type="string">
            <text:p>G2O1</text:p>
          </table:table-cell>
          <table:table-cell table:formula="of:=SUMIF([.O$1:.R$1048576];[.AF3];[.R$1:.R$1048576])/COUNTIF([.T$1:.U$1048576];[.AF3])" office:value-type="currency" office:currency="BRL" office:value="18000" calcext:value-type="currency">
            <text:p>R$ 18,000.00</text:p>
          </table:table-cell>
          <table:table-cell table:formula="of:=LOOKUP([.AH3];[.X$1:.Z$1048576];[.Z$1:.Z$1048576])" office:value-type="currency" office:currency="BRL" office:value="3214.28571428571" calcext:value-type="currency">
            <text:p>R$ 3,214.29</text:p>
          </table:table-cell>
          <table:table-cell table:formula="of:=[.AI3]-[.AJ3]" office:value-type="currency" office:currency="BRL" office:value="14785.7142857143" calcext:value-type="currency">
            <text:p>R$ 14,785.71</text:p>
          </table:table-cell>
          <table:table-cell/>
          <table:table-cell office:value-type="string" calcext:value-type="string">
            <text:p>G2</text:p>
          </table:table-cell>
          <table:table-cell table:formula="of:=SUMIF([.AF$1:.AK$1048576];[.AM3];[.AK$1:.AK$1048576])" office:value-type="currency" office:currency="BRL" office:value="14785.7142857143" calcext:value-type="currency">
            <text:p>R$ 14,785.71</text:p>
          </table:table-cell>
          <table:table-cell/>
          <table:table-cell office:value-type="string" calcext:value-type="string">
            <text:p>G2</text:p>
          </table:table-cell>
          <table:table-cell table:style-name="ce1" table:formula="of:=SUMIF([.O$1:.R$1048576];[.AP3];[.R$1:.R$1048576])" office:value-type="currency" office:currency="BRL" office:value="18000" calcext:value-type="currency">
            <text:p>R$ 18,0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B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85" calcext:value-type="percentage">
            <text:p>85.00%</text:p>
          </table:table-cell>
          <table:table-cell table:style-name="ce1" table:formula="of:=[.F4]*[.G4]" office:value-type="currency" office:currency="BRL" office:value="12750" calcext:value-type="currency">
            <text:p>R$ 12,750.00</text:p>
          </table:table-cell>
          <table:table-cell/>
          <table:table-cell office:value-type="string" calcext:value-type="string">
            <text:p>O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7" calcext:value-type="percentage">
            <text:p>70.00%</text:p>
          </table:table-cell>
          <table:table-cell table:style-name="ce1" table:formula="of:=[.K4]*[.L4]" office:value-type="currency" office:currency="BRL" office:value="10500" calcext:value-type="currency">
            <text:p>R$ 10,500.0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 table:number-columns-repeated="2"/>
          <table:table-cell table:content-validation-name="val6"/>
          <table:table-cell table:number-columns-repeated="23"/>
        </table:table-row>
        <table:table-row table:style-name="ro1" table:number-rows-repeated="1048571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 table:number-columns-repeated="2"/>
          <table:table-cell table:content-validation-name="val6"/>
          <table:table-cell table:number-columns-repeated="23"/>
        </table:table-row>
        <table:table-row table:style-name="ro1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 table:number-columns-repeated="2"/>
          <table:table-cell table:content-validation-name="val6"/>
          <table:table-cell table:number-columns-repeated="23"/>
        </table:table-row>
      </table:table>
      <table:table table:name="Cenario05" table:style-name="ta1">
        <table:table-column table:style-name="co1" table:number-columns-repeated="5" table:default-cell-style-name="Default"/>
        <table:table-column table:style-name="co4" table:default-cell-style-name="ce1"/>
        <table:table-column table:style-name="co4" table:default-cell-style-name="ce2"/>
        <table:table-column table:style-name="co1" table:number-columns-repeated="3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ce1"/>
        <table:table-column table:style-name="co1" table:number-columns-repeated="3" table:default-cell-style-name="Default"/>
        <table:table-column table:style-name="co9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onvênio</text:p>
          </table:table-cell>
          <table:table-cell/>
          <table:table-cell office:value-type="string" calcext:value-type="string">
            <text:p>Garantia</text:p>
          </table:table-cell>
          <table:table-cell/>
          <table:table-cell office:value-type="string" calcext:value-type="string">
            <text:p>Bem</text:p>
          </table:table-cell>
          <table:table-cell table:style-name="Default" office:value-type="string" calcext:value-type="string">
            <text:p>Valor Nominal</text:p>
          </table:table-cell>
          <table:table-cell table:style-name="Default" office:value-type="string" calcext:value-type="string">
            <text:p>% Valor do Bem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Operação</text:p>
          </table:table-cell>
          <table:table-cell table:style-name="Default" office:value-type="string" calcext:value-type="string">
            <text:p>Saldo Devedor</text:p>
          </table:table-cell>
          <table:table-cell table:style-name="Default" office:value-type="string" calcext:value-type="string">
            <text:p>Exigibilidade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cao</text:p>
          </table:table-cell>
          <table:table-cell table:style-name="Default" office:value-type="string" calcext:value-type="string">
            <text:p>Valor 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obertura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Convênio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Operaçã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</text:p>
          </table:table-cell>
          <table:table-cell table:style-name="Default" office:value-type="string" calcext:value-type="string">
            <text:p>Suficiência</text:p>
          </table:table-cell>
          <table:table-cell/>
          <table:table-cell office:value-type="string" calcext:value-type="string">
            <text:p>Garantia</text:p>
          </table:table-cell>
          <table:table-cell table:style-name="Default" office:value-type="string" calcext:value-type="string">
            <office:annotation draw:style-name="gr1" draw:text-style-name="P2" svg:width="28.99mm" svg:height="17.99mm" svg:x="929.23mm" svg:y="0mm" draw:caption-point-x="-6.1mm" draw:caption-point-y="0.1mm">
              <dc:date>2019-06-16T00:00:00</dc:date>
              <text:p text:style-name="P1">Somando a suficiência das operações</text:p>
            </office:annotation>
            <text:p>Suficiência</text:p>
          </table:table-cell>
          <table:table-cell/>
          <table:table-cell office:value-type="string" calcext:value-type="string">
            <text:p>Garantia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s</text:p>
          </table:table-cell>
          <table:table-cell office:value-type="string" calcext:value-type="string">
            <text:p>Suficiência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B1</text:p>
          </table:table-cell>
          <table:table-cell office:value-type="currency" office:currency="BRL" office:value="10000" calcext:value-type="currency">
            <text:p>R$ 10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F2]*[.G2]" office:value-type="currency" office:currency="BRL" office:value="10000" calcext:value-type="currency">
            <text:p>R$ 10,000.00</text:p>
          </table:table-cell>
          <table:table-cell/>
          <table:table-cell office:value-type="string" calcext:value-type="string">
            <text:p>O1</text:p>
          </table:table-cell>
          <table:table-cell office:value-type="currency" office:currency="BRL" office:value="5000" calcext:value-type="currency">
            <text:p>R$ 5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K2]*[.L2]" office:value-type="currency" office:currency="BRL" office:value="5000" calcext:value-type="currency">
            <text:p>R$ 5,000.00</text:p>
          </table:table-cell>
          <table:table-cell/>
          <table:table-cell table:content-validation-name="val1" office:value-type="string" calcext:value-type="string">
            <text:p>G1</text:p>
          </table:table-cell>
          <table:table-cell table:content-validation-name="val2" office:value-type="string" calcext:value-type="string">
            <text:p>B1</text:p>
          </table:table-cell>
          <table:table-cell table:content-validation-name="val3" table:formula="of:=CONCATENATE([.O2];[.P2])" office:value-type="string" office:string-value="G1B1" calcext:value-type="string">
            <text:p>G1B1</text:p>
          </table:table-cell>
          <table:table-cell table:formula="of:=LOOKUP([.P2];[.E$1:.H$1048576];[.H$1:.H$1048576])" office:value-type="currency" office:currency="BRL" office:value="10000" calcext:value-type="currency">
            <text:p>R$ 10,000.00</text:p>
          </table:table-cell>
          <table:table-cell/>
          <table:table-cell table:content-validation-name="val4" office:value-type="string" calcext:value-type="string">
            <text:p>G1</text:p>
          </table:table-cell>
          <table:table-cell table:content-validation-name="val5" office:value-type="string" calcext:value-type="string">
            <text:p>O1</text:p>
          </table:table-cell>
          <table:table-cell table:content-validation-name="val6" table:formula="of:=LOOKUP([.U2];[.J$1:.M$1048576];[.M$1:.M$1048576])" office:value-type="currency" office:currency="BRL" office:value="5000" calcext:value-type="currency">
            <text:p>R$ 5,000.00</text:p>
          </table:table-cell>
          <table:table-cell table:formula="of:=CONCATENATE([.T2];[.U2])" office:value-type="string" office:string-value="G1O1" calcext:value-type="string">
            <text:p>G1O1</text:p>
          </table:table-cell>
          <table:table-cell office:value-type="percentage" office:value="0.8" calcext:value-type="percentage">
            <text:p>80.00%</text:p>
          </table:table-cell>
          <table:table-cell table:style-name="ce1" table:formula="of:=[.X2]*[.V2]" office:value-type="currency" office:currency="BRL" office:value="4000" calcext:value-type="currency">
            <text:p>R$ 4,000.00</text:p>
          </table:table-cell>
          <table:table-cell table:number-columns-repeated="5"/>
          <table:table-cell office:value-type="string" calcext:value-type="string">
            <text:p>G1</text:p>
          </table:table-cell>
          <table:table-cell office:value-type="string" calcext:value-type="string">
            <text:p>O1</text:p>
          </table:table-cell>
          <table:table-cell table:formula="of:=CONCATENATE([.AE2];[.AF2])" office:value-type="string" office:string-value="G1O1" calcext:value-type="string">
            <text:p>G1O1</text:p>
          </table:table-cell>
          <table:table-cell table:formula="of:=SUMIF([.O$1:.R$1048576];[.AE2];[.R$1:.R$1048576])/COUNTIF([.T$1:.U$1048576];[.AE2])" office:value-type="currency" office:currency="BRL" office:value="14000" calcext:value-type="currency">
            <text:p>R$ 14,000.00</text:p>
          </table:table-cell>
          <table:table-cell table:formula="of:=LOOKUP([.AG2];[.W$1:.Y$1048576];[.Y$1:.Y$1048576])" office:value-type="currency" office:currency="BRL" office:value="4000" calcext:value-type="currency">
            <text:p>R$ 4,000.00</text:p>
          </table:table-cell>
          <table:table-cell table:formula="of:=[.AH2]-[.AI2]" office:value-type="currency" office:currency="BRL" office:value="10000" calcext:value-type="currency">
            <text:p>R$ 10,000.00</text:p>
          </table:table-cell>
          <table:table-cell/>
          <table:table-cell office:value-type="string" calcext:value-type="string">
            <text:p>G1</text:p>
          </table:table-cell>
          <table:table-cell table:formula="of:=SUMIF([.AE$1:.AJ$1048576];[.AL2];[.AJ$1:.AJ$1048576])" office:value-type="currency" office:currency="BRL" office:value="2400" calcext:value-type="currency">
            <text:p>R$ 2,400.00</text:p>
          </table:table-cell>
          <table:table-cell/>
          <table:table-cell office:value-type="string" calcext:value-type="string">
            <text:p>G1</text:p>
          </table:table-cell>
          <table:table-cell table:formula="of:=SUMIF([.O$1:.R$1048576];[.AO2];[.R$1:.R$1048576])" office:value-type="currency" office:currency="BRL" office:value="28000" calcext:value-type="currency">
            <text:p>R$ 28,000.00</text:p>
          </table:table-cell>
          <table:table-cell table:formula="of:=SUMIF([.AE$1:.AI$1048576];[.AO2];[.AI$1:.AI$1048576])" office:value-type="currency" office:currency="BRL" office:value="25600" calcext:value-type="currency">
            <text:p>R$ 25,600.00</text:p>
          </table:table-cell>
          <table:table-cell table:style-name="ce1" table:formula="of:=[.AP2]-[.AQ2]" office:value-type="currency" office:currency="BRL" office:value="2400" calcext:value-type="currency">
            <text:p>R$ 2,400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B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F3]*[.G3]" office:value-type="currency" office:currency="BRL" office:value="18000" calcext:value-type="currency">
            <text:p>R$ 18,000.00</text:p>
          </table:table-cell>
          <table:table-cell/>
          <table:table-cell office:value-type="string" calcext:value-type="string">
            <text:p>O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1.2" calcext:value-type="percentage">
            <text:p>120.00%</text:p>
          </table:table-cell>
          <table:table-cell table:style-name="ce1" table:formula="of:=[.K3]*[.L3]" office:value-type="currency" office:currency="BRL" office:value="24000" calcext:value-type="currency">
            <text:p>R$ 24,000.00</text:p>
          </table:table-cell>
          <table:table-cell/>
          <table:table-cell table:content-validation-name="val1" office:value-type="string" calcext:value-type="string">
            <text:p>G1</text:p>
          </table:table-cell>
          <table:table-cell table:content-validation-name="val2" office:value-type="string" calcext:value-type="string">
            <text:p>B2</text:p>
          </table:table-cell>
          <table:table-cell table:content-validation-name="val3" table:formula="of:=CONCATENATE([.O3];[.P3])" office:value-type="string" office:string-value="G1B2" calcext:value-type="string">
            <text:p>G1B2</text:p>
          </table:table-cell>
          <table:table-cell table:formula="of:=LOOKUP([.P3];[.E$1:.H$1048576];[.H$1:.H$1048576])" office:value-type="currency" office:currency="BRL" office:value="18000" calcext:value-type="currency">
            <text:p>R$ 18,000.00</text:p>
          </table:table-cell>
          <table:table-cell/>
          <table:table-cell table:content-validation-name="val4" office:value-type="string" calcext:value-type="string">
            <text:p>G1</text:p>
          </table:table-cell>
          <table:table-cell table:content-validation-name="val5" office:value-type="string" calcext:value-type="string">
            <text:p>O2</text:p>
          </table:table-cell>
          <table:table-cell table:content-validation-name="val6" table:formula="of:=LOOKUP([.U3];[.J$1:.M$1048576];[.M$1:.M$1048576])" office:value-type="currency" office:currency="BRL" office:value="24000" calcext:value-type="currency">
            <text:p>R$ 24,000.00</text:p>
          </table:table-cell>
          <table:table-cell table:formula="of:=CONCATENATE([.T3];[.U3])" office:value-type="string" office:string-value="G1O2" calcext:value-type="string">
            <text:p>G1O2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X3]*[.V3]" office:value-type="currency" office:currency="BRL" office:value="21600" calcext:value-type="currency">
            <text:p>R$ 21,600.00</text:p>
          </table:table-cell>
          <table:table-cell table:number-columns-repeated="5"/>
          <table:table-cell office:value-type="string" calcext:value-type="string">
            <text:p>G1</text:p>
          </table:table-cell>
          <table:table-cell office:value-type="string" calcext:value-type="string">
            <text:p>O2</text:p>
          </table:table-cell>
          <table:table-cell table:formula="of:=CONCATENATE([.AE3];[.AF3])" office:value-type="string" office:string-value="G1O2" calcext:value-type="string">
            <text:p>G1O2</text:p>
          </table:table-cell>
          <table:table-cell table:formula="of:=SUMIF([.O$1:.R$1048576];[.AE3];[.R$1:.R$1048576])/COUNTIF([.T$1:.U$1048576];[.AE3])" office:value-type="currency" office:currency="BRL" office:value="14000" calcext:value-type="currency">
            <text:p>R$ 14,000.00</text:p>
          </table:table-cell>
          <table:table-cell table:formula="of:=LOOKUP([.AG3];[.W$1:.Y$1048576];[.Y$1:.Y$1048576])" office:value-type="currency" office:currency="BRL" office:value="21600" calcext:value-type="currency">
            <text:p>R$ 21,600.00</text:p>
          </table:table-cell>
          <table:table-cell table:formula="of:=[.AH3]-[.AI3]" office:value-type="currency" office:currency="BRL" office:value="-7600" calcext:value-type="currency">
            <text:p>-R$ 7,60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B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85" calcext:value-type="percentage">
            <text:p>85.00%</text:p>
          </table:table-cell>
          <table:table-cell table:style-name="ce1" table:formula="of:=[.F4]*[.G4]" office:value-type="currency" office:currency="BRL" office:value="12750" calcext:value-type="currency">
            <text:p>R$ 12,750.00</text:p>
          </table:table-cell>
          <table:table-cell/>
          <table:table-cell office:value-type="string" calcext:value-type="string">
            <text:p>O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7" calcext:value-type="percentage">
            <text:p>70.00%</text:p>
          </table:table-cell>
          <table:table-cell table:style-name="ce1" table:formula="of:=[.K4]*[.L4]" office:value-type="currency" office:currency="BRL" office:value="10500" calcext:value-type="currency">
            <text:p>R$ 10,500.0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22"/>
        </table:table-row>
        <table:table-row table:style-name="ro1" table:number-rows-repeated="1048571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22"/>
        </table:table-row>
        <table:table-row table:style-name="ro1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22"/>
        </table:table-row>
      </table:table>
      <table:table table:name="Cenario06" table:style-name="ta1">
        <table:table-column table:style-name="co1" table:number-columns-repeated="5" table:default-cell-style-name="Default"/>
        <table:table-column table:style-name="co4" table:default-cell-style-name="ce1"/>
        <table:table-column table:style-name="co4" table:default-cell-style-name="ce2"/>
        <table:table-column table:style-name="co1" table:number-columns-repeated="3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ce1"/>
        <table:table-column table:style-name="co1" table:number-columns-repeated="3" table:default-cell-style-name="Default"/>
        <table:table-column table:style-name="co9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2" table:default-cell-style-name="Default"/>
        <table:table-column table:style-name="co13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4" table:default-cell-style-name="Default"/>
        <table:table-row table:style-name="ro1">
          <table:table-cell office:value-type="string" calcext:value-type="string">
            <text:p>Convênio</text:p>
          </table:table-cell>
          <table:table-cell/>
          <table:table-cell office:value-type="string" calcext:value-type="string">
            <text:p>Garantia</text:p>
          </table:table-cell>
          <table:table-cell/>
          <table:table-cell office:value-type="string" calcext:value-type="string">
            <text:p>Bem</text:p>
          </table:table-cell>
          <table:table-cell table:style-name="Default" office:value-type="string" calcext:value-type="string">
            <text:p>Valor Nominal</text:p>
          </table:table-cell>
          <table:table-cell table:style-name="Default" office:value-type="string" calcext:value-type="string">
            <text:p>% Valor do Bem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Operação</text:p>
          </table:table-cell>
          <table:table-cell table:style-name="Default" office:value-type="string" calcext:value-type="string">
            <text:p>Saldo Devedor</text:p>
          </table:table-cell>
          <table:table-cell table:style-name="Default" office:value-type="string" calcext:value-type="string">
            <text:p>Exigibilidade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cao</text:p>
          </table:table-cell>
          <table:table-cell table:style-name="Default" office:value-type="string" calcext:value-type="string">
            <text:p>Valor 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obertura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Convênio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Operaçã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</text:p>
          </table:table-cell>
          <table:table-cell table:style-name="Default" office:value-type="string" calcext:value-type="string">
            <text:p>Suficiência</text:p>
          </table:table-cell>
          <table:table-cell/>
          <table:table-cell office:value-type="string" calcext:value-type="string">
            <text:p>Garantia</text:p>
          </table:table-cell>
          <table:table-cell table:style-name="Default" office:value-type="string" calcext:value-type="string">
            <office:annotation draw:style-name="gr1" draw:text-style-name="P2" svg:width="28.99mm" svg:height="17.99mm" svg:x="945.04mm" svg:y="0mm" draw:caption-point-x="-6.1mm" draw:caption-point-y="0.1mm">
              <dc:date>2019-06-16T00:00:00</dc:date>
              <text:p text:style-name="P1">Somando a suficiência das operações</text:p>
            </office:annotation>
            <text:p>Suficiência</text:p>
          </table:table-cell>
          <table:table-cell/>
          <table:table-cell office:value-type="string" calcext:value-type="string">
            <text:p>Garantia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s</text:p>
          </table:table-cell>
          <table:table-cell office:value-type="string" calcext:value-type="string">
            <text:p>Suficiência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B1</text:p>
          </table:table-cell>
          <table:table-cell office:value-type="currency" office:currency="BRL" office:value="10000" calcext:value-type="currency">
            <text:p>R$ 10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F2]*[.G2]" office:value-type="currency" office:currency="BRL" office:value="10000" calcext:value-type="currency">
            <text:p>R$ 10,000.00</text:p>
          </table:table-cell>
          <table:table-cell/>
          <table:table-cell office:value-type="string" calcext:value-type="string">
            <text:p>O1</text:p>
          </table:table-cell>
          <table:table-cell office:value-type="currency" office:currency="BRL" office:value="5000" calcext:value-type="currency">
            <text:p>R$ 5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K2]*[.L2]" office:value-type="currency" office:currency="BRL" office:value="5000" calcext:value-type="currency">
            <text:p>R$ 5,000.00</text:p>
          </table:table-cell>
          <table:table-cell/>
          <table:table-cell table:content-validation-name="val1" office:value-type="string" calcext:value-type="string">
            <text:p>G1</text:p>
          </table:table-cell>
          <table:table-cell table:content-validation-name="val2" office:value-type="string" calcext:value-type="string">
            <text:p>B1</text:p>
          </table:table-cell>
          <table:table-cell table:content-validation-name="val3" table:formula="of:=CONCATENATE([.O2];[.P2])" office:value-type="string" office:string-value="G1B1" calcext:value-type="string">
            <text:p>G1B1</text:p>
          </table:table-cell>
          <table:table-cell table:formula="of:=LOOKUP([.P2];[.E$1:.H$1048576];[.H$1:.H$1048576])" office:value-type="currency" office:currency="BRL" office:value="10000" calcext:value-type="currency">
            <text:p>R$ 10,000.00</text:p>
          </table:table-cell>
          <table:table-cell/>
          <table:table-cell table:content-validation-name="val4" office:value-type="string" calcext:value-type="string">
            <text:p>G1</text:p>
          </table:table-cell>
          <table:table-cell table:content-validation-name="val5" office:value-type="string" calcext:value-type="string">
            <text:p>O1</text:p>
          </table:table-cell>
          <table:table-cell table:content-validation-name="val6" table:formula="of:=LOOKUP([.U2];[.J$1:.M$1048576];[.M$1:.M$1048576])" office:value-type="currency" office:currency="BRL" office:value="5000" calcext:value-type="currency">
            <text:p>R$ 5,000.00</text:p>
          </table:table-cell>
          <table:table-cell table:formula="of:=CONCATENATE([.T2];[.U2])" office:value-type="string" office:string-value="G1O1" calcext:value-type="string">
            <text:p>G1O1</text:p>
          </table:table-cell>
          <table:table-cell office:value-type="percentage" office:value="0.8" calcext:value-type="percentage">
            <text:p>80.00%</text:p>
          </table:table-cell>
          <table:table-cell table:style-name="ce1" table:formula="of:=[.X2]*[.V2]" office:value-type="currency" office:currency="BRL" office:value="4000" calcext:value-type="currency">
            <text:p>R$ 4,000.00</text:p>
          </table:table-cell>
          <table:table-cell table:number-columns-repeated="5"/>
          <table:table-cell office:value-type="string" calcext:value-type="string">
            <text:p>G1</text:p>
          </table:table-cell>
          <table:table-cell office:value-type="string" calcext:value-type="string">
            <text:p>O1</text:p>
          </table:table-cell>
          <table:table-cell table:formula="of:=CONCATENATE([.AE2];[.AF2])" office:value-type="string" office:string-value="G1O1" calcext:value-type="string">
            <text:p>G1O1</text:p>
          </table:table-cell>
          <table:table-cell table:formula="of:=SUMIF([.O$1:.R$1048576];[.AE2];[.R$1:.R$1048576])/COUNTIF([.T$1:.U$1048576];[.AE2])" office:value-type="currency" office:currency="BRL" office:value="3333.33333333333" calcext:value-type="currency">
            <text:p>R$ 3,333.33</text:p>
          </table:table-cell>
          <table:table-cell table:formula="of:=LOOKUP([.AG2];[.W$1:.Y$1048576];[.Y$1:.Y$1048576])" office:value-type="currency" office:currency="BRL" office:value="4000" calcext:value-type="currency">
            <text:p>R$ 4,000.00</text:p>
          </table:table-cell>
          <table:table-cell table:formula="of:=[.AH2]-[.AI2]" office:value-type="currency" office:currency="BRL" office:value="-666.666666666667" calcext:value-type="currency">
            <text:p>-R$ 666.67</text:p>
          </table:table-cell>
          <table:table-cell/>
          <table:table-cell office:value-type="string" calcext:value-type="string">
            <text:p>G1</text:p>
          </table:table-cell>
          <table:table-cell table:formula="of:=SUMIF([.AE$1:.AJ$1048576];[.AL2];[.AJ$1:.AJ$1048576])" office:value-type="currency" office:currency="BRL" office:value="-25050" calcext:value-type="currency">
            <text:p>-R$ 25,050.00</text:p>
          </table:table-cell>
          <table:table-cell/>
          <table:table-cell office:value-type="string" calcext:value-type="string">
            <text:p>G1</text:p>
          </table:table-cell>
          <table:table-cell table:formula="of:=SUMIF([.O$1:.R$1048576];[.AO2];[.R$1:.R$1048576])" office:value-type="currency" office:currency="BRL" office:value="10000" calcext:value-type="currency">
            <text:p>R$ 10,000.00</text:p>
          </table:table-cell>
          <table:table-cell table:formula="of:=SUMIF([.AE$1:.AI$1048576];[.AO2];[.AI$1:.AI$1048576])" office:value-type="currency" office:currency="BRL" office:value="35050" calcext:value-type="currency">
            <text:p>R$ 35,050.00</text:p>
          </table:table-cell>
          <table:table-cell table:style-name="ce1" table:formula="of:=[.AP2]-[.AQ2]" office:value-type="currency" office:currency="BRL" office:value="-25050" calcext:value-type="currency">
            <text:p>-R$ 25,050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B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F3]*[.G3]" office:value-type="currency" office:currency="BRL" office:value="18000" calcext:value-type="currency">
            <text:p>R$ 18,000.00</text:p>
          </table:table-cell>
          <table:table-cell/>
          <table:table-cell office:value-type="string" calcext:value-type="string">
            <text:p>O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1.2" calcext:value-type="percentage">
            <text:p>120.00%</text:p>
          </table:table-cell>
          <table:table-cell table:style-name="ce1" table:formula="of:=[.K3]*[.L3]" office:value-type="currency" office:currency="BRL" office:value="24000" calcext:value-type="currency">
            <text:p>R$ 24,000.0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 office:value-type="string" calcext:value-type="string">
            <text:p>G1</text:p>
          </table:table-cell>
          <table:table-cell table:content-validation-name="val5" office:value-type="string" calcext:value-type="string">
            <text:p>O2</text:p>
          </table:table-cell>
          <table:table-cell table:content-validation-name="val6" table:formula="of:=LOOKUP([.U3];[.J$1:.M$1048576];[.M$1:.M$1048576])" office:value-type="currency" office:currency="BRL" office:value="24000" calcext:value-type="currency">
            <text:p>R$ 24,000.00</text:p>
          </table:table-cell>
          <table:table-cell table:formula="of:=CONCATENATE([.T3];[.U3])" office:value-type="string" office:string-value="G1O2" calcext:value-type="string">
            <text:p>G1O2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X3]*[.V3]" office:value-type="currency" office:currency="BRL" office:value="21600" calcext:value-type="currency">
            <text:p>R$ 21,600.00</text:p>
          </table:table-cell>
          <table:table-cell table:number-columns-repeated="5"/>
          <table:table-cell office:value-type="string" calcext:value-type="string">
            <text:p>G1</text:p>
          </table:table-cell>
          <table:table-cell office:value-type="string" calcext:value-type="string">
            <text:p>O2</text:p>
          </table:table-cell>
          <table:table-cell table:formula="of:=CONCATENATE([.AE3];[.AF3])" office:value-type="string" office:string-value="G1O2" calcext:value-type="string">
            <text:p>G1O2</text:p>
          </table:table-cell>
          <table:table-cell table:formula="of:=SUMIF([.O$1:.R$1048576];[.AE3];[.R$1:.R$1048576])/COUNTIF([.T$1:.U$1048576];[.AE3])" office:value-type="currency" office:currency="BRL" office:value="3333.33333333333" calcext:value-type="currency">
            <text:p>R$ 3,333.33</text:p>
          </table:table-cell>
          <table:table-cell table:formula="of:=LOOKUP([.AG3];[.W$1:.Y$1048576];[.Y$1:.Y$1048576])" office:value-type="currency" office:currency="BRL" office:value="21600" calcext:value-type="currency">
            <text:p>R$ 21,600.00</text:p>
          </table:table-cell>
          <table:table-cell table:formula="of:=[.AH3]-[.AI3]" office:value-type="currency" office:currency="BRL" office:value="-18266.6666666667" calcext:value-type="currency">
            <text:p>-R$ 18,266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B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85" calcext:value-type="percentage">
            <text:p>85.00%</text:p>
          </table:table-cell>
          <table:table-cell table:style-name="ce1" table:formula="of:=[.F4]*[.G4]" office:value-type="currency" office:currency="BRL" office:value="12750" calcext:value-type="currency">
            <text:p>R$ 12,750.00</text:p>
          </table:table-cell>
          <table:table-cell/>
          <table:table-cell office:value-type="string" calcext:value-type="string">
            <text:p>O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7" calcext:value-type="percentage">
            <text:p>70.00%</text:p>
          </table:table-cell>
          <table:table-cell table:style-name="ce1" table:formula="of:=[.K4]*[.L4]" office:value-type="currency" office:currency="BRL" office:value="10500" calcext:value-type="currency">
            <text:p>R$ 10,500.0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 office:value-type="string" calcext:value-type="string">
            <text:p>G1</text:p>
          </table:table-cell>
          <table:table-cell table:content-validation-name="val5" office:value-type="string" calcext:value-type="string">
            <text:p>O3</text:p>
          </table:table-cell>
          <table:table-cell table:content-validation-name="val6" table:formula="of:=LOOKUP([.U4];[.J$1:.M$1048576];[.M$1:.M$1048576])" office:value-type="currency" office:currency="BRL" office:value="10500" calcext:value-type="currency">
            <text:p>R$ 10,500.00</text:p>
          </table:table-cell>
          <table:table-cell table:formula="of:=CONCATENATE([.T4];[.U4])" office:value-type="string" office:string-value="G1O3" calcext:value-type="string">
            <text:p>G1O3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X4]*[.V4]" office:value-type="currency" office:currency="BRL" office:value="9450" calcext:value-type="currency">
            <text:p>R$ 9,450.00</text:p>
          </table:table-cell>
          <table:table-cell table:number-columns-repeated="5"/>
          <table:table-cell office:value-type="string" calcext:value-type="string">
            <text:p>G1</text:p>
          </table:table-cell>
          <table:table-cell office:value-type="string" calcext:value-type="string">
            <text:p>O3</text:p>
          </table:table-cell>
          <table:table-cell table:formula="of:=CONCATENATE([.AE4];[.AF4])" office:value-type="string" office:string-value="G1O3" calcext:value-type="string">
            <text:p>G1O3</text:p>
          </table:table-cell>
          <table:table-cell table:formula="of:=SUMIF([.O$1:.R$1048576];[.AE4];[.R$1:.R$1048576])/COUNTIF([.T$1:.U$1048576];[.AE4])" office:value-type="currency" office:currency="BRL" office:value="3333.33333333333" calcext:value-type="currency">
            <text:p>R$ 3,333.33</text:p>
          </table:table-cell>
          <table:table-cell table:formula="of:=LOOKUP([.AG4];[.W$1:.Y$1048576];[.Y$1:.Y$1048576])" office:value-type="currency" office:currency="BRL" office:value="9450" calcext:value-type="currency">
            <text:p>R$ 9,450.00</text:p>
          </table:table-cell>
          <table:table-cell table:formula="of:=[.AH4]-[.AI4]" office:value-type="currency" office:currency="BRL" office:value="-6116.66666666667" calcext:value-type="currency">
            <text:p>-R$ 6,116.67</text:p>
          </table:table-cell>
          <table:table-cell table:number-columns-repeated="8"/>
        </table:table-row>
        <table:table-row table:style-name="ro1" table:number-rows-repeated="1048571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22"/>
        </table:table-row>
        <table:table-row table:style-name="ro1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22"/>
        </table:table-row>
      </table:table>
      <table:table table:name="Cenario07" table:style-name="ta1">
        <table:table-column table:style-name="co1" table:number-columns-repeated="5" table:default-cell-style-name="Default"/>
        <table:table-column table:style-name="co4" table:default-cell-style-name="ce1"/>
        <table:table-column table:style-name="co4" table:default-cell-style-name="ce2"/>
        <table:table-column table:style-name="co1" table:number-columns-repeated="3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ce1"/>
        <table:table-column table:style-name="co1" table:number-columns-repeated="3" table:default-cell-style-name="Default"/>
        <table:table-column table:style-name="co9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2" table:default-cell-style-name="Default"/>
        <table:table-column table:style-name="co13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4" table:default-cell-style-name="Default"/>
        <table:table-row table:style-name="ro1">
          <table:table-cell office:value-type="string" calcext:value-type="string">
            <text:p>Convênio</text:p>
          </table:table-cell>
          <table:table-cell/>
          <table:table-cell office:value-type="string" calcext:value-type="string">
            <text:p>Garantia</text:p>
          </table:table-cell>
          <table:table-cell/>
          <table:table-cell office:value-type="string" calcext:value-type="string">
            <text:p>Bem</text:p>
          </table:table-cell>
          <table:table-cell table:style-name="Default" office:value-type="string" calcext:value-type="string">
            <text:p>Valor Nominal</text:p>
          </table:table-cell>
          <table:table-cell table:style-name="Default" office:value-type="string" calcext:value-type="string">
            <text:p>% Valor do Bem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Operação</text:p>
          </table:table-cell>
          <table:table-cell table:style-name="Default" office:value-type="string" calcext:value-type="string">
            <text:p>Saldo Devedor</text:p>
          </table:table-cell>
          <table:table-cell table:style-name="Default" office:value-type="string" calcext:value-type="string">
            <text:p>Exigibilidade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cao</text:p>
          </table:table-cell>
          <table:table-cell table:style-name="Default" office:value-type="string" calcext:value-type="string">
            <text:p>Valor 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obertura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Convênio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Operaçã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</text:p>
          </table:table-cell>
          <table:table-cell table:style-name="Default" office:value-type="string" calcext:value-type="string">
            <text:p>Suficiência</text:p>
          </table:table-cell>
          <table:table-cell/>
          <table:table-cell office:value-type="string" calcext:value-type="string">
            <text:p>Garantia</text:p>
          </table:table-cell>
          <table:table-cell table:style-name="Default" office:value-type="string" calcext:value-type="string">
            <office:annotation draw:style-name="gr1" draw:text-style-name="P2" svg:width="28.99mm" svg:height="17.99mm" svg:x="945.04mm" svg:y="0mm" draw:caption-point-x="-6.1mm" draw:caption-point-y="0.1mm">
              <dc:date>2019-06-16T00:00:00</dc:date>
              <text:p text:style-name="P1">Somando a suficiência das operações</text:p>
            </office:annotation>
            <text:p>Suficiência</text:p>
          </table:table-cell>
          <table:table-cell/>
          <table:table-cell office:value-type="string" calcext:value-type="string">
            <text:p>Garantia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s</text:p>
          </table:table-cell>
          <table:table-cell office:value-type="string" calcext:value-type="string">
            <text:p>Suficiência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B1</text:p>
          </table:table-cell>
          <table:table-cell office:value-type="currency" office:currency="BRL" office:value="10000" calcext:value-type="currency">
            <text:p>R$ 10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F2]*[.G2]" office:value-type="currency" office:currency="BRL" office:value="10000" calcext:value-type="currency">
            <text:p>R$ 10,000.00</text:p>
          </table:table-cell>
          <table:table-cell/>
          <table:table-cell office:value-type="string" calcext:value-type="string">
            <text:p>O1</text:p>
          </table:table-cell>
          <table:table-cell office:value-type="currency" office:currency="BRL" office:value="5000" calcext:value-type="currency">
            <text:p>R$ 5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K2]*[.L2]" office:value-type="currency" office:currency="BRL" office:value="5000" calcext:value-type="currency">
            <text:p>R$ 5,000.00</text:p>
          </table:table-cell>
          <table:table-cell/>
          <table:table-cell table:content-validation-name="val1" office:value-type="string" calcext:value-type="string">
            <text:p>G1</text:p>
          </table:table-cell>
          <table:table-cell table:content-validation-name="val2" office:value-type="string" calcext:value-type="string">
            <text:p>B1</text:p>
          </table:table-cell>
          <table:table-cell table:content-validation-name="val3" table:formula="of:=CONCATENATE([.O2];[.P2])" office:value-type="string" office:string-value="G1B1" calcext:value-type="string">
            <text:p>G1B1</text:p>
          </table:table-cell>
          <table:table-cell table:formula="of:=LOOKUP([.P2];[.E$1:.H$1048576];[.H$1:.H$1048576])" office:value-type="currency" office:currency="BRL" office:value="10000" calcext:value-type="currency">
            <text:p>R$ 10,000.00</text:p>
          </table:table-cell>
          <table:table-cell/>
          <table:table-cell table:content-validation-name="val4" office:value-type="string" calcext:value-type="string">
            <text:p>G1</text:p>
          </table:table-cell>
          <table:table-cell table:content-validation-name="val5" office:value-type="string" calcext:value-type="string">
            <text:p>O1</text:p>
          </table:table-cell>
          <table:table-cell table:content-validation-name="val6" table:formula="of:=LOOKUP([.U2];[.J$1:.M$1048576];[.M$1:.M$1048576])" office:value-type="currency" office:currency="BRL" office:value="5000" calcext:value-type="currency">
            <text:p>R$ 5,000.00</text:p>
          </table:table-cell>
          <table:table-cell table:formula="of:=CONCATENATE([.T2];[.U2])" office:value-type="string" office:string-value="G1O1" calcext:value-type="string">
            <text:p>G1O1</text:p>
          </table:table-cell>
          <table:table-cell office:value-type="percentage" office:value="0.8" calcext:value-type="percentage">
            <text:p>80.00%</text:p>
          </table:table-cell>
          <table:table-cell table:style-name="ce1" table:formula="of:=[.X2]*[.V2]" office:value-type="currency" office:currency="BRL" office:value="4000" calcext:value-type="currency">
            <text:p>R$ 4,000.00</text:p>
          </table:table-cell>
          <table:table-cell table:number-columns-repeated="5"/>
          <table:table-cell office:value-type="string" calcext:value-type="string">
            <text:p>G1</text:p>
          </table:table-cell>
          <table:table-cell office:value-type="string" calcext:value-type="string">
            <text:p>O1</text:p>
          </table:table-cell>
          <table:table-cell table:formula="of:=CONCATENATE([.AE2];[.AF2])" office:value-type="string" office:string-value="G1O1" calcext:value-type="string">
            <text:p>G1O1</text:p>
          </table:table-cell>
          <table:table-cell table:formula="of:=SUMIF([.O$1:.R$1048576];[.AE2];[.R$1:.R$1048576])/COUNTIF([.T$1:.U$1048576];[.AE2])" office:value-type="currency" office:currency="BRL" office:value="9333.33333333333" calcext:value-type="currency">
            <text:p>R$ 9,333.33</text:p>
          </table:table-cell>
          <table:table-cell table:formula="of:=LOOKUP([.AG2];[.W$1:.Y$1048576];[.Y$1:.Y$1048576])" office:value-type="currency" office:currency="BRL" office:value="4000" calcext:value-type="currency">
            <text:p>R$ 4,000.00</text:p>
          </table:table-cell>
          <table:table-cell table:formula="of:=[.AH2]-[.AI2]" office:value-type="currency" office:currency="BRL" office:value="5333.33333333333" calcext:value-type="currency">
            <text:p>R$ 5,333.33</text:p>
          </table:table-cell>
          <table:table-cell/>
          <table:table-cell office:value-type="string" calcext:value-type="string">
            <text:p>G1</text:p>
          </table:table-cell>
          <table:table-cell table:formula="of:=SUMIF([.AE$1:.AJ$1048576];[.AL2];[.AJ$1:.AJ$1048576])" office:value-type="currency" office:currency="BRL" office:value="-7050" calcext:value-type="currency">
            <text:p>-R$ 7,050.00</text:p>
          </table:table-cell>
          <table:table-cell/>
          <table:table-cell office:value-type="string" calcext:value-type="string">
            <text:p>G1</text:p>
          </table:table-cell>
          <table:table-cell table:formula="of:=SUMIF([.O$1:.R$1048576];[.AO2];[.R$1:.R$1048576])" office:value-type="currency" office:currency="BRL" office:value="28000" calcext:value-type="currency">
            <text:p>R$ 28,000.00</text:p>
          </table:table-cell>
          <table:table-cell table:formula="of:=SUMIF([.AE$1:.AI$1048576];[.AO2];[.AI$1:.AI$1048576])" office:value-type="currency" office:currency="BRL" office:value="35050" calcext:value-type="currency">
            <text:p>R$ 35,050.00</text:p>
          </table:table-cell>
          <table:table-cell table:style-name="ce1" table:formula="of:=[.AP2]-[.AQ2]" office:value-type="currency" office:currency="BRL" office:value="-7050" calcext:value-type="currency">
            <text:p>-R$ 7,050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B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F3]*[.G3]" office:value-type="currency" office:currency="BRL" office:value="18000" calcext:value-type="currency">
            <text:p>R$ 18,000.00</text:p>
          </table:table-cell>
          <table:table-cell/>
          <table:table-cell office:value-type="string" calcext:value-type="string">
            <text:p>O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1.2" calcext:value-type="percentage">
            <text:p>120.00%</text:p>
          </table:table-cell>
          <table:table-cell table:style-name="ce1" table:formula="of:=[.K3]*[.L3]" office:value-type="currency" office:currency="BRL" office:value="24000" calcext:value-type="currency">
            <text:p>R$ 24,000.00</text:p>
          </table:table-cell>
          <table:table-cell/>
          <table:table-cell table:content-validation-name="val1" office:value-type="string" calcext:value-type="string">
            <text:p>G1</text:p>
          </table:table-cell>
          <table:table-cell table:content-validation-name="val2" office:value-type="string" calcext:value-type="string">
            <text:p>B2</text:p>
          </table:table-cell>
          <table:table-cell table:content-validation-name="val3" table:formula="of:=CONCATENATE([.O3];[.P3])" office:value-type="string" office:string-value="G1B2" calcext:value-type="string">
            <text:p>G1B2</text:p>
          </table:table-cell>
          <table:table-cell table:formula="of:=LOOKUP([.P3];[.E$1:.H$1048576];[.H$1:.H$1048576])" office:value-type="currency" office:currency="BRL" office:value="18000" calcext:value-type="currency">
            <text:p>R$ 18,000.00</text:p>
          </table:table-cell>
          <table:table-cell/>
          <table:table-cell table:content-validation-name="val4" office:value-type="string" calcext:value-type="string">
            <text:p>G1</text:p>
          </table:table-cell>
          <table:table-cell table:content-validation-name="val5" office:value-type="string" calcext:value-type="string">
            <text:p>O2</text:p>
          </table:table-cell>
          <table:table-cell table:content-validation-name="val6" table:formula="of:=LOOKUP([.U3];[.J$1:.M$1048576];[.M$1:.M$1048576])" office:value-type="currency" office:currency="BRL" office:value="24000" calcext:value-type="currency">
            <text:p>R$ 24,000.00</text:p>
          </table:table-cell>
          <table:table-cell table:formula="of:=CONCATENATE([.T3];[.U3])" office:value-type="string" office:string-value="G1O2" calcext:value-type="string">
            <text:p>G1O2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X3]*[.V3]" office:value-type="currency" office:currency="BRL" office:value="21600" calcext:value-type="currency">
            <text:p>R$ 21,600.00</text:p>
          </table:table-cell>
          <table:table-cell table:number-columns-repeated="5"/>
          <table:table-cell office:value-type="string" calcext:value-type="string">
            <text:p>G1</text:p>
          </table:table-cell>
          <table:table-cell office:value-type="string" calcext:value-type="string">
            <text:p>O2</text:p>
          </table:table-cell>
          <table:table-cell table:formula="of:=CONCATENATE([.AE3];[.AF3])" office:value-type="string" office:string-value="G1O2" calcext:value-type="string">
            <text:p>G1O2</text:p>
          </table:table-cell>
          <table:table-cell table:formula="of:=SUMIF([.O$1:.R$1048576];[.AE3];[.R$1:.R$1048576])/COUNTIF([.T$1:.U$1048576];[.AE3])" office:value-type="currency" office:currency="BRL" office:value="9333.33333333333" calcext:value-type="currency">
            <text:p>R$ 9,333.33</text:p>
          </table:table-cell>
          <table:table-cell table:formula="of:=LOOKUP([.AG3];[.W$1:.Y$1048576];[.Y$1:.Y$1048576])" office:value-type="currency" office:currency="BRL" office:value="21600" calcext:value-type="currency">
            <text:p>R$ 21,600.00</text:p>
          </table:table-cell>
          <table:table-cell table:formula="of:=[.AH3]-[.AI3]" office:value-type="currency" office:currency="BRL" office:value="-12266.6666666667" calcext:value-type="currency">
            <text:p>-R$ 12,266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B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85" calcext:value-type="percentage">
            <text:p>85.00%</text:p>
          </table:table-cell>
          <table:table-cell table:style-name="ce1" table:formula="of:=[.F4]*[.G4]" office:value-type="currency" office:currency="BRL" office:value="12750" calcext:value-type="currency">
            <text:p>R$ 12,750.00</text:p>
          </table:table-cell>
          <table:table-cell/>
          <table:table-cell office:value-type="string" calcext:value-type="string">
            <text:p>O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7" calcext:value-type="percentage">
            <text:p>70.00%</text:p>
          </table:table-cell>
          <table:table-cell table:style-name="ce1" table:formula="of:=[.K4]*[.L4]" office:value-type="currency" office:currency="BRL" office:value="10500" calcext:value-type="currency">
            <text:p>R$ 10,500.0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 office:value-type="string" calcext:value-type="string">
            <text:p>G1</text:p>
          </table:table-cell>
          <table:table-cell table:content-validation-name="val5" office:value-type="string" calcext:value-type="string">
            <text:p>O3</text:p>
          </table:table-cell>
          <table:table-cell table:content-validation-name="val6" table:formula="of:=LOOKUP([.U4];[.J$1:.M$1048576];[.M$1:.M$1048576])" office:value-type="currency" office:currency="BRL" office:value="10500" calcext:value-type="currency">
            <text:p>R$ 10,500.00</text:p>
          </table:table-cell>
          <table:table-cell table:formula="of:=CONCATENATE([.T4];[.U4])" office:value-type="string" office:string-value="G1O3" calcext:value-type="string">
            <text:p>G1O3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X4]*[.V4]" office:value-type="currency" office:currency="BRL" office:value="9450" calcext:value-type="currency">
            <text:p>R$ 9,450.00</text:p>
          </table:table-cell>
          <table:table-cell table:number-columns-repeated="5"/>
          <table:table-cell office:value-type="string" calcext:value-type="string">
            <text:p>G1</text:p>
          </table:table-cell>
          <table:table-cell office:value-type="string" calcext:value-type="string">
            <text:p>O3</text:p>
          </table:table-cell>
          <table:table-cell table:formula="of:=CONCATENATE([.AE4];[.AF4])" office:value-type="string" office:string-value="G1O3" calcext:value-type="string">
            <text:p>G1O3</text:p>
          </table:table-cell>
          <table:table-cell table:formula="of:=SUMIF([.O$1:.R$1048576];[.AE4];[.R$1:.R$1048576])/COUNTIF([.T$1:.U$1048576];[.AE4])" office:value-type="currency" office:currency="BRL" office:value="9333.33333333333" calcext:value-type="currency">
            <text:p>R$ 9,333.33</text:p>
          </table:table-cell>
          <table:table-cell table:formula="of:=LOOKUP([.AG4];[.W$1:.Y$1048576];[.Y$1:.Y$1048576])" office:value-type="currency" office:currency="BRL" office:value="9450" calcext:value-type="currency">
            <text:p>R$ 9,450.00</text:p>
          </table:table-cell>
          <table:table-cell table:formula="of:=[.AH4]-[.AI4]" office:value-type="currency" office:currency="BRL" office:value="-116.666666666666" calcext:value-type="currency">
            <text:p>-R$ 116.67</text:p>
          </table:table-cell>
          <table:table-cell table:number-columns-repeated="8"/>
        </table:table-row>
        <table:table-row table:style-name="ro1" table:number-rows-repeated="1048571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22"/>
        </table:table-row>
        <table:table-row table:style-name="ro1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22"/>
        </table:table-row>
      </table:table>
      <table:table table:name="Cenario08" table:style-name="ta1">
        <table:table-column table:style-name="co1" table:number-columns-repeated="5" table:default-cell-style-name="Default"/>
        <table:table-column table:style-name="co4" table:default-cell-style-name="ce1"/>
        <table:table-column table:style-name="co4" table:default-cell-style-name="ce2"/>
        <table:table-column table:style-name="co1" table:number-columns-repeated="3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ce1"/>
        <table:table-column table:style-name="co1" table:number-columns-repeated="3" table:default-cell-style-name="Default"/>
        <table:table-column table:style-name="co9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2" table:default-cell-style-name="Default"/>
        <table:table-column table:style-name="co13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4" table:default-cell-style-name="Default"/>
        <table:table-row table:style-name="ro1">
          <table:table-cell office:value-type="string" calcext:value-type="string">
            <text:p>Convênio</text:p>
          </table:table-cell>
          <table:table-cell/>
          <table:table-cell office:value-type="string" calcext:value-type="string">
            <text:p>Garantia</text:p>
          </table:table-cell>
          <table:table-cell/>
          <table:table-cell office:value-type="string" calcext:value-type="string">
            <text:p>Bem</text:p>
          </table:table-cell>
          <table:table-cell table:style-name="Default" office:value-type="string" calcext:value-type="string">
            <text:p>Valor Nominal</text:p>
          </table:table-cell>
          <table:table-cell table:style-name="Default" office:value-type="string" calcext:value-type="string">
            <text:p>% Valor do Bem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Operação</text:p>
          </table:table-cell>
          <table:table-cell table:style-name="Default" office:value-type="string" calcext:value-type="string">
            <text:p>Saldo Devedor</text:p>
          </table:table-cell>
          <table:table-cell table:style-name="Default" office:value-type="string" calcext:value-type="string">
            <text:p>Exigibilidade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cao</text:p>
          </table:table-cell>
          <table:table-cell table:style-name="Default" office:value-type="string" calcext:value-type="string">
            <text:p>Valor 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obertura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Convênio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Operaçã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</text:p>
          </table:table-cell>
          <table:table-cell table:style-name="Default" office:value-type="string" calcext:value-type="string">
            <text:p>Suficiência</text:p>
          </table:table-cell>
          <table:table-cell/>
          <table:table-cell office:value-type="string" calcext:value-type="string">
            <text:p>Garantia</text:p>
          </table:table-cell>
          <table:table-cell table:style-name="Default" office:value-type="string" calcext:value-type="string">
            <office:annotation draw:style-name="gr1" draw:text-style-name="P2" svg:width="28.99mm" svg:height="17.99mm" svg:x="945.04mm" svg:y="0mm" draw:caption-point-x="-6.1mm" draw:caption-point-y="0.1mm">
              <dc:date>2019-06-16T00:00:00</dc:date>
              <text:p text:style-name="P1">Somando a suficiência das operações</text:p>
            </office:annotation>
            <text:p>Suficiência</text:p>
          </table:table-cell>
          <table:table-cell/>
          <table:table-cell office:value-type="string" calcext:value-type="string">
            <text:p>Garantia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s</text:p>
          </table:table-cell>
          <table:table-cell office:value-type="string" calcext:value-type="string">
            <text:p>Suficiência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B1</text:p>
          </table:table-cell>
          <table:table-cell office:value-type="currency" office:currency="BRL" office:value="10000" calcext:value-type="currency">
            <text:p>R$ 10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F2]*[.G2]" office:value-type="currency" office:currency="BRL" office:value="10000" calcext:value-type="currency">
            <text:p>R$ 10,000.00</text:p>
          </table:table-cell>
          <table:table-cell/>
          <table:table-cell office:value-type="string" calcext:value-type="string">
            <text:p>O1</text:p>
          </table:table-cell>
          <table:table-cell office:value-type="currency" office:currency="BRL" office:value="5000" calcext:value-type="currency">
            <text:p>R$ 5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K2]*[.L2]" office:value-type="currency" office:currency="BRL" office:value="5000" calcext:value-type="currency">
            <text:p>R$ 5,000.00</text:p>
          </table:table-cell>
          <table:table-cell/>
          <table:table-cell table:content-validation-name="val1" office:value-type="string" calcext:value-type="string">
            <text:p>G1</text:p>
          </table:table-cell>
          <table:table-cell table:content-validation-name="val2" office:value-type="string" calcext:value-type="string">
            <text:p>B1</text:p>
          </table:table-cell>
          <table:table-cell table:content-validation-name="val3" table:formula="of:=CONCATENATE([.O2];[.P2])" office:value-type="string" office:string-value="G1B1" calcext:value-type="string">
            <text:p>G1B1</text:p>
          </table:table-cell>
          <table:table-cell table:formula="of:=LOOKUP([.P2];[.E$1:.H$1048576];[.H$1:.H$1048576])" office:value-type="currency" office:currency="BRL" office:value="10000" calcext:value-type="currency">
            <text:p>R$ 10,000.00</text:p>
          </table:table-cell>
          <table:table-cell/>
          <table:table-cell table:content-validation-name="val4" office:value-type="string" calcext:value-type="string">
            <text:p>G1</text:p>
          </table:table-cell>
          <table:table-cell table:content-validation-name="val5" office:value-type="string" calcext:value-type="string">
            <text:p>O1</text:p>
          </table:table-cell>
          <table:table-cell table:content-validation-name="val6" table:formula="of:=LOOKUP([.U2];[.J$1:.M$1048576];[.M$1:.M$1048576])" office:value-type="currency" office:currency="BRL" office:value="5000" calcext:value-type="currency">
            <text:p>R$ 5,000.00</text:p>
          </table:table-cell>
          <table:table-cell table:formula="of:=CONCATENATE([.T2];[.U2])" office:value-type="string" office:string-value="G1O1" calcext:value-type="string">
            <text:p>G1O1</text:p>
          </table:table-cell>
          <table:table-cell office:value-type="percentage" office:value="0.8" calcext:value-type="percentage">
            <text:p>80.00%</text:p>
          </table:table-cell>
          <table:table-cell table:style-name="ce1" table:formula="of:=[.X2]*[.V2]" office:value-type="currency" office:currency="BRL" office:value="4000" calcext:value-type="currency">
            <text:p>R$ 4,000.00</text:p>
          </table:table-cell>
          <table:table-cell table:number-columns-repeated="5"/>
          <table:table-cell office:value-type="string" calcext:value-type="string">
            <text:p>G1</text:p>
          </table:table-cell>
          <table:table-cell office:value-type="string" calcext:value-type="string">
            <text:p>O1</text:p>
          </table:table-cell>
          <table:table-cell table:formula="of:=CONCATENATE([.AE2];[.AF2])" office:value-type="string" office:string-value="G1O1" calcext:value-type="string">
            <text:p>G1O1</text:p>
          </table:table-cell>
          <table:table-cell table:formula="of:=SUMIF([.O$1:.R$1048576];[.AE2];[.R$1:.R$1048576])/COUNTIF([.T$1:.U$1048576];[.AE2])" office:value-type="currency" office:currency="BRL" office:value="5000" calcext:value-type="currency">
            <text:p>R$ 5,000.00</text:p>
          </table:table-cell>
          <table:table-cell table:formula="of:=LOOKUP([.AG2];[.W$1:.Y$1048576];[.Y$1:.Y$1048576])" office:value-type="currency" office:currency="BRL" office:value="4000" calcext:value-type="currency">
            <text:p>R$ 4,000.00</text:p>
          </table:table-cell>
          <table:table-cell table:formula="of:=[.AH2]-[.AI2]" office:value-type="currency" office:currency="BRL" office:value="1000" calcext:value-type="currency">
            <text:p>R$ 1,000.00</text:p>
          </table:table-cell>
          <table:table-cell/>
          <table:table-cell office:value-type="string" calcext:value-type="string">
            <text:p>G1</text:p>
          </table:table-cell>
          <table:table-cell table:formula="of:=SUMIF([.AE$1:.AJ$1048576];[.AL2];[.AJ$1:.AJ$1048576])" office:value-type="currency" office:currency="BRL" office:value="-15600" calcext:value-type="currency">
            <text:p>-R$ 15,600.00</text:p>
          </table:table-cell>
          <table:table-cell/>
          <table:table-cell office:value-type="string" calcext:value-type="string">
            <text:p>G1</text:p>
          </table:table-cell>
          <table:table-cell table:formula="of:=SUMIF([.O$1:.R$1048576];[.AO2];[.R$1:.R$1048576])" office:value-type="currency" office:currency="BRL" office:value="10000" calcext:value-type="currency">
            <text:p>R$ 10,000.00</text:p>
          </table:table-cell>
          <table:table-cell table:formula="of:=SUMIF([.AE$1:.AI$1048576];[.AO2];[.AI$1:.AI$1048576])" office:value-type="currency" office:currency="BRL" office:value="25600" calcext:value-type="currency">
            <text:p>R$ 25,600.00</text:p>
          </table:table-cell>
          <table:table-cell table:style-name="ce1" table:formula="of:=[.AP2]-[.AQ2]" office:value-type="currency" office:currency="BRL" office:value="-15600" calcext:value-type="currency">
            <text:p>-R$ 15,600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B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F3]*[.G3]" office:value-type="currency" office:currency="BRL" office:value="18000" calcext:value-type="currency">
            <text:p>R$ 18,000.00</text:p>
          </table:table-cell>
          <table:table-cell/>
          <table:table-cell office:value-type="string" calcext:value-type="string">
            <text:p>O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1.2" calcext:value-type="percentage">
            <text:p>120.00%</text:p>
          </table:table-cell>
          <table:table-cell table:style-name="ce1" table:formula="of:=[.K3]*[.L3]" office:value-type="currency" office:currency="BRL" office:value="24000" calcext:value-type="currency">
            <text:p>R$ 24,000.00</text:p>
          </table:table-cell>
          <table:table-cell/>
          <table:table-cell table:content-validation-name="val1" office:value-type="string" calcext:value-type="string">
            <text:p>G2</text:p>
          </table:table-cell>
          <table:table-cell table:content-validation-name="val2" office:value-type="string" calcext:value-type="string">
            <text:p>B2</text:p>
          </table:table-cell>
          <table:table-cell table:content-validation-name="val3" table:formula="of:=CONCATENATE([.O3];[.P3])" office:value-type="string" office:string-value="G2B2" calcext:value-type="string">
            <text:p>G2B2</text:p>
          </table:table-cell>
          <table:table-cell table:formula="of:=LOOKUP([.P3];[.E$1:.H$1048576];[.H$1:.H$1048576])" office:value-type="currency" office:currency="BRL" office:value="18000" calcext:value-type="currency">
            <text:p>R$ 18,000.00</text:p>
          </table:table-cell>
          <table:table-cell/>
          <table:table-cell table:content-validation-name="val4" office:value-type="string" calcext:value-type="string">
            <text:p>G1</text:p>
          </table:table-cell>
          <table:table-cell table:content-validation-name="val5" office:value-type="string" calcext:value-type="string">
            <text:p>O2</text:p>
          </table:table-cell>
          <table:table-cell table:content-validation-name="val6" table:formula="of:=LOOKUP([.U3];[.J$1:.M$1048576];[.M$1:.M$1048576])" office:value-type="currency" office:currency="BRL" office:value="24000" calcext:value-type="currency">
            <text:p>R$ 24,000.00</text:p>
          </table:table-cell>
          <table:table-cell table:formula="of:=CONCATENATE([.T3];[.U3])" office:value-type="string" office:string-value="G1O2" calcext:value-type="string">
            <text:p>G1O2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X3]*[.V3]" office:value-type="currency" office:currency="BRL" office:value="21600" calcext:value-type="currency">
            <text:p>R$ 21,600.00</text:p>
          </table:table-cell>
          <table:table-cell table:number-columns-repeated="5"/>
          <table:table-cell office:value-type="string" calcext:value-type="string">
            <text:p>G1</text:p>
          </table:table-cell>
          <table:table-cell office:value-type="string" calcext:value-type="string">
            <text:p>O2</text:p>
          </table:table-cell>
          <table:table-cell table:formula="of:=CONCATENATE([.AE3];[.AF3])" office:value-type="string" office:string-value="G1O2" calcext:value-type="string">
            <text:p>G1O2</text:p>
          </table:table-cell>
          <table:table-cell table:formula="of:=SUMIF([.O$1:.R$1048576];[.AE3];[.R$1:.R$1048576])/COUNTIF([.T$1:.U$1048576];[.AE3])" office:value-type="currency" office:currency="BRL" office:value="5000" calcext:value-type="currency">
            <text:p>R$ 5,000.00</text:p>
          </table:table-cell>
          <table:table-cell table:formula="of:=LOOKUP([.AG3];[.W$1:.Y$1048576];[.Y$1:.Y$1048576])" office:value-type="currency" office:currency="BRL" office:value="21600" calcext:value-type="currency">
            <text:p>R$ 21,600.00</text:p>
          </table:table-cell>
          <table:table-cell table:formula="of:=[.AH3]-[.AI3]" office:value-type="currency" office:currency="BRL" office:value="-16600" calcext:value-type="currency">
            <text:p>-R$ 16,60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B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85" calcext:value-type="percentage">
            <text:p>85.00%</text:p>
          </table:table-cell>
          <table:table-cell table:style-name="ce1" table:formula="of:=[.F4]*[.G4]" office:value-type="currency" office:currency="BRL" office:value="12750" calcext:value-type="currency">
            <text:p>R$ 12,750.00</text:p>
          </table:table-cell>
          <table:table-cell/>
          <table:table-cell office:value-type="string" calcext:value-type="string">
            <text:p>O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7" calcext:value-type="percentage">
            <text:p>70.00%</text:p>
          </table:table-cell>
          <table:table-cell table:style-name="ce1" table:formula="of:=[.K4]*[.L4]" office:value-type="currency" office:currency="BRL" office:value="10500" calcext:value-type="currency">
            <text:p>R$ 10,500.0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 office:value-type="string" calcext:value-type="string">
            <text:p>G2</text:p>
          </table:table-cell>
          <table:table-cell table:content-validation-name="val5" office:value-type="string" calcext:value-type="string">
            <text:p>O3</text:p>
          </table:table-cell>
          <table:table-cell table:content-validation-name="val6" table:formula="of:=LOOKUP([.U4];[.J$1:.M$1048576];[.M$1:.M$1048576])" office:value-type="currency" office:currency="BRL" office:value="10500" calcext:value-type="currency">
            <text:p>R$ 10,500.00</text:p>
          </table:table-cell>
          <table:table-cell table:formula="of:=CONCATENATE([.T4];[.U4])" office:value-type="string" office:string-value="G2O3" calcext:value-type="string">
            <text:p>G2O3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X4]*[.V4]" office:value-type="currency" office:currency="BRL" office:value="9450" calcext:value-type="currency">
            <text:p>R$ 9,450.00</text:p>
          </table:table-cell>
          <table:table-cell table:number-columns-repeated="5"/>
          <table:table-cell office:value-type="string" calcext:value-type="string">
            <text:p>G2</text:p>
          </table:table-cell>
          <table:table-cell office:value-type="string" calcext:value-type="string">
            <text:p>O3</text:p>
          </table:table-cell>
          <table:table-cell table:formula="of:=CONCATENATE([.AE4];[.AF4])" office:value-type="string" office:string-value="G2O3" calcext:value-type="string">
            <text:p>G2O3</text:p>
          </table:table-cell>
          <table:table-cell table:formula="of:=SUMIF([.O$1:.R$1048576];[.AE4];[.R$1:.R$1048576])/COUNTIF([.T$1:.U$1048576];[.AE4])" office:value-type="currency" office:currency="BRL" office:value="18000" calcext:value-type="currency">
            <text:p>R$ 18,000.00</text:p>
          </table:table-cell>
          <table:table-cell table:formula="of:=LOOKUP([.AG4];[.W$1:.Y$1048576];[.Y$1:.Y$1048576])" office:value-type="currency" office:currency="BRL" office:value="9450" calcext:value-type="currency">
            <text:p>R$ 9,450.00</text:p>
          </table:table-cell>
          <table:table-cell table:formula="of:=[.AH4]-[.AI4]" office:value-type="currency" office:currency="BRL" office:value="8550" calcext:value-type="currency">
            <text:p>R$ 8,550.00</text:p>
          </table:table-cell>
          <table:table-cell table:number-columns-repeated="8"/>
        </table:table-row>
        <table:table-row table:style-name="ro1" table:number-rows-repeated="1048571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22"/>
        </table:table-row>
        <table:table-row table:style-name="ro1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22"/>
        </table:table-row>
      </table:table>
      <table:table table:name="Cenario09" table:style-name="ta1">
        <table:table-column table:style-name="co1" table:number-columns-repeated="5" table:default-cell-style-name="Default"/>
        <table:table-column table:style-name="co4" table:default-cell-style-name="ce1"/>
        <table:table-column table:style-name="co4" table:default-cell-style-name="ce2"/>
        <table:table-column table:style-name="co1" table:number-columns-repeated="3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ce1"/>
        <table:table-column table:style-name="co1" table:number-columns-repeated="3" table:default-cell-style-name="Default"/>
        <table:table-column table:style-name="co9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2" table:default-cell-style-name="Default"/>
        <table:table-column table:style-name="co13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4" table:default-cell-style-name="Default"/>
        <table:table-column table:style-name="co1" table:number-columns-repeated="2" table:default-cell-style-name="Default"/>
        <table:table-column table:style-name="co8" table:number-columns-repeated="2" table:default-cell-style-name="ce1"/>
        <table:table-column table:style-name="co16" table:default-cell-style-name="ce1"/>
        <table:table-row table:style-name="ro1">
          <table:table-cell office:value-type="string" calcext:value-type="string">
            <text:p>Convênio</text:p>
          </table:table-cell>
          <table:table-cell/>
          <table:table-cell office:value-type="string" calcext:value-type="string">
            <text:p>Garantia</text:p>
          </table:table-cell>
          <table:table-cell/>
          <table:table-cell office:value-type="string" calcext:value-type="string">
            <text:p>Bem</text:p>
          </table:table-cell>
          <table:table-cell table:style-name="Default" office:value-type="string" calcext:value-type="string">
            <text:p>Valor Nominal</text:p>
          </table:table-cell>
          <table:table-cell table:style-name="Default" office:value-type="string" calcext:value-type="string">
            <text:p>% Valor do Bem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Operação</text:p>
          </table:table-cell>
          <table:table-cell table:style-name="Default" office:value-type="string" calcext:value-type="string">
            <text:p>Saldo Devedor</text:p>
          </table:table-cell>
          <table:table-cell table:style-name="Default" office:value-type="string" calcext:value-type="string">
            <text:p>Exigibilidade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cao</text:p>
          </table:table-cell>
          <table:table-cell table:style-name="Default" office:value-type="string" calcext:value-type="string">
            <text:p>Valor 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obertura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Convênio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Chave</text:p>
          </table:table-cell>
          <table:table-cell office:value-type="string" calcext:value-type="string">
            <text:p>Convênio</text:p>
          </table:table-cell>
          <table:table-cell office:value-type="string" calcext:value-type="string">
            <text:p>Operação</text:p>
          </table:table-cell>
          <table:table-cell office:value-type="string" calcext:value-type="string">
            <text:p>Chave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</text:p>
          </table:table-cell>
          <table:table-cell table:style-name="Default" office:value-type="string" calcext:value-type="string">
            <text:p>Suficiência</text:p>
          </table:table-cell>
          <table:table-cell/>
          <table:table-cell office:value-type="string" calcext:value-type="string">
            <text:p>Garantia</text:p>
          </table:table-cell>
          <table:table-cell table:style-name="Default" office:value-type="string" calcext:value-type="string">
            <office:annotation draw:style-name="gr1" draw:text-style-name="P2" svg:width="28.99mm" svg:height="17.99mm" svg:x="993.93mm" svg:y="0mm" draw:caption-point-x="-6.1mm" draw:caption-point-y="0.1mm">
              <dc:date>2019-06-16T00:00:00</dc:date>
              <text:p text:style-name="P1">Somando a suficiência das operações</text:p>
            </office:annotation>
            <text:p>Suficiência</text:p>
          </table:table-cell>
          <table:table-cell/>
          <table:table-cell office:value-type="string" calcext:value-type="string">
            <text:p>Garantia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s</text:p>
          </table:table-cell>
          <table:table-cell office:value-type="string" calcext:value-type="string">
            <text:p>Suficiência</text:p>
          </table:table-cell>
          <table:table-cell/>
          <table:table-cell office:value-type="string" calcext:value-type="string">
            <text:p>Operação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</text:p>
          </table:table-cell>
          <table:table-cell table:style-name="Default" office:value-type="string" calcext:value-type="string">
            <text:p>Suficiência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B1</text:p>
          </table:table-cell>
          <table:table-cell office:value-type="currency" office:currency="BRL" office:value="10000" calcext:value-type="currency">
            <text:p>R$ 10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F2]*[.G2]" office:value-type="currency" office:currency="BRL" office:value="10000" calcext:value-type="currency">
            <text:p>R$ 10,000.00</text:p>
          </table:table-cell>
          <table:table-cell/>
          <table:table-cell office:value-type="string" calcext:value-type="string">
            <text:p>O1</text:p>
          </table:table-cell>
          <table:table-cell office:value-type="currency" office:currency="BRL" office:value="5000" calcext:value-type="currency">
            <text:p>R$ 5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K2]*[.L2]" office:value-type="currency" office:currency="BRL" office:value="5000" calcext:value-type="currency">
            <text:p>R$ 5,000.00</text:p>
          </table:table-cell>
          <table:table-cell/>
          <table:table-cell table:content-validation-name="val1" office:value-type="string" calcext:value-type="string">
            <text:p>G1</text:p>
          </table:table-cell>
          <table:table-cell table:content-validation-name="val2" office:value-type="string" calcext:value-type="string">
            <text:p>B1</text:p>
          </table:table-cell>
          <table:table-cell table:content-validation-name="val3" table:formula="of:=CONCATENATE([.O2];[.P2])" office:value-type="string" office:string-value="G1B1" calcext:value-type="string">
            <text:p>G1B1</text:p>
          </table:table-cell>
          <table:table-cell table:formula="of:=LOOKUP([.P2];[.E$1:.H$1048576];[.H$1:.H$1048576])" office:value-type="currency" office:currency="BRL" office:value="10000" calcext:value-type="currency">
            <text:p>R$ 10,000.00</text:p>
          </table:table-cell>
          <table:table-cell/>
          <table:table-cell table:content-validation-name="val4" office:value-type="string" calcext:value-type="string">
            <text:p>G1</text:p>
          </table:table-cell>
          <table:table-cell table:content-validation-name="val5" office:value-type="string" calcext:value-type="string">
            <text:p>O1</text:p>
          </table:table-cell>
          <table:table-cell table:content-validation-name="val6" table:formula="of:=LOOKUP([.U2];[.J$1:.M$1048576];[.M$1:.M$1048576])" office:value-type="currency" office:currency="BRL" office:value="5000" calcext:value-type="currency">
            <text:p>R$ 5,000.00</text:p>
          </table:table-cell>
          <table:table-cell table:formula="of:=CONCATENATE([.T2];[.U2])" office:value-type="string" office:string-value="G1O1" calcext:value-type="string">
            <text:p>G1O1</text:p>
          </table:table-cell>
          <table:table-cell office:value-type="percentage" office:value="0.8" calcext:value-type="percentage">
            <text:p>80.00%</text:p>
          </table:table-cell>
          <table:table-cell table:style-name="ce1" table:formula="of:=[.X2]*[.V2]" office:value-type="currency" office:currency="BRL" office:value="4000" calcext:value-type="currency">
            <text:p>R$ 4,000.00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B1</text:p>
          </table:table-cell>
          <table:table-cell table:formula="of:=CONCATENATE([.AA2];[.AB2])" office:value-type="string" office:string-value="C1B1" calcext:value-type="string">
            <text:p>C1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O1</text:p>
          </table:table-cell>
          <table:table-cell table:formula="of:=CONCATENATE([.AD2];[.AE2])" office:value-type="string" office:string-value="C1O1" calcext:value-type="string">
            <text:p>C1O1</text:p>
          </table:table-cell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O1</text:p>
          </table:table-cell>
          <table:table-cell table:formula="of:=CONCATENATE([.AH2];[.AI2])" office:value-type="string" office:string-value="G1O1" calcext:value-type="string">
            <text:p>G1O1</text:p>
          </table:table-cell>
          <table:table-cell table:formula="of:=SUMIF([.O$1:.R$1048576];[.AH2];[.R$1:.R$1048576])/COUNTIF([.T$1:.U$1048576];[.AH2])" office:value-type="currency" office:currency="BRL" office:value="5000" calcext:value-type="currency">
            <text:p>R$ 5,000.00</text:p>
          </table:table-cell>
          <table:table-cell table:formula="of:=LOOKUP([.AJ2];[.W$1:.Y$1048576];[.Y$1:.Y$1048576])" office:value-type="currency" office:currency="BRL" office:value="4000" calcext:value-type="currency">
            <text:p>R$ 4,000.00</text:p>
          </table:table-cell>
          <table:table-cell table:formula="of:=[.AK2]-[.AL2]" office:value-type="currency" office:currency="BRL" office:value="1000" calcext:value-type="currency">
            <text:p>R$ 1,000.00</text:p>
          </table:table-cell>
          <table:table-cell/>
          <table:table-cell office:value-type="string" calcext:value-type="string">
            <text:p>G1</text:p>
          </table:table-cell>
          <table:table-cell table:formula="of:=SUMIF([.AH$1:.AM$1048576];[.AO2];[.AM$1:.AM$1048576])" office:value-type="currency" office:currency="BRL" office:value="2000" calcext:value-type="currency">
            <text:p>R$ 2,000.00</text:p>
          </table:table-cell>
          <table:table-cell/>
          <table:table-cell office:value-type="string" calcext:value-type="string">
            <text:p>G1</text:p>
          </table:table-cell>
          <table:table-cell table:formula="of:=SUMIF([.O$1:.R$1048576];[.AR2];[.R$1:.R$1048576])" office:value-type="currency" office:currency="BRL" office:value="10000" calcext:value-type="currency">
            <text:p>R$ 10,000.00</text:p>
          </table:table-cell>
          <table:table-cell table:formula="of:=SUMIF([.AH$1:.AL$1048576];[.AR2];[.AL$1:.AL$1048576])" office:value-type="currency" office:currency="BRL" office:value="8000" calcext:value-type="currency">
            <text:p>R$ 8,000.00</text:p>
          </table:table-cell>
          <table:table-cell table:style-name="ce1" table:formula="of:=[.AS2]-[.AT2]" office:value-type="currency" office:currency="BRL" office:value="2000" calcext:value-type="currency">
            <text:p>R$ 2,000.00</text:p>
          </table:table-cell>
          <table:table-cell/>
          <table:table-cell office:value-type="string" calcext:value-type="string">
            <text:p>O1</text:p>
          </table:table-cell>
          <table:table-cell table:formula="of:=SUMIF([.AI$1:.AM$1048576];[.AW2];[.AK$1:.AK$1048576])" office:value-type="currency" office:currency="BRL" office:value="5000" calcext:value-type="currency">
            <text:p>R$ 5,000.00</text:p>
          </table:table-cell>
          <table:table-cell table:formula="of:=SUMIF([.AI$1:.AL$1048576];[.AW2];[.AL$1:.AL$1048576])" office:value-type="currency" office:currency="BRL" office:value="4000" calcext:value-type="currency">
            <text:p>R$ 4,000.00</text:p>
          </table:table-cell>
          <table:table-cell table:formula="of:=[.AX2]-[.AY2]" office:value-type="currency" office:currency="BRL" office:value="1000" calcext:value-type="currency">
            <text:p>R$ 1,000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B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F3]*[.G3]" office:value-type="currency" office:currency="BRL" office:value="18000" calcext:value-type="currency">
            <text:p>R$ 18,000.00</text:p>
          </table:table-cell>
          <table:table-cell/>
          <table:table-cell office:value-type="string" calcext:value-type="string">
            <text:p>O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1.2" calcext:value-type="percentage">
            <text:p>120.00%</text:p>
          </table:table-cell>
          <table:table-cell table:style-name="ce1" table:formula="of:=[.K3]*[.L3]" office:value-type="currency" office:currency="BRL" office:value="24000" calcext:value-type="currency">
            <text:p>R$ 24,000.00</text:p>
          </table:table-cell>
          <table:table-cell/>
          <table:table-cell table:content-validation-name="val1" office:value-type="string" calcext:value-type="string">
            <text:p>G2</text:p>
          </table:table-cell>
          <table:table-cell table:content-validation-name="val2" office:value-type="string" calcext:value-type="string">
            <text:p>B2</text:p>
          </table:table-cell>
          <table:table-cell table:content-validation-name="val3" table:formula="of:=CONCATENATE([.O3];[.P3])" office:value-type="string" office:string-value="G2B2" calcext:value-type="string">
            <text:p>G2B2</text:p>
          </table:table-cell>
          <table:table-cell table:formula="of:=LOOKUP([.P3];[.E$1:.H$1048576];[.H$1:.H$1048576])" office:value-type="currency" office:currency="BRL" office:value="18000" calcext:value-type="currency">
            <text:p>R$ 18,000.00</text:p>
          </table:table-cell>
          <table:table-cell/>
          <table:table-cell table:content-validation-name="val4" office:value-type="string" calcext:value-type="string">
            <text:p>G2</text:p>
          </table:table-cell>
          <table:table-cell table:content-validation-name="val5" office:value-type="string" calcext:value-type="string">
            <text:p>O2</text:p>
          </table:table-cell>
          <table:table-cell table:content-validation-name="val6" table:formula="of:=LOOKUP([.U3];[.J$1:.M$1048576];[.M$1:.M$1048576])" office:value-type="currency" office:currency="BRL" office:value="24000" calcext:value-type="currency">
            <text:p>R$ 24,000.00</text:p>
          </table:table-cell>
          <table:table-cell table:formula="of:=CONCATENATE([.T3];[.U3])" office:value-type="string" office:string-value="G2O2" calcext:value-type="string">
            <text:p>G2O2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X3]*[.V3]" office:value-type="currency" office:currency="BRL" office:value="21600" calcext:value-type="currency">
            <text:p>R$ 21,600.00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B2</text:p>
          </table:table-cell>
          <table:table-cell table:formula="of:=CONCATENATE([.AA3];[.AB3])" office:value-type="string" office:string-value="C1B2" calcext:value-type="string">
            <text:p>C1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O2</text:p>
          </table:table-cell>
          <table:table-cell table:formula="of:=CONCATENATE([.AD3];[.AE3])" office:value-type="string" office:string-value="C1O2" calcext:value-type="string">
            <text:p>C1O2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O2</text:p>
          </table:table-cell>
          <table:table-cell table:formula="of:=CONCATENATE([.AH3];[.AI3])" office:value-type="string" office:string-value="G2O2" calcext:value-type="string">
            <text:p>G2O2</text:p>
          </table:table-cell>
          <table:table-cell table:formula="of:=SUMIF([.O$1:.R$1048576];[.AH3];[.R$1:.R$1048576])/COUNTIF([.T$1:.U$1048576];[.AH3])" office:value-type="currency" office:currency="BRL" office:value="9000" calcext:value-type="currency">
            <text:p>R$ 9,000.00</text:p>
          </table:table-cell>
          <table:table-cell table:formula="of:=LOOKUP([.AJ3];[.W$1:.Y$1048576];[.Y$1:.Y$1048576])" office:value-type="currency" office:currency="BRL" office:value="21600" calcext:value-type="currency">
            <text:p>R$ 21,600.00</text:p>
          </table:table-cell>
          <table:table-cell table:formula="of:=[.AK3]-[.AL3]" office:value-type="currency" office:currency="BRL" office:value="-12600" calcext:value-type="currency">
            <text:p>-R$ 12,600.00</text:p>
          </table:table-cell>
          <table:table-cell/>
          <table:table-cell office:value-type="string" calcext:value-type="string">
            <text:p>G2</text:p>
          </table:table-cell>
          <table:table-cell table:formula="of:=SUMIF([.AH$1:.AM$1048576];[.AO3];[.AM$1:.AM$1048576])" office:value-type="currency" office:currency="BRL" office:value="-10950" calcext:value-type="currency">
            <text:p>-R$ 10,950.00</text:p>
          </table:table-cell>
          <table:table-cell/>
          <table:table-cell office:value-type="string" calcext:value-type="string">
            <text:p>G2</text:p>
          </table:table-cell>
          <table:table-cell table:formula="of:=SUMIF([.O$1:.R$1048576];[.AR3];[.R$1:.R$1048576])" office:value-type="currency" office:currency="BRL" office:value="18000" calcext:value-type="currency">
            <text:p>R$ 18,000.00</text:p>
          </table:table-cell>
          <table:table-cell table:formula="of:=SUMIF([.AH$1:.AL$1048576];[.AR3];[.AL$1:.AL$1048576])" office:value-type="currency" office:currency="BRL" office:value="28950" calcext:value-type="currency">
            <text:p>R$ 28,950.00</text:p>
          </table:table-cell>
          <table:table-cell table:style-name="ce1" table:formula="of:=[.AS3]-[.AT3]" office:value-type="currency" office:currency="BRL" office:value="-10950" calcext:value-type="currency">
            <text:p>-R$ 10,950.00</text:p>
          </table:table-cell>
          <table:table-cell/>
          <table:table-cell office:value-type="string" calcext:value-type="string">
            <text:p>O2</text:p>
          </table:table-cell>
          <table:table-cell table:formula="of:=SUMIF([.AI$1:.AM$1048576];[.AW3];[.AK$1:.AK$1048576])" office:value-type="currency" office:currency="BRL" office:value="9000" calcext:value-type="currency">
            <text:p>R$ 9,000.00</text:p>
          </table:table-cell>
          <table:table-cell table:formula="of:=SUMIF([.AI$1:.AL$1048576];[.AW3];[.AL$1:.AL$1048576])" office:value-type="currency" office:currency="BRL" office:value="21600" calcext:value-type="currency">
            <text:p>R$ 21,600.00</text:p>
          </table:table-cell>
          <table:table-cell table:formula="of:=[.AX3]-[.AY3]" office:value-type="currency" office:currency="BRL" office:value="-12600" calcext:value-type="currency">
            <text:p>-R$ 12,600.0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B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85" calcext:value-type="percentage">
            <text:p>85.00%</text:p>
          </table:table-cell>
          <table:table-cell table:style-name="ce1" table:formula="of:=[.F4]*[.G4]" office:value-type="currency" office:currency="BRL" office:value="12750" calcext:value-type="currency">
            <text:p>R$ 12,750.00</text:p>
          </table:table-cell>
          <table:table-cell/>
          <table:table-cell office:value-type="string" calcext:value-type="string">
            <text:p>O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7" calcext:value-type="percentage">
            <text:p>70.00%</text:p>
          </table:table-cell>
          <table:table-cell table:style-name="ce1" table:formula="of:=[.K4]*[.L4]" office:value-type="currency" office:currency="BRL" office:value="10500" calcext:value-type="currency">
            <text:p>R$ 10,500.0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 office:value-type="string" calcext:value-type="string">
            <text:p>G1</text:p>
          </table:table-cell>
          <table:table-cell table:content-validation-name="val5" office:value-type="string" calcext:value-type="string">
            <text:p>O3</text:p>
          </table:table-cell>
          <table:table-cell table:content-validation-name="val6" table:formula="of:=LOOKUP([.U4];[.J$1:.M$1048576];[.M$1:.M$1048576])" office:value-type="currency" office:currency="BRL" office:value="10500" calcext:value-type="currency">
            <text:p>R$ 10,500.00</text:p>
          </table:table-cell>
          <table:table-cell table:formula="of:=CONCATENATE([.T4];[.U4])" office:value-type="string" office:string-value="G1O3" calcext:value-type="string">
            <text:p>G1O3</text:p>
          </table:table-cell>
          <table:table-cell office:value-type="percentage" office:value="0.3" calcext:value-type="percentage">
            <text:p>30.00%</text:p>
          </table:table-cell>
          <table:table-cell table:style-name="ce1" table:formula="of:=[.X4]*[.V4]" office:value-type="currency" office:currency="BRL" office:value="3150" calcext:value-type="currency">
            <text:p>R$ 3,150.00</text:p>
          </table:table-cell>
          <table:table-cell table:number-columns-repeated="4"/>
          <table:table-cell office:value-type="string" calcext:value-type="string">
            <text:p>C1</text:p>
          </table:table-cell>
          <table:table-cell office:value-type="string" calcext:value-type="string">
            <text:p>O3</text:p>
          </table:table-cell>
          <table:table-cell table:formula="of:=CONCATENATE([.AD4];[.AE4])" office:value-type="string" office:string-value="C1O3" calcext:value-type="string">
            <text:p>C1O3</text:p>
          </table:table-cell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O3</text:p>
          </table:table-cell>
          <table:table-cell table:formula="of:=CONCATENATE([.AH4];[.AI4])" office:value-type="string" office:string-value="G1O3" calcext:value-type="string">
            <text:p>G1O3</text:p>
          </table:table-cell>
          <table:table-cell table:formula="of:=SUMIF([.O$1:.R$1048576];[.AH4];[.R$1:.R$1048576])/COUNTIF([.T$1:.U$1048576];[.AH4])" office:value-type="currency" office:currency="BRL" office:value="5000" calcext:value-type="currency">
            <text:p>R$ 5,000.00</text:p>
          </table:table-cell>
          <table:table-cell table:formula="of:=LOOKUP([.AJ4];[.W$1:.Y$1048576];[.Y$1:.Y$1048576])" office:value-type="currency" office:currency="BRL" office:value="4000" calcext:value-type="currency">
            <text:p>R$ 4,000.00</text:p>
          </table:table-cell>
          <table:table-cell table:formula="of:=[.AK4]-[.AL4]" office:value-type="currency" office:currency="BRL" office:value="1000" calcext:value-type="currency">
            <text:p>R$ 1,000.00</text:p>
          </table:table-cell>
          <table:table-cell table:number-columns-repeated="9"/>
          <table:table-cell office:value-type="string" calcext:value-type="string">
            <text:p>O3</text:p>
          </table:table-cell>
          <table:table-cell table:formula="of:=SUMIF([.AI$1:.AM$1048576];[.AW4];[.AK$1:.AK$1048576])" office:value-type="currency" office:currency="BRL" office:value="14000" calcext:value-type="currency">
            <text:p>R$ 14,000.00</text:p>
          </table:table-cell>
          <table:table-cell table:formula="of:=SUMIF([.AI$1:.AL$1048576];[.AW4];[.AL$1:.AL$1048576])" office:value-type="currency" office:currency="BRL" office:value="11350" calcext:value-type="currency">
            <text:p>R$ 11,350.00</text:p>
          </table:table-cell>
          <table:table-cell table:formula="of:=[.AX4]-[.AY4]" office:value-type="currency" office:currency="BRL" office:value="2650" calcext:value-type="currency">
            <text:p>R$ 2,650.00</text:p>
          </table:table-cell>
        </table:table-row>
        <table:table-row table:style-name="ro1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 office:value-type="string" calcext:value-type="string">
            <text:p>G2</text:p>
          </table:table-cell>
          <table:table-cell table:content-validation-name="val5" office:value-type="string" calcext:value-type="string">
            <text:p>O3</text:p>
          </table:table-cell>
          <table:table-cell table:content-validation-name="val6" table:formula="of:=LOOKUP([.U5];[.J$1:.M$1048576];[.M$1:.M$1048576])" office:value-type="currency" office:currency="BRL" office:value="10500" calcext:value-type="currency">
            <text:p>R$ 10,500.00</text:p>
          </table:table-cell>
          <table:table-cell table:formula="of:=CONCATENATE([.T5];[.U5])" office:value-type="string" office:string-value="G2O3" calcext:value-type="string">
            <text:p>G2O3</text:p>
          </table:table-cell>
          <table:table-cell office:value-type="percentage" office:value="0.7" calcext:value-type="percentage">
            <text:p>70.00%</text:p>
          </table:table-cell>
          <table:table-cell table:style-name="ce1" table:formula="of:=[.X5]*[.V5]" office:value-type="currency" office:currency="BRL" office:value="7350" calcext:value-type="currency">
            <text:p>R$ 7,350.00</text:p>
          </table:table-cell>
          <table:table-cell table:number-columns-repeated="8"/>
          <table:table-cell office:value-type="string" calcext:value-type="string">
            <text:p>G2</text:p>
          </table:table-cell>
          <table:table-cell office:value-type="string" calcext:value-type="string">
            <text:p>O3</text:p>
          </table:table-cell>
          <table:table-cell table:formula="of:=CONCATENATE([.AH5];[.AI5])" office:value-type="string" office:string-value="G2O3" calcext:value-type="string">
            <text:p>G2O3</text:p>
          </table:table-cell>
          <table:table-cell table:formula="of:=SUMIF([.O$1:.R$1048576];[.AH5];[.R$1:.R$1048576])/COUNTIF([.T$1:.U$1048576];[.AH5])" office:value-type="currency" office:currency="BRL" office:value="9000" calcext:value-type="currency">
            <text:p>R$ 9,000.00</text:p>
          </table:table-cell>
          <table:table-cell table:formula="of:=LOOKUP([.AJ5];[.W$1:.Y$1048576];[.Y$1:.Y$1048576])" office:value-type="currency" office:currency="BRL" office:value="7350" calcext:value-type="currency">
            <text:p>R$ 7,350.00</text:p>
          </table:table-cell>
          <table:table-cell table:formula="of:=[.AK5]-[.AL5]" office:value-type="currency" office:currency="BRL" office:value="1650" calcext:value-type="currency">
            <text:p>R$ 1,650.00</text:p>
          </table:table-cell>
          <table:table-cell table:number-columns-repeated="13"/>
        </table:table-row>
        <table:table-row table:style-name="ro1" table:number-rows-repeated="1048570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30"/>
        </table:table-row>
        <table:table-row table:style-name="ro1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30"/>
        </table:table-row>
      </table:table>
      <table:table table:name="Cenario10" table:style-name="ta1">
        <table:table-column table:style-name="co1" table:number-columns-repeated="5" table:default-cell-style-name="Default"/>
        <table:table-column table:style-name="co4" table:default-cell-style-name="ce1"/>
        <table:table-column table:style-name="co4" table:default-cell-style-name="ce2"/>
        <table:table-column table:style-name="co1" table:number-columns-repeated="3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ce1"/>
        <table:table-column table:style-name="co1" table:number-columns-repeated="3" table:default-cell-style-name="Default"/>
        <table:table-column table:style-name="co9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2" table:default-cell-style-name="Default"/>
        <table:table-column table:style-name="co13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4" table:default-cell-style-name="Default"/>
        <table:table-column table:style-name="co1" table:number-columns-repeated="2" table:default-cell-style-name="Default"/>
        <table:table-column table:style-name="co8" table:number-columns-repeated="2" table:default-cell-style-name="ce1"/>
        <table:table-column table:style-name="co16" table:default-cell-style-name="ce1"/>
        <table:table-row table:style-name="ro1">
          <table:table-cell office:value-type="string" calcext:value-type="string">
            <text:p>Convênio</text:p>
          </table:table-cell>
          <table:table-cell/>
          <table:table-cell office:value-type="string" calcext:value-type="string">
            <text:p>Garantia</text:p>
          </table:table-cell>
          <table:table-cell/>
          <table:table-cell office:value-type="string" calcext:value-type="string">
            <text:p>Bem</text:p>
          </table:table-cell>
          <table:table-cell table:style-name="Default" office:value-type="string" calcext:value-type="string">
            <text:p>Valor Nominal</text:p>
          </table:table-cell>
          <table:table-cell table:style-name="Default" office:value-type="string" calcext:value-type="string">
            <text:p>% Valor do Bem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Operação</text:p>
          </table:table-cell>
          <table:table-cell table:style-name="Default" office:value-type="string" calcext:value-type="string">
            <text:p>Saldo Devedor</text:p>
          </table:table-cell>
          <table:table-cell table:style-name="Default" office:value-type="string" calcext:value-type="string">
            <text:p>Exigibilidade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cao</text:p>
          </table:table-cell>
          <table:table-cell table:style-name="Default" office:value-type="string" calcext:value-type="string">
            <text:p>Valor 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obertura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Convênio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Chave</text:p>
          </table:table-cell>
          <table:table-cell office:value-type="string" calcext:value-type="string">
            <text:p>Convênio</text:p>
          </table:table-cell>
          <table:table-cell office:value-type="string" calcext:value-type="string">
            <text:p>Operação</text:p>
          </table:table-cell>
          <table:table-cell office:value-type="string" calcext:value-type="string">
            <text:p>Chave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</text:p>
          </table:table-cell>
          <table:table-cell table:style-name="Default" office:value-type="string" calcext:value-type="string">
            <text:p>Suficiência</text:p>
          </table:table-cell>
          <table:table-cell/>
          <table:table-cell office:value-type="string" calcext:value-type="string">
            <text:p>Garantia</text:p>
          </table:table-cell>
          <table:table-cell table:style-name="Default" office:value-type="string" calcext:value-type="string">
            <office:annotation draw:style-name="gr1" draw:text-style-name="P2" svg:width="28.99mm" svg:height="17.99mm" svg:x="993.93mm" svg:y="0mm" draw:caption-point-x="-6.1mm" draw:caption-point-y="0.1mm">
              <dc:date>2019-06-16T00:00:00</dc:date>
              <text:p text:style-name="P1">Somando a suficiência das operações</text:p>
            </office:annotation>
            <text:p>Suficiência</text:p>
          </table:table-cell>
          <table:table-cell/>
          <table:table-cell office:value-type="string" calcext:value-type="string">
            <text:p>Garantia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s</text:p>
          </table:table-cell>
          <table:table-cell office:value-type="string" calcext:value-type="string">
            <text:p>Suficiência</text:p>
          </table:table-cell>
          <table:table-cell/>
          <table:table-cell office:value-type="string" calcext:value-type="string">
            <text:p>Operação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</text:p>
          </table:table-cell>
          <table:table-cell table:style-name="Default" office:value-type="string" calcext:value-type="string">
            <text:p>Suficiência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B1</text:p>
          </table:table-cell>
          <table:table-cell office:value-type="currency" office:currency="BRL" office:value="10000" calcext:value-type="currency">
            <text:p>R$ 10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F2]*[.G2]" office:value-type="currency" office:currency="BRL" office:value="10000" calcext:value-type="currency">
            <text:p>R$ 10,000.00</text:p>
          </table:table-cell>
          <table:table-cell/>
          <table:table-cell office:value-type="string" calcext:value-type="string">
            <text:p>O1</text:p>
          </table:table-cell>
          <table:table-cell office:value-type="currency" office:currency="BRL" office:value="5000" calcext:value-type="currency">
            <text:p>R$ 5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K2]*[.L2]" office:value-type="currency" office:currency="BRL" office:value="5000" calcext:value-type="currency">
            <text:p>R$ 5,000.00</text:p>
          </table:table-cell>
          <table:table-cell/>
          <table:table-cell table:content-validation-name="val1" office:value-type="string" calcext:value-type="string">
            <text:p>G1</text:p>
          </table:table-cell>
          <table:table-cell table:content-validation-name="val2" office:value-type="string" calcext:value-type="string">
            <text:p>B1</text:p>
          </table:table-cell>
          <table:table-cell table:content-validation-name="val3" table:formula="of:=CONCATENATE([.O2];[.P2])" office:value-type="string" office:string-value="G1B1" calcext:value-type="string">
            <text:p>G1B1</text:p>
          </table:table-cell>
          <table:table-cell table:formula="of:=LOOKUP([.P2];[.E$1:.H$1048576];[.H$1:.H$1048576])" office:value-type="currency" office:currency="BRL" office:value="10000" calcext:value-type="currency">
            <text:p>R$ 10,000.00</text:p>
          </table:table-cell>
          <table:table-cell/>
          <table:table-cell table:content-validation-name="val4" office:value-type="string" calcext:value-type="string">
            <text:p>G1</text:p>
          </table:table-cell>
          <table:table-cell table:content-validation-name="val5" office:value-type="string" calcext:value-type="string">
            <text:p>O1</text:p>
          </table:table-cell>
          <table:table-cell table:content-validation-name="val6" table:formula="of:=LOOKUP([.U2];[.J$1:.M$1048576];[.M$1:.M$1048576])" office:value-type="currency" office:currency="BRL" office:value="5000" calcext:value-type="currency">
            <text:p>R$ 5,000.00</text:p>
          </table:table-cell>
          <table:table-cell table:formula="of:=CONCATENATE([.T2];[.U2])" office:value-type="string" office:string-value="G1O1" calcext:value-type="string">
            <text:p>G1O1</text:p>
          </table:table-cell>
          <table:table-cell office:value-type="percentage" office:value="0.8" calcext:value-type="percentage">
            <text:p>80.00%</text:p>
          </table:table-cell>
          <table:table-cell table:style-name="ce1" table:formula="of:=[.X2]*[.V2]" office:value-type="currency" office:currency="BRL" office:value="4000" calcext:value-type="currency">
            <text:p>R$ 4,000.00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B1</text:p>
          </table:table-cell>
          <table:table-cell table:formula="of:=CONCATENATE([.AA2];[.AB2])" office:value-type="string" office:string-value="C1B1" calcext:value-type="string">
            <text:p>C1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O1</text:p>
          </table:table-cell>
          <table:table-cell table:formula="of:=CONCATENATE([.AD2];[.AE2])" office:value-type="string" office:string-value="C1O1" calcext:value-type="string">
            <text:p>C1O1</text:p>
          </table:table-cell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O1</text:p>
          </table:table-cell>
          <table:table-cell table:formula="of:=CONCATENATE([.AH2];[.AI2])" office:value-type="string" office:string-value="G1O1" calcext:value-type="string">
            <text:p>G1O1</text:p>
          </table:table-cell>
          <table:table-cell table:formula="of:=SUMIF([.O$1:.R$1048576];[.AH2];[.R$1:.R$1048576])/COUNTIF([.T$1:.U$1048576];[.AH2])" office:value-type="currency" office:currency="BRL" office:value="11375" calcext:value-type="currency">
            <text:p>R$ 11,375.00</text:p>
          </table:table-cell>
          <table:table-cell table:formula="of:=LOOKUP([.AJ2];[.W$1:.Y$1048576];[.Y$1:.Y$1048576])" office:value-type="currency" office:currency="BRL" office:value="4000" calcext:value-type="currency">
            <text:p>R$ 4,000.00</text:p>
          </table:table-cell>
          <table:table-cell table:formula="of:=[.AK2]-[.AL2]" office:value-type="currency" office:currency="BRL" office:value="7375" calcext:value-type="currency">
            <text:p>R$ 7,375.00</text:p>
          </table:table-cell>
          <table:table-cell/>
          <table:table-cell office:value-type="string" calcext:value-type="string">
            <text:p>G1</text:p>
          </table:table-cell>
          <table:table-cell table:formula="of:=SUMIF([.AH$1:.AM$1048576];[.AO2];[.AM$1:.AM$1048576])" office:value-type="currency" office:currency="BRL" office:value="14750" calcext:value-type="currency">
            <text:p>R$ 14,750.00</text:p>
          </table:table-cell>
          <table:table-cell/>
          <table:table-cell office:value-type="string" calcext:value-type="string">
            <text:p>G1</text:p>
          </table:table-cell>
          <table:table-cell table:formula="of:=SUMIF([.O$1:.R$1048576];[.AR2];[.R$1:.R$1048576])" office:value-type="currency" office:currency="BRL" office:value="22750" calcext:value-type="currency">
            <text:p>R$ 22,750.00</text:p>
          </table:table-cell>
          <table:table-cell table:formula="of:=SUMIF([.AH$1:.AL$1048576];[.AR2];[.AL$1:.AL$1048576])" office:value-type="currency" office:currency="BRL" office:value="8000" calcext:value-type="currency">
            <text:p>R$ 8,000.00</text:p>
          </table:table-cell>
          <table:table-cell table:style-name="ce1" table:formula="of:=[.AS2]-[.AT2]" office:value-type="currency" office:currency="BRL" office:value="14750" calcext:value-type="currency">
            <text:p>R$ 14,750.00</text:p>
          </table:table-cell>
          <table:table-cell/>
          <table:table-cell office:value-type="string" calcext:value-type="string">
            <text:p>O1</text:p>
          </table:table-cell>
          <table:table-cell table:formula="of:=SUMIF([.AI$1:.AM$1048576];[.AW2];[.AK$1:.AK$1048576])" office:value-type="currency" office:currency="BRL" office:value="11375" calcext:value-type="currency">
            <text:p>R$ 11,375.00</text:p>
          </table:table-cell>
          <table:table-cell table:formula="of:=SUMIF([.AI$1:.AL$1048576];[.AW2];[.AL$1:.AL$1048576])" office:value-type="currency" office:currency="BRL" office:value="4000" calcext:value-type="currency">
            <text:p>R$ 4,000.00</text:p>
          </table:table-cell>
          <table:table-cell table:formula="of:=[.AX2]-[.AY2]" office:value-type="currency" office:currency="BRL" office:value="7375" calcext:value-type="currency">
            <text:p>R$ 7,375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B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F3]*[.G3]" office:value-type="currency" office:currency="BRL" office:value="18000" calcext:value-type="currency">
            <text:p>R$ 18,000.00</text:p>
          </table:table-cell>
          <table:table-cell/>
          <table:table-cell office:value-type="string" calcext:value-type="string">
            <text:p>O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1.2" calcext:value-type="percentage">
            <text:p>120.00%</text:p>
          </table:table-cell>
          <table:table-cell table:style-name="ce1" table:formula="of:=[.K3]*[.L3]" office:value-type="currency" office:currency="BRL" office:value="24000" calcext:value-type="currency">
            <text:p>R$ 24,000.00</text:p>
          </table:table-cell>
          <table:table-cell/>
          <table:table-cell table:content-validation-name="val1" office:value-type="string" calcext:value-type="string">
            <text:p>G2</text:p>
          </table:table-cell>
          <table:table-cell table:content-validation-name="val2" office:value-type="string" calcext:value-type="string">
            <text:p>B2</text:p>
          </table:table-cell>
          <table:table-cell table:content-validation-name="val3" table:formula="of:=CONCATENATE([.O3];[.P3])" office:value-type="string" office:string-value="G2B2" calcext:value-type="string">
            <text:p>G2B2</text:p>
          </table:table-cell>
          <table:table-cell table:formula="of:=LOOKUP([.P3];[.E$1:.H$1048576];[.H$1:.H$1048576])" office:value-type="currency" office:currency="BRL" office:value="18000" calcext:value-type="currency">
            <text:p>R$ 18,000.00</text:p>
          </table:table-cell>
          <table:table-cell/>
          <table:table-cell table:content-validation-name="val4" office:value-type="string" calcext:value-type="string">
            <text:p>G2</text:p>
          </table:table-cell>
          <table:table-cell table:content-validation-name="val5" office:value-type="string" calcext:value-type="string">
            <text:p>O2</text:p>
          </table:table-cell>
          <table:table-cell table:content-validation-name="val6" table:formula="of:=LOOKUP([.U3];[.J$1:.M$1048576];[.M$1:.M$1048576])" office:value-type="currency" office:currency="BRL" office:value="24000" calcext:value-type="currency">
            <text:p>R$ 24,000.00</text:p>
          </table:table-cell>
          <table:table-cell table:formula="of:=CONCATENATE([.T3];[.U3])" office:value-type="string" office:string-value="G2O2" calcext:value-type="string">
            <text:p>G2O2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X3]*[.V3]" office:value-type="currency" office:currency="BRL" office:value="21600" calcext:value-type="currency">
            <text:p>R$ 21,600.00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B2</text:p>
          </table:table-cell>
          <table:table-cell table:formula="of:=CONCATENATE([.AA3];[.AB3])" office:value-type="string" office:string-value="C1B2" calcext:value-type="string">
            <text:p>C1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O2</text:p>
          </table:table-cell>
          <table:table-cell table:formula="of:=CONCATENATE([.AD3];[.AE3])" office:value-type="string" office:string-value="C1O2" calcext:value-type="string">
            <text:p>C1O2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O2</text:p>
          </table:table-cell>
          <table:table-cell table:formula="of:=CONCATENATE([.AH3];[.AI3])" office:value-type="string" office:string-value="G2O2" calcext:value-type="string">
            <text:p>G2O2</text:p>
          </table:table-cell>
          <table:table-cell table:formula="of:=SUMIF([.O$1:.R$1048576];[.AH3];[.R$1:.R$1048576])/COUNTIF([.T$1:.U$1048576];[.AH3])" office:value-type="currency" office:currency="BRL" office:value="9000" calcext:value-type="currency">
            <text:p>R$ 9,000.00</text:p>
          </table:table-cell>
          <table:table-cell table:formula="of:=LOOKUP([.AJ3];[.W$1:.Y$1048576];[.Y$1:.Y$1048576])" office:value-type="currency" office:currency="BRL" office:value="21600" calcext:value-type="currency">
            <text:p>R$ 21,600.00</text:p>
          </table:table-cell>
          <table:table-cell table:formula="of:=[.AK3]-[.AL3]" office:value-type="currency" office:currency="BRL" office:value="-12600" calcext:value-type="currency">
            <text:p>-R$ 12,600.00</text:p>
          </table:table-cell>
          <table:table-cell/>
          <table:table-cell office:value-type="string" calcext:value-type="string">
            <text:p>G2</text:p>
          </table:table-cell>
          <table:table-cell table:formula="of:=SUMIF([.AH$1:.AM$1048576];[.AO3];[.AM$1:.AM$1048576])" office:value-type="currency" office:currency="BRL" office:value="-10950" calcext:value-type="currency">
            <text:p>-R$ 10,950.00</text:p>
          </table:table-cell>
          <table:table-cell/>
          <table:table-cell office:value-type="string" calcext:value-type="string">
            <text:p>G2</text:p>
          </table:table-cell>
          <table:table-cell table:formula="of:=SUMIF([.O$1:.R$1048576];[.AR3];[.R$1:.R$1048576])" office:value-type="currency" office:currency="BRL" office:value="18000" calcext:value-type="currency">
            <text:p>R$ 18,000.00</text:p>
          </table:table-cell>
          <table:table-cell table:formula="of:=SUMIF([.AH$1:.AL$1048576];[.AR3];[.AL$1:.AL$1048576])" office:value-type="currency" office:currency="BRL" office:value="28950" calcext:value-type="currency">
            <text:p>R$ 28,950.00</text:p>
          </table:table-cell>
          <table:table-cell table:style-name="ce1" table:formula="of:=[.AS3]-[.AT3]" office:value-type="currency" office:currency="BRL" office:value="-10950" calcext:value-type="currency">
            <text:p>-R$ 10,950.00</text:p>
          </table:table-cell>
          <table:table-cell/>
          <table:table-cell office:value-type="string" calcext:value-type="string">
            <text:p>O2</text:p>
          </table:table-cell>
          <table:table-cell table:formula="of:=SUMIF([.AI$1:.AM$1048576];[.AW3];[.AK$1:.AK$1048576])" office:value-type="currency" office:currency="BRL" office:value="9000" calcext:value-type="currency">
            <text:p>R$ 9,000.00</text:p>
          </table:table-cell>
          <table:table-cell table:formula="of:=SUMIF([.AI$1:.AL$1048576];[.AW3];[.AL$1:.AL$1048576])" office:value-type="currency" office:currency="BRL" office:value="21600" calcext:value-type="currency">
            <text:p>R$ 21,600.00</text:p>
          </table:table-cell>
          <table:table-cell table:formula="of:=[.AX3]-[.AY3]" office:value-type="currency" office:currency="BRL" office:value="-12600" calcext:value-type="currency">
            <text:p>-R$ 12,600.0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B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85" calcext:value-type="percentage">
            <text:p>85.00%</text:p>
          </table:table-cell>
          <table:table-cell table:style-name="ce1" table:formula="of:=[.F4]*[.G4]" office:value-type="currency" office:currency="BRL" office:value="12750" calcext:value-type="currency">
            <text:p>R$ 12,750.00</text:p>
          </table:table-cell>
          <table:table-cell/>
          <table:table-cell office:value-type="string" calcext:value-type="string">
            <text:p>O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7" calcext:value-type="percentage">
            <text:p>70.00%</text:p>
          </table:table-cell>
          <table:table-cell table:style-name="ce1" table:formula="of:=[.K4]*[.L4]" office:value-type="currency" office:currency="BRL" office:value="10500" calcext:value-type="currency">
            <text:p>R$ 10,500.00</text:p>
          </table:table-cell>
          <table:table-cell/>
          <table:table-cell table:content-validation-name="val1" office:value-type="string" calcext:value-type="string">
            <text:p>G1</text:p>
          </table:table-cell>
          <table:table-cell table:content-validation-name="val2" office:value-type="string" calcext:value-type="string">
            <text:p>B3</text:p>
          </table:table-cell>
          <table:table-cell table:content-validation-name="val3" table:formula="of:=CONCATENATE([.O4];[.P4])" office:value-type="string" office:string-value="G1B3" calcext:value-type="string">
            <text:p>G1B3</text:p>
          </table:table-cell>
          <table:table-cell table:formula="of:=LOOKUP([.P4];[.E$1:.H$1048576];[.H$1:.H$1048576])" office:value-type="currency" office:currency="BRL" office:value="12750" calcext:value-type="currency">
            <text:p>R$ 12,750.00</text:p>
          </table:table-cell>
          <table:table-cell/>
          <table:table-cell table:content-validation-name="val4" office:value-type="string" calcext:value-type="string">
            <text:p>G1</text:p>
          </table:table-cell>
          <table:table-cell table:content-validation-name="val5" office:value-type="string" calcext:value-type="string">
            <text:p>O3</text:p>
          </table:table-cell>
          <table:table-cell table:content-validation-name="val6" table:formula="of:=LOOKUP([.U4];[.J$1:.M$1048576];[.M$1:.M$1048576])" office:value-type="currency" office:currency="BRL" office:value="10500" calcext:value-type="currency">
            <text:p>R$ 10,500.00</text:p>
          </table:table-cell>
          <table:table-cell table:formula="of:=CONCATENATE([.T4];[.U4])" office:value-type="string" office:string-value="G1O3" calcext:value-type="string">
            <text:p>G1O3</text:p>
          </table:table-cell>
          <table:table-cell office:value-type="percentage" office:value="0.3" calcext:value-type="percentage">
            <text:p>30.00%</text:p>
          </table:table-cell>
          <table:table-cell table:style-name="ce1" table:formula="of:=[.X4]*[.V4]" office:value-type="currency" office:currency="BRL" office:value="3150" calcext:value-type="currency">
            <text:p>R$ 3,150.00</text:p>
          </table:table-cell>
          <table:table-cell table:number-columns-repeated="4"/>
          <table:table-cell office:value-type="string" calcext:value-type="string">
            <text:p>C1</text:p>
          </table:table-cell>
          <table:table-cell office:value-type="string" calcext:value-type="string">
            <text:p>O3</text:p>
          </table:table-cell>
          <table:table-cell table:formula="of:=CONCATENATE([.AD4];[.AE4])" office:value-type="string" office:string-value="C1O3" calcext:value-type="string">
            <text:p>C1O3</text:p>
          </table:table-cell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O3</text:p>
          </table:table-cell>
          <table:table-cell table:formula="of:=CONCATENATE([.AH4];[.AI4])" office:value-type="string" office:string-value="G1O3" calcext:value-type="string">
            <text:p>G1O3</text:p>
          </table:table-cell>
          <table:table-cell table:formula="of:=SUMIF([.O$1:.R$1048576];[.AH4];[.R$1:.R$1048576])/COUNTIF([.T$1:.U$1048576];[.AH4])" office:value-type="currency" office:currency="BRL" office:value="11375" calcext:value-type="currency">
            <text:p>R$ 11,375.00</text:p>
          </table:table-cell>
          <table:table-cell table:formula="of:=LOOKUP([.AJ4];[.W$1:.Y$1048576];[.Y$1:.Y$1048576])" office:value-type="currency" office:currency="BRL" office:value="4000" calcext:value-type="currency">
            <text:p>R$ 4,000.00</text:p>
          </table:table-cell>
          <table:table-cell table:formula="of:=[.AK4]-[.AL4]" office:value-type="currency" office:currency="BRL" office:value="7375" calcext:value-type="currency">
            <text:p>R$ 7,375.00</text:p>
          </table:table-cell>
          <table:table-cell table:number-columns-repeated="9"/>
          <table:table-cell office:value-type="string" calcext:value-type="string">
            <text:p>O3</text:p>
          </table:table-cell>
          <table:table-cell table:formula="of:=SUMIF([.AI$1:.AM$1048576];[.AW4];[.AK$1:.AK$1048576])" office:value-type="currency" office:currency="BRL" office:value="20375" calcext:value-type="currency">
            <text:p>R$ 20,375.00</text:p>
          </table:table-cell>
          <table:table-cell table:formula="of:=SUMIF([.AI$1:.AL$1048576];[.AW4];[.AL$1:.AL$1048576])" office:value-type="currency" office:currency="BRL" office:value="11350" calcext:value-type="currency">
            <text:p>R$ 11,350.00</text:p>
          </table:table-cell>
          <table:table-cell table:formula="of:=[.AX4]-[.AY4]" office:value-type="currency" office:currency="BRL" office:value="9025" calcext:value-type="currency">
            <text:p>R$ 9,025.00</text:p>
          </table:table-cell>
        </table:table-row>
        <table:table-row table:style-name="ro1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 office:value-type="string" calcext:value-type="string">
            <text:p>G2</text:p>
          </table:table-cell>
          <table:table-cell table:content-validation-name="val5" office:value-type="string" calcext:value-type="string">
            <text:p>O3</text:p>
          </table:table-cell>
          <table:table-cell table:content-validation-name="val6" table:formula="of:=LOOKUP([.U5];[.J$1:.M$1048576];[.M$1:.M$1048576])" office:value-type="currency" office:currency="BRL" office:value="10500" calcext:value-type="currency">
            <text:p>R$ 10,500.00</text:p>
          </table:table-cell>
          <table:table-cell table:formula="of:=CONCATENATE([.T5];[.U5])" office:value-type="string" office:string-value="G2O3" calcext:value-type="string">
            <text:p>G2O3</text:p>
          </table:table-cell>
          <table:table-cell office:value-type="percentage" office:value="0.7" calcext:value-type="percentage">
            <text:p>70.00%</text:p>
          </table:table-cell>
          <table:table-cell table:style-name="ce1" table:formula="of:=[.X5]*[.V5]" office:value-type="currency" office:currency="BRL" office:value="7350" calcext:value-type="currency">
            <text:p>R$ 7,350.00</text:p>
          </table:table-cell>
          <table:table-cell table:number-columns-repeated="8"/>
          <table:table-cell office:value-type="string" calcext:value-type="string">
            <text:p>G2</text:p>
          </table:table-cell>
          <table:table-cell office:value-type="string" calcext:value-type="string">
            <text:p>O3</text:p>
          </table:table-cell>
          <table:table-cell table:formula="of:=CONCATENATE([.AH5];[.AI5])" office:value-type="string" office:string-value="G2O3" calcext:value-type="string">
            <text:p>G2O3</text:p>
          </table:table-cell>
          <table:table-cell table:formula="of:=SUMIF([.O$1:.R$1048576];[.AH5];[.R$1:.R$1048576])/COUNTIF([.T$1:.U$1048576];[.AH5])" office:value-type="currency" office:currency="BRL" office:value="9000" calcext:value-type="currency">
            <text:p>R$ 9,000.00</text:p>
          </table:table-cell>
          <table:table-cell table:formula="of:=LOOKUP([.AJ5];[.W$1:.Y$1048576];[.Y$1:.Y$1048576])" office:value-type="currency" office:currency="BRL" office:value="7350" calcext:value-type="currency">
            <text:p>R$ 7,350.00</text:p>
          </table:table-cell>
          <table:table-cell table:formula="of:=[.AK5]-[.AL5]" office:value-type="currency" office:currency="BRL" office:value="1650" calcext:value-type="currency">
            <text:p>R$ 1,650.00</text:p>
          </table:table-cell>
          <table:table-cell table:number-columns-repeated="13"/>
        </table:table-row>
        <table:table-row table:style-name="ro1" table:number-rows-repeated="1048570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30"/>
        </table:table-row>
        <table:table-row table:style-name="ro1">
          <table:table-cell table:number-columns-repeated="14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30"/>
        </table:table-row>
      </table:table>
      <table:table table:name="Cenario11" table:style-name="ta1">
        <table:table-column table:style-name="co1" table:number-columns-repeated="5" table:default-cell-style-name="Default"/>
        <table:table-column table:style-name="co4" table:default-cell-style-name="ce1"/>
        <table:table-column table:style-name="co4" table:default-cell-style-name="ce2"/>
        <table:table-column table:style-name="co1" table:number-columns-repeated="3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ce1"/>
        <table:table-column table:style-name="co1" table:number-columns-repeated="3" table:default-cell-style-name="Default"/>
        <table:table-column table:style-name="co9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2" table:default-cell-style-name="Default"/>
        <table:table-column table:style-name="co13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4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8" table:number-columns-repeated="2" table:default-cell-style-name="ce1"/>
        <table:table-column table:style-name="co16" table:default-cell-style-name="ce1"/>
        <table:table-row table:style-name="ro1">
          <table:table-cell office:value-type="string" calcext:value-type="string">
            <text:p>Convênio</text:p>
          </table:table-cell>
          <table:table-cell/>
          <table:table-cell office:value-type="string" calcext:value-type="string">
            <text:p>Garantia</text:p>
          </table:table-cell>
          <table:table-cell/>
          <table:table-cell office:value-type="string" calcext:value-type="string">
            <text:p>Bem</text:p>
          </table:table-cell>
          <table:table-cell table:style-name="Default" office:value-type="string" calcext:value-type="string">
            <text:p>Valor Nominal</text:p>
          </table:table-cell>
          <table:table-cell table:style-name="Default" office:value-type="string" calcext:value-type="string">
            <text:p>% Valor do Bem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Operação</text:p>
          </table:table-cell>
          <table:table-cell table:style-name="Default" office:value-type="string" calcext:value-type="string">
            <text:p>Saldo Devedor</text:p>
          </table:table-cell>
          <table:table-cell table:style-name="Default" office:value-type="string" calcext:value-type="string">
            <text:p>Exigibilidade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cao</text:p>
          </table:table-cell>
          <table:table-cell table:style-name="Default" office:value-type="string" calcext:value-type="string">
            <text:p>Valor 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obertura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Convênio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Chave</text:p>
          </table:table-cell>
          <table:table-cell office:value-type="string" calcext:value-type="string">
            <text:p>Convênio</text:p>
          </table:table-cell>
          <table:table-cell office:value-type="string" calcext:value-type="string">
            <text:p>Operação</text:p>
          </table:table-cell>
          <table:table-cell office:value-type="string" calcext:value-type="string">
            <text:p>Chave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</text:p>
          </table:table-cell>
          <table:table-cell table:style-name="Default" office:value-type="string" calcext:value-type="string">
            <text:p>Suficiência</text:p>
          </table:table-cell>
          <table:table-cell/>
          <table:table-cell office:value-type="string" calcext:value-type="string">
            <text:p>Garantia</text:p>
          </table:table-cell>
          <table:table-cell table:style-name="Default" office:value-type="string" calcext:value-type="string">
            <office:annotation draw:style-name="gr1" draw:text-style-name="P2" svg:width="28.99mm" svg:height="17.99mm" svg:x="993.93mm" svg:y="0mm" draw:caption-point-x="-6.1mm" draw:caption-point-y="0.1mm">
              <dc:date>2019-06-16T00:00:00</dc:date>
              <text:p text:style-name="P1">Somando a suficiência das operações</text:p>
            </office:annotation>
            <text:p>Suficiência</text:p>
          </table:table-cell>
          <table:table-cell/>
          <table:table-cell office:value-type="string" calcext:value-type="string">
            <text:p>Garantia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s</text:p>
          </table:table-cell>
          <table:table-cell office:value-type="string" calcext:value-type="string">
            <text:p>Suficiência</text:p>
          </table:table-cell>
          <table:table-cell/>
          <table:table-cell office:value-type="string" calcext:value-type="string">
            <text:p>Operação</text:p>
          </table:table-cell>
          <table:table-cell office:value-type="string" calcext:value-type="string">
            <text:p>Cobertura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</text:p>
          </table:table-cell>
          <table:table-cell table:style-name="Default" office:value-type="string" calcext:value-type="string">
            <text:p>Suficiência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B1</text:p>
          </table:table-cell>
          <table:table-cell office:value-type="currency" office:currency="BRL" office:value="10000" calcext:value-type="currency">
            <text:p>R$ 10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F2]*[.G2]" office:value-type="currency" office:currency="BRL" office:value="10000" calcext:value-type="currency">
            <text:p>R$ 10,000.00</text:p>
          </table:table-cell>
          <table:table-cell/>
          <table:table-cell office:value-type="string" calcext:value-type="string">
            <text:p>O1</text:p>
          </table:table-cell>
          <table:table-cell office:value-type="currency" office:currency="BRL" office:value="5000" calcext:value-type="currency">
            <text:p>R$ 5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K2]*[.L2]" office:value-type="currency" office:currency="BRL" office:value="5000" calcext:value-type="currency">
            <text:p>R$ 5,000.00</text:p>
          </table:table-cell>
          <table:table-cell/>
          <table:table-cell table:content-validation-name="val1" office:value-type="string" calcext:value-type="string">
            <text:p>G1</text:p>
          </table:table-cell>
          <table:table-cell table:content-validation-name="val8" office:value-type="string" calcext:value-type="string">
            <text:p>B1</text:p>
          </table:table-cell>
          <table:table-cell table:content-validation-name="val3" table:formula="of:=CONCATENATE([.O2];[.P2])" office:value-type="string" office:string-value="G1B1" calcext:value-type="string">
            <text:p>G1B1</text:p>
          </table:table-cell>
          <table:table-cell table:formula="of:=LOOKUP([.P2];[.E$1:.H$1048576];[.H$1:.H$1048576])" office:value-type="currency" office:currency="BRL" office:value="10000" calcext:value-type="currency">
            <text:p>R$ 10,000.00</text:p>
          </table:table-cell>
          <table:table-cell/>
          <table:table-cell table:content-validation-name="val9" office:value-type="string" calcext:value-type="string">
            <text:p>G1</text:p>
          </table:table-cell>
          <table:table-cell table:content-validation-name="val9" office:value-type="string" calcext:value-type="string">
            <text:p>O1</text:p>
          </table:table-cell>
          <table:table-cell table:content-validation-name="val6" table:formula="of:=LOOKUP([.U2];[.J$1:.M$1048576];[.M$1:.M$1048576])" office:value-type="currency" office:currency="BRL" office:value="5000" calcext:value-type="currency">
            <text:p>R$ 5,000.00</text:p>
          </table:table-cell>
          <table:table-cell table:formula="of:=CONCATENATE([.T2];[.U2])" office:value-type="string" office:string-value="G1O1" calcext:value-type="string">
            <text:p>G1O1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X2]*[.V2]" office:value-type="currency" office:currency="BRL" office:value="5000" calcext:value-type="currency">
            <text:p>R$ 5,000.00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B1</text:p>
          </table:table-cell>
          <table:table-cell table:formula="of:=CONCATENATE([.AA2];[.AB2])" office:value-type="string" office:string-value="C1B1" calcext:value-type="string">
            <text:p>C1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O1</text:p>
          </table:table-cell>
          <table:table-cell table:formula="of:=CONCATENATE([.AD2];[.AE2])" office:value-type="string" office:string-value="C1O1" calcext:value-type="string">
            <text:p>C1O1</text:p>
          </table:table-cell>
          <table:table-cell/>
          <table:table-cell table:content-validation-name="val9" office:value-type="string" calcext:value-type="string">
            <text:p>G1</text:p>
          </table:table-cell>
          <table:table-cell table:content-validation-name="val9" office:value-type="string" calcext:value-type="string">
            <text:p>O1</text:p>
          </table:table-cell>
          <table:table-cell table:formula="of:=CONCATENATE([.AH2];[.AI2])" office:value-type="string" office:string-value="G1O1" calcext:value-type="string">
            <text:p>G1O1</text:p>
          </table:table-cell>
          <table:table-cell table:formula="of:=SUMIF([.O$1:.R$1048576];[.AH2];[.R$1:.R$1048576])/COUNTIF([.T$1:.U$1048576];[.AH2])" office:value-type="currency" office:currency="BRL" office:value="9625" calcext:value-type="currency">
            <text:p>R$ 9,625.00</text:p>
          </table:table-cell>
          <table:table-cell table:formula="of:=INDEX([.W$1:.Y$1048576];MATCH([.AJ2];[.W$1:.W$1048576];0);3 )" office:value-type="currency" office:currency="BRL" office:value="5000" calcext:value-type="currency">
            <text:p>R$ 5,000.00</text:p>
          </table:table-cell>
          <table:table-cell table:formula="of:=[.AK2]-[.AL2]" office:value-type="currency" office:currency="BRL" office:value="4625" calcext:value-type="currency">
            <text:p>R$ 4,625.00</text:p>
          </table:table-cell>
          <table:table-cell/>
          <table:table-cell office:value-type="string" calcext:value-type="string">
            <text:p>G1</text:p>
          </table:table-cell>
          <table:table-cell table:formula="of:=SUMIF([.AH$1:.AM$1048576];[.AO2];[.AM$1:.AM$1048576])" office:value-type="string" office:string-value="" calcext:value-type="error">
            <text:p>#N/A</text:p>
          </table:table-cell>
          <table:table-cell/>
          <table:table-cell office:value-type="string" calcext:value-type="string">
            <text:p>G1</text:p>
          </table:table-cell>
          <table:table-cell table:formula="of:=SUMIF([.O$1:.R$1048576];[.AR2];[.R$1:.R$1048576])" office:value-type="currency" office:currency="BRL" office:value="38500" calcext:value-type="currency">
            <text:p>R$ 38,500.00</text:p>
          </table:table-cell>
          <table:table-cell table:formula="of:=SUMIF([.AH$1:.AL$1048576];[.AR2];[.AL$1:.AL$1048576])" office:value-type="string" office:string-value="" calcext:value-type="error">
            <text:p>#N/A</text:p>
          </table:table-cell>
          <table:table-cell table:style-name="ce1" table:formula="of:=[.AS2]-[.AT2]" office:value-type="string" office:string-value="" calcext:value-type="error">
            <text:p>#N/A</text:p>
          </table:table-cell>
          <table:table-cell/>
          <table:table-cell office:value-type="string" calcext:value-type="string">
            <text:p>O1</text:p>
          </table:table-cell>
          <table:table-cell table:style-name="ce2" table:formula="of:=SUMIF([.U$1:.X$1048576];[.AW2];[.X$1:.X$1048576])" office:value-type="percentage" office:value="1" calcext:value-type="percentage">
            <text:p>100.00%</text:p>
          </table:table-cell>
          <table:table-cell table:formula="of:=SUMIF([.AI$1:.AM$1048576];[.AW2];[.AK$1:.AK$1048576])" office:value-type="currency" office:currency="BRL" office:value="9625" calcext:value-type="currency">
            <text:p>R$ 9,625.00</text:p>
          </table:table-cell>
          <table:table-cell table:formula="of:=SUMIF([.AI$1:.AL$1048576];[.AW2];[.AL$1:.AL$1048576])" office:value-type="currency" office:currency="BRL" office:value="5000" calcext:value-type="currency">
            <text:p>R$ 5,000.00</text:p>
          </table:table-cell>
          <table:table-cell table:formula="of:=[.AY2]-[.AZ2]" office:value-type="currency" office:currency="BRL" office:value="4625" calcext:value-type="currency">
            <text:p>R$ 4,625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B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F3]*[.G3]" office:value-type="currency" office:currency="BRL" office:value="18000" calcext:value-type="currency">
            <text:p>R$ 18,000.00</text:p>
          </table:table-cell>
          <table:table-cell/>
          <table:table-cell office:value-type="string" calcext:value-type="string">
            <text:p>O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1.2" calcext:value-type="percentage">
            <text:p>120.00%</text:p>
          </table:table-cell>
          <table:table-cell table:style-name="ce1" table:formula="of:=[.K3]*[.L3]" office:value-type="currency" office:currency="BRL" office:value="24000" calcext:value-type="currency">
            <text:p>R$ 24,000.00</text:p>
          </table:table-cell>
          <table:table-cell/>
          <table:table-cell table:content-validation-name="val1" office:value-type="string" calcext:value-type="string">
            <text:p>G2</text:p>
          </table:table-cell>
          <table:table-cell table:content-validation-name="val8" office:value-type="string" calcext:value-type="string">
            <text:p>B2</text:p>
          </table:table-cell>
          <table:table-cell table:content-validation-name="val3" table:formula="of:=CONCATENATE([.O3];[.P3])" office:value-type="string" office:string-value="G2B2" calcext:value-type="string">
            <text:p>G2B2</text:p>
          </table:table-cell>
          <table:table-cell table:formula="of:=LOOKUP([.P3];[.E$1:.H$1048576];[.H$1:.H$1048576])" office:value-type="currency" office:currency="BRL" office:value="18000" calcext:value-type="currency">
            <text:p>R$ 18,000.00</text:p>
          </table:table-cell>
          <table:table-cell/>
          <table:table-cell table:content-validation-name="val9" office:value-type="string" calcext:value-type="string">
            <text:p>G1</text:p>
          </table:table-cell>
          <table:table-cell table:content-validation-name="val9" office:value-type="string" calcext:value-type="string">
            <text:p>O5</text:p>
          </table:table-cell>
          <table:table-cell table:content-validation-name="val6" table:formula="of:=LOOKUP([.U3];[.J$1:.M$1048576];[.M$1:.M$1048576])" office:value-type="currency" office:currency="BRL" office:value="21250" calcext:value-type="currency">
            <text:p>R$ 21,250.00</text:p>
          </table:table-cell>
          <table:table-cell table:formula="of:=CONCATENATE([.T3];[.U3])" office:value-type="string" office:string-value="G1O5" calcext:value-type="string">
            <text:p>G1O5</text:p>
          </table:table-cell>
          <table:table-cell office:value-type="percentage" office:value="0.2" calcext:value-type="percentage">
            <text:p>20.00%</text:p>
          </table:table-cell>
          <table:table-cell table:style-name="ce1" table:formula="of:=[.X3]*[.V3]" office:value-type="currency" office:currency="BRL" office:value="4250" calcext:value-type="currency">
            <text:p>R$ 4,250.00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B3</text:p>
          </table:table-cell>
          <table:table-cell table:formula="of:=CONCATENATE([.AA3];[.AB3])" office:value-type="string" office:string-value="C1B3" calcext:value-type="string">
            <text:p>C1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O5</text:p>
          </table:table-cell>
          <table:table-cell table:formula="of:=CONCATENATE([.AD3];[.AE3])" office:value-type="string" office:string-value="C1O5" calcext:value-type="string">
            <text:p>C1O5</text:p>
          </table:table-cell>
          <table:table-cell/>
          <table:table-cell table:content-validation-name="val9" office:value-type="string" calcext:value-type="string">
            <text:p>G1</text:p>
          </table:table-cell>
          <table:table-cell table:content-validation-name="val9" office:value-type="string" calcext:value-type="string">
            <text:p>O5</text:p>
          </table:table-cell>
          <table:table-cell table:formula="of:=CONCATENATE([.AH3];[.AI3])" office:value-type="string" office:string-value="G1O5" calcext:value-type="string">
            <text:p>G1O5</text:p>
          </table:table-cell>
          <table:table-cell table:formula="of:=SUMIF([.O$1:.R$1048576];[.AH3];[.R$1:.R$1048576])/COUNTIF([.T$1:.U$1048576];[.AH3])" office:value-type="currency" office:currency="BRL" office:value="9625" calcext:value-type="currency">
            <text:p>R$ 9,625.00</text:p>
          </table:table-cell>
          <table:table-cell table:formula="of:=INDEX([.W$1:.Y$1048576];MATCH([.AJ3];[.W$1:.W$1048576];0);3 )" office:value-type="string" office:string-value="" calcext:value-type="error">
            <text:p>#N/A</text:p>
          </table:table-cell>
          <table:table-cell table:formula="of:=[.AK3]-[.AL3]" office:value-type="string" office:string-value="" calcext:value-type="error">
            <text:p>#N/A</text:p>
          </table:table-cell>
          <table:table-cell/>
          <table:table-cell office:value-type="string" calcext:value-type="string">
            <text:p>G2</text:p>
          </table:table-cell>
          <table:table-cell table:formula="of:=SUMIF([.AH$1:.AM$1048576];[.AO3];[.AM$1:.AM$1048576])" office:value-type="string" office:string-value="" calcext:value-type="error">
            <text:p>#N/A</text:p>
          </table:table-cell>
          <table:table-cell/>
          <table:table-cell office:value-type="string" calcext:value-type="string">
            <text:p>G2</text:p>
          </table:table-cell>
          <table:table-cell table:formula="of:=SUMIF([.O$1:.R$1048576];[.AR3];[.R$1:.R$1048576])" office:value-type="currency" office:currency="BRL" office:value="18000" calcext:value-type="currency">
            <text:p>R$ 18,000.00</text:p>
          </table:table-cell>
          <table:table-cell table:formula="of:=SUMIF([.AH$1:.AL$1048576];[.AR3];[.AL$1:.AL$1048576])" office:value-type="string" office:string-value="" calcext:value-type="error">
            <text:p>#N/A</text:p>
          </table:table-cell>
          <table:table-cell table:style-name="ce1" table:formula="of:=[.AS3]-[.AT3]" office:value-type="string" office:string-value="" calcext:value-type="error">
            <text:p>#N/A</text:p>
          </table:table-cell>
          <table:table-cell/>
          <table:table-cell office:value-type="string" calcext:value-type="string">
            <text:p>O2</text:p>
          </table:table-cell>
          <table:table-cell table:style-name="ce2" table:formula="of:=SUMIF([.U$1:.X$1048576];[.AW3];[.X$1:.X$1048576])" office:value-type="percentage" office:value="1" calcext:value-type="percentage">
            <text:p>100.00%</text:p>
          </table:table-cell>
          <table:table-cell table:formula="of:=SUMIF([.AI$1:.AM$1048576];[.AW3];[.AK$1:.AK$1048576])" office:value-type="currency" office:currency="BRL" office:value="6000" calcext:value-type="currency">
            <text:p>R$ 6,000.00</text:p>
          </table:table-cell>
          <table:table-cell table:formula="of:=SUMIF([.AI$1:.AL$1048576];[.AW3];[.AL$1:.AL$1048576])" office:value-type="string" office:string-value="" calcext:value-type="error">
            <text:p>#N/A</text:p>
          </table:table-cell>
          <table:table-cell table:formula="of:=[.AY3]-[.AZ3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B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85" calcext:value-type="percentage">
            <text:p>85.00%</text:p>
          </table:table-cell>
          <table:table-cell table:style-name="ce1" table:formula="of:=[.F4]*[.G4]" office:value-type="currency" office:currency="BRL" office:value="12750" calcext:value-type="currency">
            <text:p>R$ 12,750.00</text:p>
          </table:table-cell>
          <table:table-cell/>
          <table:table-cell office:value-type="string" calcext:value-type="string">
            <text:p>O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7" calcext:value-type="percentage">
            <text:p>70.00%</text:p>
          </table:table-cell>
          <table:table-cell table:style-name="ce1" table:formula="of:=[.K4]*[.L4]" office:value-type="currency" office:currency="BRL" office:value="10500" calcext:value-type="currency">
            <text:p>R$ 10,500.00</text:p>
          </table:table-cell>
          <table:table-cell/>
          <table:table-cell table:content-validation-name="val1" office:value-type="string" calcext:value-type="string">
            <text:p>G3</text:p>
          </table:table-cell>
          <table:table-cell table:content-validation-name="val8" office:value-type="string" calcext:value-type="string">
            <text:p>B3</text:p>
          </table:table-cell>
          <table:table-cell table:content-validation-name="val3" table:formula="of:=CONCATENATE([.O4];[.P4])" office:value-type="string" office:string-value="G3B3" calcext:value-type="string">
            <text:p>G3B3</text:p>
          </table:table-cell>
          <table:table-cell table:formula="of:=LOOKUP([.P4];[.E$1:.H$1048576];[.H$1:.H$1048576])" office:value-type="currency" office:currency="BRL" office:value="12750" calcext:value-type="currency">
            <text:p>R$ 12,750.00</text:p>
          </table:table-cell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O4</text:p>
          </table:table-cell>
          <table:table-cell table:content-validation-name="val6" table:formula="of:=LOOKUP([.U4];[.J$1:.M$1048576];[.M$1:.M$1048576])" office:value-type="currency" office:currency="BRL" office:value="9000" calcext:value-type="currency">
            <text:p>R$ 9,000.00</text:p>
          </table:table-cell>
          <table:table-cell table:formula="of:=CONCATENATE([.T4];[.U4])" office:value-type="string" office:string-value="G1O4" calcext:value-type="string">
            <text:p>G1O4</text:p>
          </table:table-cell>
          <table:table-cell office:value-type="percentage" office:value="0.6" calcext:value-type="percentage">
            <text:p>60.00%</text:p>
          </table:table-cell>
          <table:table-cell table:style-name="ce1" table:formula="of:=[.X4]*[.V4]" office:value-type="currency" office:currency="BRL" office:value="5400" calcext:value-type="currency">
            <text:p>R$ 5,400.00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B4</text:p>
          </table:table-cell>
          <table:table-cell table:formula="of:=CONCATENATE([.AA4];[.AB4])" office:value-type="string" office:string-value="C1B4" calcext:value-type="string">
            <text:p>C1B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O4</text:p>
          </table:table-cell>
          <table:table-cell table:formula="of:=CONCATENATE([.AD4];[.AE4])" office:value-type="string" office:string-value="C1O4" calcext:value-type="string">
            <text:p>C1O4</text:p>
          </table:table-cell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O4</text:p>
          </table:table-cell>
          <table:table-cell table:formula="of:=CONCATENATE([.AH4];[.AI4])" office:value-type="string" office:string-value="G1O4" calcext:value-type="string">
            <text:p>G1O4</text:p>
          </table:table-cell>
          <table:table-cell table:formula="of:=SUMIF([.O$1:.R$1048576];[.AH4];[.R$1:.R$1048576])/COUNTIF([.T$1:.U$1048576];[.AH4])" office:value-type="currency" office:currency="BRL" office:value="9625" calcext:value-type="currency">
            <text:p>R$ 9,625.00</text:p>
          </table:table-cell>
          <table:table-cell table:formula="of:=INDEX([.W$1:.Y$1048576];MATCH([.AJ4];[.W$1:.W$1048576];0);3 )" office:value-type="string" office:string-value="" calcext:value-type="error">
            <text:p>#N/A</text:p>
          </table:table-cell>
          <table:table-cell table:formula="of:=[.AK4]-[.AL4]" office:value-type="string" office:string-value="" calcext:value-type="error">
            <text:p>#N/A</text:p>
          </table:table-cell>
          <table:table-cell/>
          <table:table-cell office:value-type="string" calcext:value-type="string">
            <text:p>G3</text:p>
          </table:table-cell>
          <table:table-cell table:formula="of:=SUMIF([.AH$1:.AM$1048576];[.AO4];[.AM$1:.AM$1048576])" office:value-type="string" office:string-value="" calcext:value-type="error">
            <text:p>#N/A</text:p>
          </table:table-cell>
          <table:table-cell/>
          <table:table-cell office:value-type="string" calcext:value-type="string">
            <text:p>G3</text:p>
          </table:table-cell>
          <table:table-cell table:formula="of:=SUMIF([.O$1:.R$1048576];[.AR4];[.R$1:.R$1048576])" office:value-type="currency" office:currency="BRL" office:value="12750" calcext:value-type="currency">
            <text:p>R$ 12,750.00</text:p>
          </table:table-cell>
          <table:table-cell table:formula="of:=SUMIF([.AH$1:.AL$1048576];[.AR4];[.AL$1:.AL$1048576])" office:value-type="string" office:string-value="" calcext:value-type="error">
            <text:p>#N/A</text:p>
          </table:table-cell>
          <table:table-cell table:style-name="ce1" table:formula="of:=[.AS4]-[.AT4]" office:value-type="string" office:string-value="" calcext:value-type="error">
            <text:p>#N/A</text:p>
          </table:table-cell>
          <table:table-cell/>
          <table:table-cell office:value-type="string" calcext:value-type="string">
            <text:p>O3</text:p>
          </table:table-cell>
          <table:table-cell table:style-name="ce2" table:formula="of:=SUMIF([.U$1:.X$1048576];[.AW4];[.X$1:.X$1048576])" office:value-type="percentage" office:value="1" calcext:value-type="percentage">
            <text:p>100.00%</text:p>
          </table:table-cell>
          <table:table-cell table:formula="of:=SUMIF([.AI$1:.AM$1048576];[.AW4];[.AK$1:.AK$1048576])" office:value-type="currency" office:currency="BRL" office:value="19875" calcext:value-type="currency">
            <text:p>R$ 19,875.00</text:p>
          </table:table-cell>
          <table:table-cell table:formula="of:=SUMIF([.AI$1:.AL$1048576];[.AW4];[.AL$1:.AL$1048576])" office:value-type="string" office:string-value="" calcext:value-type="error">
            <text:p>#N/A</text:p>
          </table:table-cell>
          <table:table-cell table:formula="of:=[.AY4]-[.AZ4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4</text:p>
          </table:table-cell>
          <table:table-cell office:value-type="currency" office:currency="BRL" office:value="30000" calcext:value-type="currency">
            <text:p>R$ 30,000.00</text:p>
          </table:table-cell>
          <table:table-cell office:value-type="percentage" office:value="0.95" calcext:value-type="percentage">
            <text:p>95.00%</text:p>
          </table:table-cell>
          <table:table-cell table:style-name="ce1" table:formula="of:=[.F5]*[.G5]" office:value-type="currency" office:currency="BRL" office:value="28500" calcext:value-type="currency">
            <text:p>R$ 28,500.00</text:p>
          </table:table-cell>
          <table:table-cell/>
          <table:table-cell office:value-type="string" calcext:value-type="string">
            <text:p>O4</text:p>
          </table:table-cell>
          <table:table-cell office:value-type="currency" office:currency="BRL" office:value="10000" calcext:value-type="currency">
            <text:p>R$ 10,000.00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K5]*[.L5]" office:value-type="currency" office:currency="BRL" office:value="9000" calcext:value-type="currency">
            <text:p>R$ 9,000.00</text:p>
          </table:table-cell>
          <table:table-cell/>
          <table:table-cell table:content-validation-name="val1" office:value-type="string" calcext:value-type="string">
            <text:p>G1</text:p>
          </table:table-cell>
          <table:table-cell table:content-validation-name="val8" office:value-type="string" calcext:value-type="string">
            <text:p>B4</text:p>
          </table:table-cell>
          <table:table-cell table:content-validation-name="val3" table:formula="of:=CONCATENATE([.O5];[.P5])" office:value-type="string" office:string-value="G1B4" calcext:value-type="string">
            <text:p>G1B4</text:p>
          </table:table-cell>
          <table:table-cell table:formula="of:=LOOKUP([.P5];[.E$1:.H$1048576];[.H$1:.H$1048576])" office:value-type="currency" office:currency="BRL" office:value="28500" calcext:value-type="currency">
            <text:p>R$ 28,500.00</text:p>
          </table:table-cell>
          <table:table-cell/>
          <table:table-cell table:content-validation-name="val9" office:value-type="string" calcext:value-type="string">
            <text:p>G2</text:p>
          </table:table-cell>
          <table:table-cell table:content-validation-name="val9" office:value-type="string" calcext:value-type="string">
            <text:p>O2</text:p>
          </table:table-cell>
          <table:table-cell table:content-validation-name="val6" table:formula="of:=LOOKUP([.U5];[.J$1:.M$1048576];[.M$1:.M$1048576])" office:value-type="currency" office:currency="BRL" office:value="24000" calcext:value-type="currency">
            <text:p>R$ 24,000.00</text:p>
          </table:table-cell>
          <table:table-cell table:formula="of:=CONCATENATE([.T5];[.U5])" office:value-type="string" office:string-value="G2O2" calcext:value-type="string">
            <text:p>G2O2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X5]*[.V5]" office:value-type="currency" office:currency="BRL" office:value="24000" calcext:value-type="currency">
            <text:p>R$ 24,000.00</text:p>
          </table:table-cell>
          <table:table-cell table:number-columns-repeated="4"/>
          <table:table-cell office:value-type="string" calcext:value-type="string">
            <text:p>C1</text:p>
          </table:table-cell>
          <table:table-cell office:value-type="string" calcext:value-type="string">
            <text:p>O3</text:p>
          </table:table-cell>
          <table:table-cell table:formula="of:=CONCATENATE([.AD5];[.AE5])" office:value-type="string" office:string-value="C1O3" calcext:value-type="string">
            <text:p>C1O3</text:p>
          </table:table-cell>
          <table:table-cell/>
          <table:table-cell table:content-validation-name="val9" office:value-type="string" calcext:value-type="string">
            <text:p>G2</text:p>
          </table:table-cell>
          <table:table-cell table:content-validation-name="val9" office:value-type="string" calcext:value-type="string">
            <text:p>O2</text:p>
          </table:table-cell>
          <table:table-cell table:formula="of:=CONCATENATE([.AH5];[.AI5])" office:value-type="string" office:string-value="G2O2" calcext:value-type="string">
            <text:p>G2O2</text:p>
          </table:table-cell>
          <table:table-cell table:formula="of:=SUMIF([.O$1:.R$1048576];[.AH5];[.R$1:.R$1048576])/COUNTIF([.T$1:.U$1048576];[.AH5])" office:value-type="currency" office:currency="BRL" office:value="6000" calcext:value-type="currency">
            <text:p>R$ 6,000.00</text:p>
          </table:table-cell>
          <table:table-cell table:formula="of:=INDEX([.W$1:.Y$1048576];MATCH([.AJ5];[.W$1:.W$1048576];0);3 )" office:value-type="string" office:string-value="" calcext:value-type="error">
            <text:p>#N/A</text:p>
          </table:table-cell>
          <table:table-cell table:formula="of:=[.AK5]-[.AL5]" office:value-type="string" office:string-value="" calcext:value-type="error">
            <text:p>#N/A</text:p>
          </table:table-cell>
          <table:table-cell table:number-columns-repeated="9"/>
          <table:table-cell office:value-type="string" calcext:value-type="string">
            <text:p>O4</text:p>
          </table:table-cell>
          <table:table-cell table:style-name="ce2" table:formula="of:=SUMIF([.U$1:.X$1048576];[.AW5];[.X$1:.X$1048576])" office:value-type="percentage" office:value="1" calcext:value-type="percentage">
            <text:p>100.00%</text:p>
          </table:table-cell>
          <table:table-cell table:formula="of:=SUMIF([.AI$1:.AM$1048576];[.AW5];[.AK$1:.AK$1048576])" office:value-type="currency" office:currency="BRL" office:value="13875" calcext:value-type="currency">
            <text:p>R$ 13,875.00</text:p>
          </table:table-cell>
          <table:table-cell table:formula="of:=SUMIF([.AI$1:.AL$1048576];[.AW5];[.AL$1:.AL$1048576])" office:value-type="string" office:string-value="" calcext:value-type="error">
            <text:p>#N/A</text:p>
          </table:table-cell>
          <table:table-cell table:formula="of:=[.AY5]-[.AZ5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O5</text:p>
          </table:table-cell>
          <table:table-cell office:value-type="currency" office:currency="BRL" office:value="25000" calcext:value-type="currency">
            <text:p>R$ 25,000.00</text:p>
          </table:table-cell>
          <table:table-cell office:value-type="percentage" office:value="0.85" calcext:value-type="percentage">
            <text:p>85.00%</text:p>
          </table:table-cell>
          <table:table-cell table:style-name="ce1" table:formula="of:=[.K6]*[.L6]" office:value-type="currency" office:currency="BRL" office:value="21250" calcext:value-type="currency">
            <text:p>R$ 21,250.00</text:p>
          </table:table-cell>
          <table:table-cell/>
          <table:table-cell table:content-validation-name="val1"/>
          <table:table-cell table:content-validation-name="val8"/>
          <table:table-cell table:content-validation-name="val3"/>
          <table:table-cell table:number-columns-repeated="2"/>
          <table:table-cell table:content-validation-name="val9" office:value-type="string" calcext:value-type="string">
            <text:p>G2</text:p>
          </table:table-cell>
          <table:table-cell table:content-validation-name="val9" office:value-type="string" calcext:value-type="string">
            <text:p>O5</text:p>
          </table:table-cell>
          <table:table-cell table:content-validation-name="val6" table:formula="of:=LOOKUP([.U6];[.J$1:.M$1048576];[.M$1:.M$1048576])" office:value-type="currency" office:currency="BRL" office:value="21250" calcext:value-type="currency">
            <text:p>R$ 21,250.00</text:p>
          </table:table-cell>
          <table:table-cell table:formula="of:=CONCATENATE([.T6];[.U6])" office:value-type="string" office:string-value="G2O5" calcext:value-type="string">
            <text:p>G2O5</text:p>
          </table:table-cell>
          <table:table-cell office:value-type="percentage" office:value="0.3" calcext:value-type="percentage">
            <text:p>30.00%</text:p>
          </table:table-cell>
          <table:table-cell table:style-name="ce1" table:formula="of:=[.X6]*[.V6]" office:value-type="currency" office:currency="BRL" office:value="6375" calcext:value-type="currency">
            <text:p>R$ 6,375.00</text:p>
          </table:table-cell>
          <table:table-cell table:number-columns-repeated="8"/>
          <table:table-cell table:content-validation-name="val9" office:value-type="string" calcext:value-type="string">
            <text:p>G2</text:p>
          </table:table-cell>
          <table:table-cell table:content-validation-name="val9" office:value-type="string" calcext:value-type="string">
            <text:p>O5</text:p>
          </table:table-cell>
          <table:table-cell table:formula="of:=CONCATENATE([.AH6];[.AI6])" office:value-type="string" office:string-value="G2O5" calcext:value-type="string">
            <text:p>G2O5</text:p>
          </table:table-cell>
          <table:table-cell table:formula="of:=SUMIF([.O$1:.R$1048576];[.AH6];[.R$1:.R$1048576])/COUNTIF([.T$1:.U$1048576];[.AH6])" office:value-type="currency" office:currency="BRL" office:value="6000" calcext:value-type="currency">
            <text:p>R$ 6,000.00</text:p>
          </table:table-cell>
          <table:table-cell table:formula="of:=INDEX([.W$1:.Y$1048576];MATCH([.AJ6];[.W$1:.W$1048576];0);3 )" office:value-type="string" office:string-value="" calcext:value-type="error">
            <text:p>#N/A</text:p>
          </table:table-cell>
          <table:table-cell table:formula="of:=[.AK6]-[.AL6]" office:value-type="string" office:string-value="" calcext:value-type="error">
            <text:p>#N/A</text:p>
          </table:table-cell>
          <table:table-cell table:number-columns-repeated="9"/>
          <table:table-cell office:value-type="string" calcext:value-type="string">
            <text:p>O5</text:p>
          </table:table-cell>
          <table:table-cell table:style-name="ce2" table:formula="of:=SUMIF([.U$1:.X$1048576];[.AW6];[.X$1:.X$1048576])" office:value-type="percentage" office:value="1" calcext:value-type="percentage">
            <text:p>100.00%</text:p>
          </table:table-cell>
          <table:table-cell table:formula="of:=SUMIF([.AI$1:.AM$1048576];[.AW6];[.AK$1:.AK$1048576])" office:value-type="currency" office:currency="BRL" office:value="19875" calcext:value-type="currency">
            <text:p>R$ 19,875.00</text:p>
          </table:table-cell>
          <table:table-cell table:formula="of:=SUMIF([.AI$1:.AL$1048576];[.AW6];[.AL$1:.AL$1048576])" office:value-type="string" office:string-value="" calcext:value-type="error">
            <text:p>#N/A</text:p>
          </table:table-cell>
          <table:table-cell table:formula="of:=[.AY6]-[.AZ6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14"/>
          <table:table-cell table:content-validation-name="val1"/>
          <table:table-cell table:content-validation-name="val8"/>
          <table:table-cell table:content-validation-name="val3"/>
          <table:table-cell table:number-columns-repeated="2"/>
          <table:table-cell office:value-type="string" calcext:value-type="string">
            <text:p>G1</text:p>
          </table:table-cell>
          <table:table-cell office:value-type="string" calcext:value-type="string">
            <text:p>O3</text:p>
          </table:table-cell>
          <table:table-cell table:content-validation-name="val6" table:formula="of:=LOOKUP([.U7];[.J$1:.M$1048576];[.M$1:.M$1048576])" office:value-type="currency" office:currency="BRL" office:value="10500" calcext:value-type="currency">
            <text:p>R$ 10,500.00</text:p>
          </table:table-cell>
          <table:table-cell table:formula="of:=CONCATENATE([.T7];[.U7])" office:value-type="string" office:string-value="G1O3" calcext:value-type="string">
            <text:p>G1O3</text:p>
          </table:table-cell>
          <table:table-cell office:value-type="percentage" office:value="0.1" calcext:value-type="percentage">
            <text:p>10.00%</text:p>
          </table:table-cell>
          <table:table-cell table:style-name="ce1" table:formula="of:=[.X7]*[.V7]" office:value-type="currency" office:currency="BRL" office:value="1050" calcext:value-type="currency">
            <text:p>R$ 1,050.00</text:p>
          </table:table-cell>
          <table:table-cell table:number-columns-repeated="8"/>
          <table:table-cell office:value-type="string" calcext:value-type="string">
            <text:p>G1</text:p>
          </table:table-cell>
          <table:table-cell office:value-type="string" calcext:value-type="string">
            <text:p>O3</text:p>
          </table:table-cell>
          <table:table-cell table:formula="of:=CONCATENATE([.AH7];[.AI7])" office:value-type="string" office:string-value="G1O3" calcext:value-type="string">
            <text:p>G1O3</text:p>
          </table:table-cell>
          <table:table-cell table:formula="of:=SUMIF([.O$1:.R$1048576];[.AH7];[.R$1:.R$1048576])/COUNTIF([.T$1:.U$1048576];[.AH7])" office:value-type="currency" office:currency="BRL" office:value="9625" calcext:value-type="currency">
            <text:p>R$ 9,625.00</text:p>
          </table:table-cell>
          <table:table-cell table:formula="of:=INDEX([.W$1:.Y$1048576];MATCH([.AJ7];[.W$1:.W$1048576];0);3 )" office:value-type="string" office:string-value="" calcext:value-type="error">
            <text:p>#N/A</text:p>
          </table:table-cell>
          <table:table-cell table:formula="of:=[.AK7]-[.AL7]" office:value-type="string" office:string-value="" calcext:value-type="error">
            <text:p>#N/A</text:p>
          </table:table-cell>
          <table:table-cell table:number-columns-repeated="14"/>
        </table:table-row>
        <table:table-row table:style-name="ro1">
          <table:table-cell table:number-columns-repeated="14"/>
          <table:table-cell table:content-validation-name="val1"/>
          <table:table-cell table:content-validation-name="val8"/>
          <table:table-cell table:content-validation-name="val3"/>
          <table:table-cell table:number-columns-repeated="2"/>
          <table:table-cell office:value-type="string" calcext:value-type="string">
            <text:p>G2</text:p>
          </table:table-cell>
          <table:table-cell office:value-type="string" calcext:value-type="string">
            <text:p>O3</text:p>
          </table:table-cell>
          <table:table-cell table:content-validation-name="val6" table:formula="of:=LOOKUP([.U8];[.J$1:.M$1048576];[.M$1:.M$1048576])" office:value-type="currency" office:currency="BRL" office:value="10500" calcext:value-type="currency">
            <text:p>R$ 10,500.00</text:p>
          </table:table-cell>
          <table:table-cell table:formula="of:=CONCATENATE([.T8];[.U8])" office:value-type="string" office:string-value="G2O3" calcext:value-type="string">
            <text:p>G2O3</text:p>
          </table:table-cell>
          <table:table-cell office:value-type="percentage" office:value="0.1" calcext:value-type="percentage">
            <text:p>10.00%</text:p>
          </table:table-cell>
          <table:table-cell table:style-name="ce1" table:formula="of:=[.X8]*[.V8]" office:value-type="currency" office:currency="BRL" office:value="1050" calcext:value-type="currency">
            <text:p>R$ 1,050.00</text:p>
          </table:table-cell>
          <table:table-cell table:number-columns-repeated="8"/>
          <table:table-cell office:value-type="string" calcext:value-type="string">
            <text:p>G2</text:p>
          </table:table-cell>
          <table:table-cell office:value-type="string" calcext:value-type="string">
            <text:p>O3</text:p>
          </table:table-cell>
          <table:table-cell table:formula="of:=CONCATENATE([.AH8];[.AI8])" office:value-type="string" office:string-value="G2O3" calcext:value-type="string">
            <text:p>G2O3</text:p>
          </table:table-cell>
          <table:table-cell table:formula="of:=SUMIF([.O$1:.R$1048576];[.AH8];[.R$1:.R$1048576])/COUNTIF([.T$1:.U$1048576];[.AH8])" office:value-type="currency" office:currency="BRL" office:value="6000" calcext:value-type="currency">
            <text:p>R$ 6,000.00</text:p>
          </table:table-cell>
          <table:table-cell table:formula="of:=INDEX([.W$1:.Y$1048576];MATCH([.AJ8];[.W$1:.W$1048576];0);3 )" office:value-type="string" office:string-value="" calcext:value-type="error">
            <text:p>#N/A</text:p>
          </table:table-cell>
          <table:table-cell table:formula="of:=[.AK8]-[.AL8]" office:value-type="string" office:string-value="" calcext:value-type="error">
            <text:p>#N/A</text:p>
          </table:table-cell>
          <table:table-cell table:number-columns-repeated="14"/>
        </table:table-row>
        <table:table-row table:style-name="ro1">
          <table:table-cell table:number-columns-repeated="14"/>
          <table:table-cell table:content-validation-name="val1"/>
          <table:table-cell table:content-validation-name="val8"/>
          <table:table-cell table:content-validation-name="val3"/>
          <table:table-cell table:number-columns-repeated="2"/>
          <table:table-cell table:content-validation-name="val9" office:value-type="string" calcext:value-type="string">
            <text:p>G3</text:p>
          </table:table-cell>
          <table:table-cell table:content-validation-name="val9" office:value-type="string" calcext:value-type="string">
            <text:p>O3</text:p>
          </table:table-cell>
          <table:table-cell table:content-validation-name="val6" table:formula="of:=LOOKUP([.U9];[.J$1:.M$1048576];[.M$1:.M$1048576])" office:value-type="currency" office:currency="BRL" office:value="10500" calcext:value-type="currency">
            <text:p>R$ 10,500.00</text:p>
          </table:table-cell>
          <table:table-cell table:formula="of:=CONCATENATE([.T9];[.U9])" office:value-type="string" office:string-value="G3O3" calcext:value-type="string">
            <text:p>G3O3</text:p>
          </table:table-cell>
          <table:table-cell office:value-type="percentage" office:value="0.8" calcext:value-type="percentage">
            <text:p>80.00%</text:p>
          </table:table-cell>
          <table:table-cell table:style-name="ce1" table:formula="of:=[.X9]*[.V9]" office:value-type="currency" office:currency="BRL" office:value="8400" calcext:value-type="currency">
            <text:p>R$ 8,400.00</text:p>
          </table:table-cell>
          <table:table-cell table:number-columns-repeated="8"/>
          <table:table-cell table:content-validation-name="val9" office:value-type="string" calcext:value-type="string">
            <text:p>G3</text:p>
          </table:table-cell>
          <table:table-cell table:content-validation-name="val9" office:value-type="string" calcext:value-type="string">
            <text:p>O3</text:p>
          </table:table-cell>
          <table:table-cell table:formula="of:=CONCATENATE([.AH9];[.AI9])" office:value-type="string" office:string-value="G3O3" calcext:value-type="string">
            <text:p>G3O3</text:p>
          </table:table-cell>
          <table:table-cell table:formula="of:=SUMIF([.O$1:.R$1048576];[.AH9];[.R$1:.R$1048576])/COUNTIF([.T$1:.U$1048576];[.AH9])" office:value-type="currency" office:currency="BRL" office:value="4250" calcext:value-type="currency">
            <text:p>R$ 4,250.00</text:p>
          </table:table-cell>
          <table:table-cell table:formula="of:=INDEX([.W$1:.Y$1048576];MATCH([.AJ9];[.W$1:.W$1048576];0);3 )" office:value-type="string" office:string-value="" calcext:value-type="error">
            <text:p>#N/A</text:p>
          </table:table-cell>
          <table:table-cell table:formula="of:=[.AK9]-[.AL9]" office:value-type="string" office:string-value="" calcext:value-type="error">
            <text:p>#N/A</text:p>
          </table:table-cell>
          <table:table-cell table:number-columns-repeated="14"/>
        </table:table-row>
        <table:table-row table:style-name="ro1">
          <table:table-cell table:number-columns-repeated="14"/>
          <table:table-cell table:content-validation-name="val1"/>
          <table:table-cell table:content-validation-name="val8"/>
          <table:table-cell table:content-validation-name="val3"/>
          <table:table-cell table:number-columns-repeated="2"/>
          <table:table-cell table:content-validation-name="val9" office:value-type="string" calcext:value-type="string">
            <text:p>G3</text:p>
          </table:table-cell>
          <table:table-cell table:content-validation-name="val9" office:value-type="string" calcext:value-type="string">
            <text:p>O4</text:p>
          </table:table-cell>
          <table:table-cell table:content-validation-name="val6" table:formula="of:=LOOKUP([.U10];[.J$1:.M$1048576];[.M$1:.M$1048576])" office:value-type="currency" office:currency="BRL" office:value="9000" calcext:value-type="currency">
            <text:p>R$ 9,000.00</text:p>
          </table:table-cell>
          <table:table-cell table:formula="of:=CONCATENATE([.T10];[.U10])" office:value-type="string" office:string-value="G3O4" calcext:value-type="string">
            <text:p>G3O4</text:p>
          </table:table-cell>
          <table:table-cell office:value-type="percentage" office:value="0.4" calcext:value-type="percentage">
            <text:p>40.00%</text:p>
          </table:table-cell>
          <table:table-cell table:style-name="ce1" table:formula="of:=[.X10]*[.V10]" office:value-type="currency" office:currency="BRL" office:value="3600" calcext:value-type="currency">
            <text:p>R$ 3,600.00</text:p>
          </table:table-cell>
          <table:table-cell table:number-columns-repeated="8"/>
          <table:table-cell table:content-validation-name="val9" office:value-type="string" calcext:value-type="string">
            <text:p>G3</text:p>
          </table:table-cell>
          <table:table-cell table:content-validation-name="val9" office:value-type="string" calcext:value-type="string">
            <text:p>O4</text:p>
          </table:table-cell>
          <table:table-cell table:formula="of:=CONCATENATE([.AH10];[.AI10])" office:value-type="string" office:string-value="G3O4" calcext:value-type="string">
            <text:p>G3O4</text:p>
          </table:table-cell>
          <table:table-cell table:formula="of:=SUMIF([.O$1:.R$1048576];[.AH10];[.R$1:.R$1048576])/COUNTIF([.T$1:.U$1048576];[.AH10])" office:value-type="currency" office:currency="BRL" office:value="4250" calcext:value-type="currency">
            <text:p>R$ 4,250.00</text:p>
          </table:table-cell>
          <table:table-cell table:formula="of:=INDEX([.W$1:.Y$1048576];MATCH([.AJ10];[.W$1:.W$1048576];0);3 )" office:value-type="string" office:string-value="" calcext:value-type="error">
            <text:p>#N/A</text:p>
          </table:table-cell>
          <table:table-cell table:formula="of:=[.AK10]-[.AL10]" office:value-type="string" office:string-value="" calcext:value-type="error">
            <text:p>#N/A</text:p>
          </table:table-cell>
          <table:table-cell table:number-columns-repeated="14"/>
        </table:table-row>
        <table:table-row table:style-name="ro1">
          <table:table-cell table:number-columns-repeated="14"/>
          <table:table-cell table:content-validation-name="val1"/>
          <table:table-cell table:content-validation-name="val8"/>
          <table:table-cell table:content-validation-name="val3"/>
          <table:table-cell table:number-columns-repeated="2"/>
          <table:table-cell table:content-validation-name="val9" office:value-type="string" calcext:value-type="string">
            <text:p>G3</text:p>
          </table:table-cell>
          <table:table-cell table:content-validation-name="val9" office:value-type="string" calcext:value-type="string">
            <text:p>O5</text:p>
          </table:table-cell>
          <table:table-cell table:content-validation-name="val6" table:formula="of:=LOOKUP([.U11];[.J$1:.M$1048576];[.M$1:.M$1048576])" office:value-type="currency" office:currency="BRL" office:value="21250" calcext:value-type="currency">
            <text:p>R$ 21,250.00</text:p>
          </table:table-cell>
          <table:table-cell table:formula="of:=CONCATENATE([.T11];[.U11])" office:value-type="string" office:string-value="G3O5" calcext:value-type="string">
            <text:p>G3O5</text:p>
          </table:table-cell>
          <table:table-cell office:value-type="percentage" office:value="0.5" calcext:value-type="percentage">
            <text:p>50.00%</text:p>
          </table:table-cell>
          <table:table-cell table:style-name="ce1" table:formula="of:=[.X11]*[.V11]" office:value-type="currency" office:currency="BRL" office:value="10625" calcext:value-type="currency">
            <text:p>R$ 10,625.00</text:p>
          </table:table-cell>
          <table:table-cell table:number-columns-repeated="8"/>
          <table:table-cell table:content-validation-name="val9" office:value-type="string" calcext:value-type="string">
            <text:p>G3</text:p>
          </table:table-cell>
          <table:table-cell table:content-validation-name="val9" office:value-type="string" calcext:value-type="string">
            <text:p>O5</text:p>
          </table:table-cell>
          <table:table-cell table:formula="of:=CONCATENATE([.AH11];[.AI11])" office:value-type="string" office:string-value="G3O5" calcext:value-type="string">
            <text:p>G3O5</text:p>
          </table:table-cell>
          <table:table-cell table:formula="of:=SUMIF([.O$1:.R$1048576];[.AH11];[.R$1:.R$1048576])/COUNTIF([.T$1:.U$1048576];[.AH11])" office:value-type="currency" office:currency="BRL" office:value="4250" calcext:value-type="currency">
            <text:p>R$ 4,250.00</text:p>
          </table:table-cell>
          <table:table-cell table:formula="of:=INDEX([.W$1:.Y$1048576];MATCH([.AJ11];[.W$1:.W$1048576];0);3 )" office:value-type="string" office:string-value="" calcext:value-type="error">
            <text:p>#N/A</text:p>
          </table:table-cell>
          <table:table-cell table:formula="of:=[.AK11]-[.AL11]" office:value-type="string" office:string-value="" calcext:value-type="error">
            <text:p>#N/A</text:p>
          </table:table-cell>
          <table:table-cell table:number-columns-repeated="14"/>
        </table:table-row>
        <table:table-row table:style-name="ro1" table:number-rows-repeated="1048564">
          <table:table-cell table:number-columns-repeated="14"/>
          <table:table-cell table:content-validation-name="val1"/>
          <table:table-cell table:content-validation-name="val8"/>
          <table:table-cell table:content-validation-name="val3"/>
          <table:table-cell table:number-columns-repeated="2"/>
          <table:table-cell table:content-validation-name="val9" table:number-columns-repeated="2"/>
          <table:table-cell table:content-validation-name="val6"/>
          <table:table-cell table:number-columns-repeated="31"/>
        </table:table-row>
        <table:table-row table:style-name="ro1">
          <table:table-cell table:number-columns-repeated="14"/>
          <table:table-cell table:content-validation-name="val1"/>
          <table:table-cell table:content-validation-name="val8"/>
          <table:table-cell table:content-validation-name="val3"/>
          <table:table-cell table:number-columns-repeated="2"/>
          <table:table-cell table:content-validation-name="val9" table:number-columns-repeated="2"/>
          <table:table-cell table:content-validation-name="val6"/>
          <table:table-cell table:number-columns-repeated="31"/>
        </table:table-row>
      </table:table>
      <table:table table:name="Cenario12" table:style-name="ta1">
        <table:table-column table:style-name="co1" table:number-columns-repeated="5" table:default-cell-style-name="Default"/>
        <table:table-column table:style-name="co4" table:default-cell-style-name="ce1"/>
        <table:table-column table:style-name="co4" table:default-cell-style-name="ce2"/>
        <table:table-column table:style-name="co1" table:number-columns-repeated="3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ce1"/>
        <table:table-column table:style-name="co1" table:number-columns-repeated="3" table:default-cell-style-name="Default"/>
        <table:table-column table:style-name="co9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2" table:default-cell-style-name="Default"/>
        <table:table-column table:style-name="co13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4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8" table:number-columns-repeated="2" table:default-cell-style-name="ce1"/>
        <table:table-column table:style-name="co16" table:default-cell-style-name="ce1"/>
        <table:table-row table:style-name="ro1">
          <table:table-cell office:value-type="string" calcext:value-type="string">
            <text:p>Convênio</text:p>
          </table:table-cell>
          <table:table-cell/>
          <table:table-cell office:value-type="string" calcext:value-type="string">
            <text:p>Garantia</text:p>
          </table:table-cell>
          <table:table-cell/>
          <table:table-cell office:value-type="string" calcext:value-type="string">
            <text:p>Bem</text:p>
          </table:table-cell>
          <table:table-cell table:style-name="Default" office:value-type="string" calcext:value-type="string">
            <text:p>Valor Nominal</text:p>
          </table:table-cell>
          <table:table-cell table:style-name="Default" office:value-type="string" calcext:value-type="string">
            <text:p>% Valor do Bem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Operação</text:p>
          </table:table-cell>
          <table:table-cell table:style-name="Default" office:value-type="string" calcext:value-type="string">
            <text:p>Saldo Devedor</text:p>
          </table:table-cell>
          <table:table-cell table:style-name="Default" office:value-type="string" calcext:value-type="string">
            <text:p>Exigibilidade</text:p>
          </table:table-cell>
          <table:table-cell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Valor Efetivo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cao</text:p>
          </table:table-cell>
          <table:table-cell table:style-name="Default" office:value-type="string" calcext:value-type="string">
            <text:p>Valor 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obertura</text:p>
          </table:table-cell>
          <table:table-cell office:value-type="string" calcext:value-type="string">
            <text:p>Valor Efetivo</text:p>
          </table:table-cell>
          <table:table-cell table:style-name="Default" office:value-type="string" calcext:value-type="string">
            <text:p>Prioridade</text:p>
          </table:table-cell>
          <table:table-cell/>
          <table:table-cell office:value-type="string" calcext:value-type="string">
            <text:p>Convênio</text:p>
          </table:table-cell>
          <table:table-cell office:value-type="string" calcext:value-type="string">
            <text:p>Bem</text:p>
          </table:table-cell>
          <table:table-cell office:value-type="string" calcext:value-type="string">
            <text:p>Chave</text:p>
          </table:table-cell>
          <table:table-cell office:value-type="string" calcext:value-type="string">
            <text:p>Convênio</text:p>
          </table:table-cell>
          <table:table-cell office:value-type="string" calcext:value-type="string">
            <text:p>Operação</text:p>
          </table:table-cell>
          <table:table-cell office:value-type="string" calcext:value-type="string">
            <text:p>Chave</text:p>
          </table:table-cell>
          <table:table-cell/>
          <table:table-cell office:value-type="string" calcext:value-type="string">
            <text:p>Garantia</text:p>
          </table:table-cell>
          <table:table-cell office:value-type="string" calcext:value-type="string">
            <text:p>Operação</text:p>
          </table:table-cell>
          <table:table-cell office:value-type="string" calcext:value-type="string">
            <text:p>Chave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</text:p>
          </table:table-cell>
          <table:table-cell table:style-name="Default" office:value-type="string" calcext:value-type="string">
            <text:p>Suficiência</text:p>
          </table:table-cell>
          <table:table-cell/>
          <table:table-cell office:value-type="string" calcext:value-type="string">
            <text:p>Garantia</text:p>
          </table:table-cell>
          <table:table-cell table:style-name="Default" office:value-type="string" calcext:value-type="string">
            <office:annotation draw:style-name="gr1" draw:text-style-name="P2" svg:width="28.99mm" svg:height="17.99mm" svg:x="1016.51mm" svg:y="0mm" draw:caption-point-x="-6.1mm" draw:caption-point-y="0.1mm">
              <dc:date>2019-06-16T00:00:00</dc:date>
              <text:p text:style-name="P1">Somando a suficiência das operações</text:p>
            </office:annotation>
            <text:p>Suficiência</text:p>
          </table:table-cell>
          <table:table-cell/>
          <table:table-cell office:value-type="string" calcext:value-type="string">
            <text:p>Garantia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s</text:p>
          </table:table-cell>
          <table:table-cell office:value-type="string" calcext:value-type="string">
            <text:p>Suficiência</text:p>
          </table:table-cell>
          <table:table-cell/>
          <table:table-cell office:value-type="string" calcext:value-type="string">
            <text:p>Operação</text:p>
          </table:table-cell>
          <table:table-cell office:value-type="string" calcext:value-type="string">
            <text:p>Cobertura</text:p>
          </table:table-cell>
          <table:table-cell table:style-name="Default" office:value-type="string" calcext:value-type="string">
            <text:p>Crédito</text:p>
          </table:table-cell>
          <table:table-cell table:style-name="Default" office:value-type="string" calcext:value-type="string">
            <text:p>Débito</text:p>
          </table:table-cell>
          <table:table-cell table:style-name="Default" office:value-type="string" calcext:value-type="string">
            <text:p>Suficiência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B1</text:p>
          </table:table-cell>
          <table:table-cell office:value-type="currency" office:currency="BRL" office:value="10000" calcext:value-type="currency">
            <text:p>R$ 10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F2]*[.G2]" office:value-type="currency" office:currency="BRL" office:value="10000" calcext:value-type="currency">
            <text:p>R$ 10,000.00</text:p>
          </table:table-cell>
          <table:table-cell/>
          <table:table-cell office:value-type="string" calcext:value-type="string">
            <text:p>O1</text:p>
          </table:table-cell>
          <table:table-cell office:value-type="currency" office:currency="BRL" office:value="5000" calcext:value-type="currency">
            <text:p>R$ 5,000.00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K2]*[.L2]" office:value-type="currency" office:currency="BRL" office:value="5000" calcext:value-type="currency">
            <text:p>R$ 5,000.00</text:p>
          </table:table-cell>
          <table:table-cell/>
          <table:table-cell table:content-validation-name="val1" office:value-type="string" calcext:value-type="string">
            <text:p>G1</text:p>
          </table:table-cell>
          <table:table-cell table:content-validation-name="val8" office:value-type="string" calcext:value-type="string">
            <text:p>B1</text:p>
          </table:table-cell>
          <table:table-cell table:content-validation-name="val3" table:formula="of:=CONCATENATE([.O2];[.P2])" office:value-type="string" office:string-value="G1B1" calcext:value-type="string">
            <text:p>G1B1</text:p>
          </table:table-cell>
          <table:table-cell table:formula="of:=LOOKUP([.P2];[.E$1:.H$1048576];[.H$1:.H$1048576])" office:value-type="currency" office:currency="BRL" office:value="10000" calcext:value-type="currency">
            <text:p>R$ 10,000.00</text:p>
          </table:table-cell>
          <table:table-cell/>
          <table:table-cell table:content-validation-name="val9" office:value-type="string" calcext:value-type="string">
            <text:p>G1</text:p>
          </table:table-cell>
          <table:table-cell table:content-validation-name="val9" office:value-type="string" calcext:value-type="string">
            <text:p>O1</text:p>
          </table:table-cell>
          <table:table-cell table:content-validation-name="val6" table:formula="of:=LOOKUP([.U2];[.J$1:.M$1048576];[.M$1:.M$1048576])" office:value-type="currency" office:currency="BRL" office:value="5000" calcext:value-type="currency">
            <text:p>R$ 5,000.00</text:p>
          </table:table-cell>
          <table:table-cell table:formula="of:=CONCATENATE([.T2];[.U2])" office:value-type="string" office:string-value="G1O1" calcext:value-type="string">
            <text:p>G1O1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X2]*[.V2]" office:value-type="currency" office:currency="BRL" office:value="5000" calcext:value-type="currency">
            <text:p>R$ 5,00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B1</text:p>
          </table:table-cell>
          <table:table-cell table:formula="of:=CONCATENATE([.AB2];[.AC2])" office:value-type="string" office:string-value="C1B1" calcext:value-type="string">
            <text:p>C1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O1</text:p>
          </table:table-cell>
          <table:table-cell table:formula="of:=CONCATENATE([.AE2];[.AF2])" office:value-type="string" office:string-value="C1O1" calcext:value-type="string">
            <text:p>C1O1</text:p>
          </table:table-cell>
          <table:table-cell/>
          <table:table-cell table:content-validation-name="val9" office:value-type="string" calcext:value-type="string">
            <text:p>G1</text:p>
          </table:table-cell>
          <table:table-cell table:content-validation-name="val9" office:value-type="string" calcext:value-type="string">
            <text:p>O1</text:p>
          </table:table-cell>
          <table:table-cell table:formula="of:=CONCATENATE([.AI2];[.AJ2])" office:value-type="string" office:string-value="G1O1" calcext:value-type="string">
            <text:p>G1O1</text:p>
          </table:table-cell>
          <table:table-cell table:formula="of:=SUMIF([.O$1:.R$1048576];[.AI2];[.R$1:.R$1048576])/COUNTIF([.T$1:.U$1048576];[.AI2])" office:value-type="currency" office:currency="BRL" office:value="14000" calcext:value-type="currency">
            <text:p>R$ 14,000.00</text:p>
          </table:table-cell>
          <table:table-cell table:formula="of:=INDEX([.W$1:.Y$1048576];MATCH([.AK2];[.W$1:.W$1048576];0);3 )" office:value-type="currency" office:currency="BRL" office:value="5000" calcext:value-type="currency">
            <text:p>R$ 5,000.00</text:p>
          </table:table-cell>
          <table:table-cell table:formula="of:=[.AL2]-[.AM2]" office:value-type="currency" office:currency="BRL" office:value="9000" calcext:value-type="currency">
            <text:p>R$ 9,000.00</text:p>
          </table:table-cell>
          <table:table-cell/>
          <table:table-cell office:value-type="string" calcext:value-type="string">
            <text:p>G1</text:p>
          </table:table-cell>
          <table:table-cell table:formula="of:=SUMIF([.AI$1:.AN$1048576];[.AP2];[.AN$1:.AN$1048576])" office:value-type="currency" office:currency="BRL" office:value="-1000" calcext:value-type="currency">
            <text:p>-R$ 1,000.00</text:p>
          </table:table-cell>
          <table:table-cell/>
          <table:table-cell office:value-type="string" calcext:value-type="string">
            <text:p>G1</text:p>
          </table:table-cell>
          <table:table-cell table:formula="of:=SUMIF([.O$1:.R$1048576];[.AS2];[.R$1:.R$1048576])" office:value-type="currency" office:currency="BRL" office:value="28000" calcext:value-type="currency">
            <text:p>R$ 28,000.00</text:p>
          </table:table-cell>
          <table:table-cell table:formula="of:=SUMIF([.AI$1:.AM$1048576];[.AS2];[.AM$1:.AM$1048576])" office:value-type="currency" office:currency="BRL" office:value="29000" calcext:value-type="currency">
            <text:p>R$ 29,000.00</text:p>
          </table:table-cell>
          <table:table-cell table:style-name="ce1" table:formula="of:=[.AT2]-[.AU2]" office:value-type="currency" office:currency="BRL" office:value="-1000" calcext:value-type="currency">
            <text:p>-R$ 1,000.00</text:p>
          </table:table-cell>
          <table:table-cell/>
          <table:table-cell office:value-type="string" calcext:value-type="string">
            <text:p>O1</text:p>
          </table:table-cell>
          <table:table-cell table:style-name="ce2" table:formula="of:=SUMIF([.U$1:.X$1048576];[.AX2];[.X$1:.X$1048576])" office:value-type="percentage" office:value="1" calcext:value-type="percentage">
            <text:p>100.00%</text:p>
          </table:table-cell>
          <table:table-cell table:formula="of:=SUMIF([.AJ$1:.AN$1048576];[.AX2];[.AL$1:.AL$1048576])" office:value-type="currency" office:currency="BRL" office:value="14000" calcext:value-type="currency">
            <text:p>R$ 14,000.00</text:p>
          </table:table-cell>
          <table:table-cell table:formula="of:=SUMIF([.AJ$1:.AM$1048576];[.AX2];[.AM$1:.AM$1048576])" office:value-type="currency" office:currency="BRL" office:value="5000" calcext:value-type="currency">
            <text:p>R$ 5,000.00</text:p>
          </table:table-cell>
          <table:table-cell table:formula="of:=[.AZ2]-[.BA2]" office:value-type="currency" office:currency="BRL" office:value="9000" calcext:value-type="currency">
            <text:p>R$ 9,000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B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F3]*[.G3]" office:value-type="currency" office:currency="BRL" office:value="18000" calcext:value-type="currency">
            <text:p>R$ 18,000.00</text:p>
          </table:table-cell>
          <table:table-cell/>
          <table:table-cell office:value-type="string" calcext:value-type="string">
            <text:p>O2</text:p>
          </table:table-cell>
          <table:table-cell office:value-type="currency" office:currency="BRL" office:value="20000" calcext:value-type="currency">
            <text:p>R$ 20,000.00</text:p>
          </table:table-cell>
          <table:table-cell office:value-type="percentage" office:value="1.2" calcext:value-type="percentage">
            <text:p>120.00%</text:p>
          </table:table-cell>
          <table:table-cell table:style-name="ce1" table:formula="of:=[.K3]*[.L3]" office:value-type="currency" office:currency="BRL" office:value="24000" calcext:value-type="currency">
            <text:p>R$ 24,000.00</text:p>
          </table:table-cell>
          <table:table-cell/>
          <table:table-cell table:content-validation-name="val1" office:value-type="string" calcext:value-type="string">
            <text:p>G1</text:p>
          </table:table-cell>
          <table:table-cell table:content-validation-name="val8" office:value-type="string" calcext:value-type="string">
            <text:p>B2</text:p>
          </table:table-cell>
          <table:table-cell table:content-validation-name="val3" table:formula="of:=CONCATENATE([.O3];[.P3])" office:value-type="string" office:string-value="G1B2" calcext:value-type="string">
            <text:p>G1B2</text:p>
          </table:table-cell>
          <table:table-cell table:formula="of:=LOOKUP([.P3];[.E$1:.H$1048576];[.H$1:.H$1048576])" office:value-type="currency" office:currency="BRL" office:value="18000" calcext:value-type="currency">
            <text:p>R$ 18,000.00</text:p>
          </table:table-cell>
          <table:table-cell/>
          <table:table-cell table:content-validation-name="val9" office:value-type="string" calcext:value-type="string">
            <text:p>G1</text:p>
          </table:table-cell>
          <table:table-cell table:content-validation-name="val9" office:value-type="string" calcext:value-type="string">
            <text:p>O2</text:p>
          </table:table-cell>
          <table:table-cell table:content-validation-name="val6" table:formula="of:=LOOKUP([.U3];[.J$1:.M$1048576];[.M$1:.M$1048576])" office:value-type="currency" office:currency="BRL" office:value="24000" calcext:value-type="currency">
            <text:p>R$ 24,000.00</text:p>
          </table:table-cell>
          <table:table-cell table:formula="of:=CONCATENATE([.T3];[.U3])" office:value-type="string" office:string-value="G1O2" calcext:value-type="string">
            <text:p>G1O2</text:p>
          </table:table-cell>
          <table:table-cell office:value-type="percentage" office:value="1" calcext:value-type="percentage">
            <text:p>100.00%</text:p>
          </table:table-cell>
          <table:table-cell table:style-name="ce1" table:formula="of:=[.X3]*[.V3]" office:value-type="currency" office:currency="BRL" office:value="24000" calcext:value-type="currency">
            <text:p>R$ 24,000.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B2</text:p>
          </table:table-cell>
          <table:table-cell table:formula="of:=CONCATENATE([.AB3];[.AC3])" office:value-type="string" office:string-value="C1B2" calcext:value-type="string">
            <text:p>C1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O2</text:p>
          </table:table-cell>
          <table:table-cell table:formula="of:=CONCATENATE([.AE3];[.AF3])" office:value-type="string" office:string-value="C1O2" calcext:value-type="string">
            <text:p>C1O2</text:p>
          </table:table-cell>
          <table:table-cell/>
          <table:table-cell table:content-validation-name="val9" office:value-type="string" calcext:value-type="string">
            <text:p>G1</text:p>
          </table:table-cell>
          <table:table-cell table:content-validation-name="val9" office:value-type="string" calcext:value-type="string">
            <text:p>O2</text:p>
          </table:table-cell>
          <table:table-cell table:formula="of:=CONCATENATE([.AI3];[.AJ3])" office:value-type="string" office:string-value="G1O2" calcext:value-type="string">
            <text:p>G1O2</text:p>
          </table:table-cell>
          <table:table-cell table:formula="of:=SUMIF([.O$1:.R$1048576];[.AI3];[.R$1:.R$1048576])/COUNTIF([.T$1:.U$1048576];[.AI3])" office:value-type="currency" office:currency="BRL" office:value="14000" calcext:value-type="currency">
            <text:p>R$ 14,000.00</text:p>
          </table:table-cell>
          <table:table-cell table:formula="of:=INDEX([.W$1:.Y$1048576];MATCH([.AK3];[.W$1:.W$1048576];0);3 )" office:value-type="currency" office:currency="BRL" office:value="24000" calcext:value-type="currency">
            <text:p>R$ 24,000.00</text:p>
          </table:table-cell>
          <table:table-cell table:formula="of:=[.AL3]-[.AM3]" office:value-type="currency" office:currency="BRL" office:value="-10000" calcext:value-type="currency">
            <text:p>-R$ 10,000.00</text:p>
          </table:table-cell>
          <table:table-cell/>
          <table:table-cell office:value-type="string" calcext:value-type="string">
            <text:p>G2</text:p>
          </table:table-cell>
          <table:table-cell table:formula="of:=SUMIF([.AI$1:.AN$1048576];[.AP3];[.AN$1:.AN$1048576])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G2</text:p>
          </table:table-cell>
          <table:table-cell table:formula="of:=SUMIF([.O$1:.R$1048576];[.AS3];[.R$1:.R$1048576])" office:value-type="currency" office:currency="BRL" office:value="0" calcext:value-type="currency">
            <text:p>R$ 0.00</text:p>
          </table:table-cell>
          <table:table-cell table:formula="of:=SUMIF([.AI$1:.AM$1048576];[.AS3];[.AM$1:.AM$1048576])" office:value-type="currency" office:currency="BRL" office:value="0" calcext:value-type="currency">
            <text:p>R$ 0.00</text:p>
          </table:table-cell>
          <table:table-cell table:style-name="ce1" table:formula="of:=[.AT3]-[.AU3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2</text:p>
          </table:table-cell>
          <table:table-cell table:style-name="ce2" table:formula="of:=SUMIF([.U$1:.X$1048576];[.AX3];[.X$1:.X$1048576])" office:value-type="percentage" office:value="1" calcext:value-type="percentage">
            <text:p>100.00%</text:p>
          </table:table-cell>
          <table:table-cell table:formula="of:=SUMIF([.AJ$1:.AN$1048576];[.AX3];[.AL$1:.AL$1048576])" office:value-type="currency" office:currency="BRL" office:value="14000" calcext:value-type="currency">
            <text:p>R$ 14,000.00</text:p>
          </table:table-cell>
          <table:table-cell table:formula="of:=SUMIF([.AJ$1:.AM$1048576];[.AX3];[.AM$1:.AM$1048576])" office:value-type="currency" office:currency="BRL" office:value="24000" calcext:value-type="currency">
            <text:p>R$ 24,000.00</text:p>
          </table:table-cell>
          <table:table-cell table:formula="of:=[.AZ3]-[.BA3]" office:value-type="currency" office:currency="BRL" office:value="-10000" calcext:value-type="currency">
            <text:p>-R$ 10,000.0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B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85" calcext:value-type="percentage">
            <text:p>85.00%</text:p>
          </table:table-cell>
          <table:table-cell table:style-name="ce1" table:formula="of:=[.F4]*[.G4]" office:value-type="currency" office:currency="BRL" office:value="12750" calcext:value-type="currency">
            <text:p>R$ 12,750.00</text:p>
          </table:table-cell>
          <table:table-cell/>
          <table:table-cell office:value-type="string" calcext:value-type="string">
            <text:p>O3</text:p>
          </table:table-cell>
          <table:table-cell office:value-type="currency" office:currency="BRL" office:value="15000" calcext:value-type="currency">
            <text:p>R$ 15,000.00</text:p>
          </table:table-cell>
          <table:table-cell office:value-type="percentage" office:value="0.7" calcext:value-type="percentage">
            <text:p>70.00%</text:p>
          </table:table-cell>
          <table:table-cell table:style-name="ce1" table:formula="of:=[.K4]*[.L4]" office:value-type="currency" office:currency="BRL" office:value="10500" calcext:value-type="currency">
            <text:p>R$ 10,500.00</text:p>
          </table:table-cell>
          <table:table-cell/>
          <table:table-cell table:content-validation-name="val1"/>
          <table:table-cell table:content-validation-name="val8"/>
          <table:table-cell table:content-validation-name="val3"/>
          <table:table-cell table:number-columns-repeated="4"/>
          <table:table-cell table:content-validation-name="val6"/>
          <table:table-cell table:number-columns-repeated="2"/>
          <table:table-cell table:style-name="ce1"/>
          <table:table-cell table:number-columns-repeated="5"/>
          <table:table-cell office:value-type="string" calcext:value-type="string">
            <text:p>C1</text:p>
          </table:table-cell>
          <table:table-cell office:value-type="string" calcext:value-type="string">
            <text:p>O3</text:p>
          </table:table-cell>
          <table:table-cell table:formula="of:=CONCATENATE([.AE4];[.AF4])" office:value-type="string" office:string-value="C1O3" calcext:value-type="string">
            <text:p>C1O3</text:p>
          </table:table-cell>
          <table:table-cell table:number-columns-repeated="8"/>
          <table:table-cell office:value-type="string" calcext:value-type="string">
            <text:p>G3</text:p>
          </table:table-cell>
          <table:table-cell table:formula="of:=SUMIF([.AI$1:.AN$1048576];[.AP4];[.AN$1:.AN$1048576])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G3</text:p>
          </table:table-cell>
          <table:table-cell table:formula="of:=SUMIF([.O$1:.R$1048576];[.AS4];[.R$1:.R$1048576])" office:value-type="currency" office:currency="BRL" office:value="0" calcext:value-type="currency">
            <text:p>R$ 0.00</text:p>
          </table:table-cell>
          <table:table-cell table:formula="of:=SUMIF([.AI$1:.AM$1048576];[.AS4];[.AM$1:.AM$1048576])" office:value-type="currency" office:currency="BRL" office:value="0" calcext:value-type="currency">
            <text:p>R$ 0.00</text:p>
          </table:table-cell>
          <table:table-cell table:style-name="ce1" table:formula="of:=[.AT4]-[.AU4]" office:value-type="currency" office:currency="BRL" office:value="0" calcext:value-type="currency">
            <text:p>R$ 0.00</text:p>
          </table:table-cell>
          <table:table-cell/>
          <table:table-cell office:value-type="string" calcext:value-type="string">
            <text:p>O3</text:p>
          </table:table-cell>
          <table:table-cell table:style-name="ce2" table:formula="of:=SUMIF([.U$1:.X$1048576];[.AX4];[.X$1:.X$1048576])" office:value-type="percentage" office:value="0" calcext:value-type="percentage">
            <text:p>0.00%</text:p>
          </table:table-cell>
          <table:table-cell table:formula="of:=SUMIF([.AJ$1:.AN$1048576];[.AX4];[.AL$1:.AL$1048576])" office:value-type="currency" office:currency="BRL" office:value="0" calcext:value-type="currency">
            <text:p>R$ 0.00</text:p>
          </table:table-cell>
          <table:table-cell table:formula="of:=SUMIF([.AJ$1:.AM$1048576];[.AX4];[.AM$1:.AM$1048576])" office:value-type="currency" office:currency="BRL" office:value="0" calcext:value-type="currency">
            <text:p>R$ 0.00</text:p>
          </table:table-cell>
          <table:table-cell table:formula="of:=[.AZ4]-[.BA4]" office:value-type="currency" office:currency="BRL" office:value="0" calcext:value-type="currency">
            <text:p>R$ 0.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4</text:p>
          </table:table-cell>
          <table:table-cell office:value-type="currency" office:currency="BRL" office:value="30000" calcext:value-type="currency">
            <text:p>R$ 30,000.00</text:p>
          </table:table-cell>
          <table:table-cell office:value-type="percentage" office:value="0.95" calcext:value-type="percentage">
            <text:p>95.00%</text:p>
          </table:table-cell>
          <table:table-cell table:style-name="ce1" table:formula="of:=[.F5]*[.G5]" office:value-type="currency" office:currency="BRL" office:value="28500" calcext:value-type="currency">
            <text:p>R$ 28,500.00</text:p>
          </table:table-cell>
          <table:table-cell/>
          <table:table-cell office:value-type="string" calcext:value-type="string">
            <text:p>O4</text:p>
          </table:table-cell>
          <table:table-cell office:value-type="currency" office:currency="BRL" office:value="10000" calcext:value-type="currency">
            <text:p>R$ 10,000.00</text:p>
          </table:table-cell>
          <table:table-cell office:value-type="percentage" office:value="0.9" calcext:value-type="percentage">
            <text:p>90.00%</text:p>
          </table:table-cell>
          <table:table-cell table:style-name="ce1" table:formula="of:=[.K5]*[.L5]" office:value-type="currency" office:currency="BRL" office:value="9000" calcext:value-type="currency">
            <text:p>R$ 9,000.00</text:p>
          </table:table-cell>
          <table:table-cell/>
          <table:table-cell table:content-validation-name="val1"/>
          <table:table-cell table:content-validation-name="val8"/>
          <table:table-cell table:content-validation-name="val3"/>
          <table:table-cell table:number-columns-repeated="2"/>
          <table:table-cell table:content-validation-name="val9" table:number-columns-repeated="2"/>
          <table:table-cell table:content-validation-name="val6"/>
          <table:table-cell table:number-columns-repeated="2"/>
          <table:table-cell table:style-name="ce1"/>
          <table:table-cell table:number-columns-repeated="9"/>
          <table:table-cell table:content-validation-name="val9" table:number-columns-repeated="2"/>
          <table:table-cell table:number-columns-repeated="13"/>
          <table:table-cell office:value-type="string" calcext:value-type="string">
            <text:p>O4</text:p>
          </table:table-cell>
          <table:table-cell table:style-name="ce2" table:formula="of:=SUMIF([.U$1:.X$1048576];[.AX5];[.X$1:.X$1048576])" office:value-type="percentage" office:value="0" calcext:value-type="percentage">
            <text:p>0.00%</text:p>
          </table:table-cell>
          <table:table-cell table:formula="of:=SUMIF([.AJ$1:.AN$1048576];[.AX5];[.AL$1:.AL$1048576])" office:value-type="currency" office:currency="BRL" office:value="0" calcext:value-type="currency">
            <text:p>R$ 0.00</text:p>
          </table:table-cell>
          <table:table-cell table:formula="of:=SUMIF([.AJ$1:.AM$1048576];[.AX5];[.AM$1:.AM$1048576])" office:value-type="currency" office:currency="BRL" office:value="0" calcext:value-type="currency">
            <text:p>R$ 0.00</text:p>
          </table:table-cell>
          <table:table-cell table:formula="of:=[.AZ5]-[.BA5]" office:value-type="currency" office:currency="BRL" office:value="0" calcext:value-type="currency">
            <text:p>R$ 0.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O5</text:p>
          </table:table-cell>
          <table:table-cell office:value-type="currency" office:currency="BRL" office:value="25000" calcext:value-type="currency">
            <text:p>R$ 25,000.00</text:p>
          </table:table-cell>
          <table:table-cell office:value-type="percentage" office:value="0.85" calcext:value-type="percentage">
            <text:p>85.00%</text:p>
          </table:table-cell>
          <table:table-cell table:style-name="ce1" table:formula="of:=[.K6]*[.L6]" office:value-type="currency" office:currency="BRL" office:value="21250" calcext:value-type="currency">
            <text:p>R$ 21,250.00</text:p>
          </table:table-cell>
          <table:table-cell/>
          <table:table-cell table:content-validation-name="val1"/>
          <table:table-cell table:content-validation-name="val8"/>
          <table:table-cell table:content-validation-name="val3"/>
          <table:table-cell table:number-columns-repeated="2"/>
          <table:table-cell table:content-validation-name="val9" table:number-columns-repeated="2"/>
          <table:table-cell table:content-validation-name="val6"/>
          <table:table-cell table:number-columns-repeated="2"/>
          <table:table-cell table:style-name="ce1"/>
          <table:table-cell table:number-columns-repeated="9"/>
          <table:table-cell table:content-validation-name="val9" table:number-columns-repeated="2"/>
          <table:table-cell table:number-columns-repeated="13"/>
          <table:table-cell office:value-type="string" calcext:value-type="string">
            <text:p>O5</text:p>
          </table:table-cell>
          <table:table-cell table:style-name="ce2" table:formula="of:=SUMIF([.U$1:.X$1048576];[.AX6];[.X$1:.X$1048576])" office:value-type="percentage" office:value="0" calcext:value-type="percentage">
            <text:p>0.00%</text:p>
          </table:table-cell>
          <table:table-cell table:formula="of:=SUMIF([.AJ$1:.AN$1048576];[.AX6];[.AL$1:.AL$1048576])" office:value-type="currency" office:currency="BRL" office:value="0" calcext:value-type="currency">
            <text:p>R$ 0.00</text:p>
          </table:table-cell>
          <table:table-cell table:formula="of:=SUMIF([.AJ$1:.AM$1048576];[.AX6];[.AM$1:.AM$1048576])" office:value-type="currency" office:currency="BRL" office:value="0" calcext:value-type="currency">
            <text:p>R$ 0.00</text:p>
          </table:table-cell>
          <table:table-cell table:formula="of:=[.AZ6]-[.BA6]" office:value-type="currency" office:currency="BRL" office:value="0" calcext:value-type="currency">
            <text:p>R$ 0.00</text:p>
          </table:table-cell>
        </table:table-row>
        <table:table-row table:style-name="ro1" table:number-rows-repeated="2">
          <table:table-cell table:number-columns-repeated="14"/>
          <table:table-cell table:content-validation-name="val1"/>
          <table:table-cell table:content-validation-name="val8"/>
          <table:table-cell table:content-validation-name="val3"/>
          <table:table-cell table:number-columns-repeated="4"/>
          <table:table-cell table:content-validation-name="val6"/>
          <table:table-cell table:number-columns-repeated="2"/>
          <table:table-cell table:style-name="ce1"/>
          <table:table-cell table:number-columns-repeated="29"/>
        </table:table-row>
        <table:table-row table:style-name="ro1" table:number-rows-repeated="3">
          <table:table-cell table:number-columns-repeated="14"/>
          <table:table-cell table:content-validation-name="val1"/>
          <table:table-cell table:content-validation-name="val8"/>
          <table:table-cell table:content-validation-name="val3"/>
          <table:table-cell table:number-columns-repeated="2"/>
          <table:table-cell table:content-validation-name="val9" table:number-columns-repeated="2"/>
          <table:table-cell table:content-validation-name="val6"/>
          <table:table-cell table:number-columns-repeated="2"/>
          <table:table-cell table:style-name="ce1"/>
          <table:table-cell table:number-columns-repeated="9"/>
          <table:table-cell table:content-validation-name="val9" table:number-columns-repeated="2"/>
          <table:table-cell table:number-columns-repeated="18"/>
        </table:table-row>
        <table:table-row table:style-name="ro1" table:number-rows-repeated="1048564">
          <table:table-cell table:number-columns-repeated="14"/>
          <table:table-cell table:content-validation-name="val1"/>
          <table:table-cell table:content-validation-name="val8"/>
          <table:table-cell table:content-validation-name="val3"/>
          <table:table-cell table:number-columns-repeated="2"/>
          <table:table-cell table:content-validation-name="val9" table:number-columns-repeated="2"/>
          <table:table-cell table:content-validation-name="val6"/>
          <table:table-cell table:number-columns-repeated="32"/>
        </table:table-row>
        <table:table-row table:style-name="ro1">
          <table:table-cell table:number-columns-repeated="14"/>
          <table:table-cell table:content-validation-name="val1"/>
          <table:table-cell table:content-validation-name="val8"/>
          <table:table-cell table:content-validation-name="val3"/>
          <table:table-cell table:number-columns-repeated="2"/>
          <table:table-cell table:content-validation-name="val9" table:number-columns-repeated="2"/>
          <table:table-cell table:content-validation-name="val6"/>
          <table:table-cell table:number-columns-repeated="32"/>
        </table:table-row>
      </table:table>
      <table:table table:name="Sheet14" table:style-name="ta1">
        <table:table-column table:style-name="co17" table:default-cell-style-name="ce7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8" table:default-cell-style-name="ce11"/>
        <table:table-column table:style-name="co23" table:default-cell-style-name="ce11"/>
        <table:table-column table:style-name="co8" table:default-cell-style-name="ce11"/>
        <table:table-column table:style-name="co24" table:default-cell-style-name="ce11"/>
        <table:table-column table:style-name="co25" table:default-cell-style-name="ce19"/>
        <table:table-column table:style-name="co25" table:default-cell-style-name="ce21"/>
        <table:table-row table:style-name="ro1">
          <table:table-cell table:style-name="ce4" office:value-type="string" calcext:value-type="string" table:number-columns-spanned="3" table:number-rows-spanned="1">
            <text:p>Total da Garantia</text:p>
          </table:table-cell>
          <table:covered-table-cell table:style-name="ce9"/>
          <table:covered-table-cell table:style-name="ce13"/>
          <table:table-cell table:style-name="ce13"/>
          <table:table-cell table:style-name="ce14" office:value-type="currency" office:currency="BRL" office:value="100000" calcext:value-type="currency">
            <text:p>R$ 100,000.00</text:p>
          </table:table-cell>
          <table:table-cell table:style-name="ce17" table:number-columns-spanned="7" table:number-rows-spanned="1"/>
          <table:covered-table-cell table:number-columns-repeated="6" table:style-name="ce13"/>
        </table:table-row>
        <table:table-row table:style-name="ro1">
          <table:table-cell table:style-name="ce5" office:value-type="string" calcext:value-type="string">
            <text:p>Prioridade</text:p>
          </table:table-cell>
          <table:table-cell table:style-name="ce5" office:value-type="string" calcext:value-type="string">
            <text:p>Débito</text:p>
          </table:table-cell>
          <table:table-cell table:style-name="ce5" office:value-type="string" calcext:value-type="string">
            <text:p>Rateio do Saldo Remanescente</text:p>
          </table:table-cell>
          <table:table-cell table:style-name="ce5" office:value-type="string" calcext:value-type="string">
            <text:p>Rateio S.R. (2)</text:p>
          </table:table-cell>
          <table:table-cell table:style-name="ce15" office:value-type="string" calcext:value-type="string">
            <text:p>Saldo Remanescente</text:p>
          </table:table-cell>
          <table:table-cell table:style-name="ce15" office:value-type="string" calcext:value-type="string">
            <text:p>Saldo Remanescente (2)</text:p>
          </table:table-cell>
          <table:table-cell table:style-name="ce5" office:value-type="string" calcext:value-type="string">
            <text:p>Crédito dado</text:p>
          </table:table-cell>
          <table:table-cell table:style-name="ce5" office:value-type="string" calcext:value-type="string">
            <text:p>Crédito dado (2)</text:p>
          </table:table-cell>
          <table:table-cell table:style-name="ce5" office:value-type="string" calcext:value-type="string">
            <text:p>Suficiência</text:p>
          </table:table-cell>
          <table:table-cell table:style-name="ce5" office:value-type="string" calcext:value-type="string">
            <text:p>Suficiência (2)</text:p>
          </table:table-cell>
          <table:table-cell table:style-name="ce5" office:value-type="string" calcext:value-type="string">
            <text:p>Avaliação</text:p>
          </table:table-cell>
          <table:table-cell table:style-name="ce5" office:value-type="string" calcext:value-type="string">
            <text:p>Avaliação (2)</text:p>
          </table:table-cell>
        </table:table-row>
        <table:table-row table:style-name="ro1">
          <table:table-cell table:style-name="ce6"/>
          <table:table-cell table:style-name="ce10" table:number-columns-repeated="3"/>
          <table:table-cell table:style-name="ce16" table:formula="of:=[.E1]" office:value-type="currency" office:currency="BRL" office:value="100000" calcext:value-type="currency">
            <text:p>R$ 100,000.00</text:p>
          </table:table-cell>
          <table:table-cell table:style-name="ce16" table:formula="of:=[.E1]" office:value-type="currency" office:currency="BRL" office:value="100000" calcext:value-type="currency">
            <text:p>R$ 100,000.00</text:p>
          </table:table-cell>
          <table:table-cell table:style-name="ce18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currency" office:currency="BRL" office:value="40000" calcext:value-type="currency">
            <text:p>R$ 40,000.00</text:p>
          </table:table-cell>
          <table:table-cell table:formula="of:=IF(COUNTIF([.A$1:.A$1048576];[.A4]) = 1;([.E3]-[.I3]);IF([.A4]=[.A3];[.C3];([.E3]-[.I3])/(COUNTIF([.A$1:.A$1048576];[.A4]))))" office:value-type="currency" office:currency="BRL" office:value="100000" calcext:value-type="currency">
            <text:p>R$ 100,000.00</text:p>
          </table:table-cell>
          <table:table-cell table:formula="of:=IF(COUNTIF([.A$1:.A$1048576];[.A4]) = 1;[.E3];IF([.A4]=[.A3];[.C3];[.E3]/(COUNTIF([.A$1:.A$1048576];[.A4]))))" office:value-type="currency" office:currency="BRL" office:value="100000" calcext:value-type="currency">
            <text:p>R$ 100,000.00</text:p>
          </table:table-cell>
          <table:table-cell table:formula="of:=IF(NOT(ISNUMBER([.A4]));[.E3];[.E3]-[.G4])+[.I4]" office:value-type="currency" office:currency="BRL" office:value="60000" calcext:value-type="currency">
            <text:p>R$ 60,000.00</text:p>
          </table:table-cell>
          <table:table-cell table:formula="of:=IF(NOT(ISNUMBER([.A4]));[.F3];[.F3]-[.H4])+[.J4]" office:value-type="currency" office:currency="BRL" office:value="60000" calcext:value-type="currency">
            <text:p>R$ 60,000.00</text:p>
          </table:table-cell>
          <table:table-cell table:formula="of:=IF(COUNTIF([.A$1:.A$1048576];[.A4])&lt;&gt;1;[.C4];IF([.C4]&gt;=[.B4];[.B4];[.C4]))" office:value-type="currency" office:currency="BRL" office:value="40000" calcext:value-type="currency">
            <text:p>R$ 40,000.00</text:p>
          </table:table-cell>
          <table:table-cell table:formula="of:=IF([.D4]&gt;=[.B4];[.B4];[.D4])" office:value-type="currency" office:currency="BRL" office:value="40000" calcext:value-type="currency">
            <text:p>R$ 40,000.00</text:p>
          </table:table-cell>
          <table:table-cell table:formula="of:=[.G4]-[.B4]" office:value-type="currency" office:currency="BRL" office:value="0" calcext:value-type="currency">
            <text:p>R$ 0.00</text:p>
          </table:table-cell>
          <table:table-cell table:formula="of:=[.H4]-[.B4]" office:value-type="currency" office:currency="BRL" office:value="0" calcext:value-type="currency">
            <text:p>R$ 0.00</text:p>
          </table:table-cell>
          <table:table-cell table:formula="of:=IF([.I4]&lt;0;&quot;INSUFICIENTE&quot;;&quot;SUFICIENTE&quot;)" office:value-type="string" office:string-value="SUFICIENTE" calcext:value-type="string">
            <text:p>SUFICIENTE</text:p>
          </table:table-cell>
          <table:table-cell table:formula="of:=IF([.J4]&lt;0;&quot;INSUFICIENTE&quot;;&quot;SUFICIENTE&quot;)" office:value-type="string" office:string-value="SUFICIENTE" calcext:value-type="string">
            <text:p>SUFICIEN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currency" office:currency="BRL" office:value="30000" calcext:value-type="currency">
            <text:p>R$ 30,000.00</text:p>
          </table:table-cell>
          <table:table-cell table:formula="of:=IF(COUNTIF([.A$1:.A$1048576];[.A5]) = 1;([.E4]-[.I4]);IF([.A5]=[.A4];[.C4];([.E4]-[.I4])/(COUNTIF([.A$1:.A$1048576];[.A5]))))" office:value-type="currency" office:currency="BRL" office:value="60000" calcext:value-type="currency">
            <text:p>R$ 60,000.00</text:p>
          </table:table-cell>
          <table:table-cell table:formula="of:=IF(COUNTIF([.A$1:.A$1048576];[.A5]) = 1;[.E4];IF([.A5]=[.A4];[.C4];[.E4]/(COUNTIF([.A$1:.A$1048576];[.A5]))))" office:value-type="currency" office:currency="BRL" office:value="60000" calcext:value-type="currency">
            <text:p>R$ 60,000.00</text:p>
          </table:table-cell>
          <table:table-cell table:formula="of:=IF(NOT(ISNUMBER([.A5]));[.E4];[.E4]-[.G5])+[.I5]" office:value-type="currency" office:currency="BRL" office:value="30000" calcext:value-type="currency">
            <text:p>R$ 30,000.00</text:p>
          </table:table-cell>
          <table:table-cell table:formula="of:=IF(NOT(ISNUMBER([.A5]));[.F4];[.F4]-[.H5])+[.J5]" office:value-type="currency" office:currency="BRL" office:value="30000" calcext:value-type="currency">
            <text:p>R$ 30,000.00</text:p>
          </table:table-cell>
          <table:table-cell table:formula="of:=IF(COUNTIF([.A$1:.A$1048576];[.A5])&lt;&gt;1;[.C5];IF([.C5]&gt;=[.B5];[.B5];[.C5]))" office:value-type="currency" office:currency="BRL" office:value="30000" calcext:value-type="currency">
            <text:p>R$ 30,000.00</text:p>
          </table:table-cell>
          <table:table-cell table:formula="of:=IF([.D5]&gt;=[.B5];[.B5];[.D5])" office:value-type="currency" office:currency="BRL" office:value="30000" calcext:value-type="currency">
            <text:p>R$ 30,000.00</text:p>
          </table:table-cell>
          <table:table-cell table:formula="of:=[.G5]-[.B5]" office:value-type="currency" office:currency="BRL" office:value="0" calcext:value-type="currency">
            <text:p>R$ 0.00</text:p>
          </table:table-cell>
          <table:table-cell table:formula="of:=[.H5]-[.B5]" office:value-type="currency" office:currency="BRL" office:value="0" calcext:value-type="currency">
            <text:p>R$ 0.00</text:p>
          </table:table-cell>
          <table:table-cell table:formula="of:=IF([.I5]&lt;0;&quot;INSUFICIENTE&quot;;&quot;SUFICIENTE&quot;)" office:value-type="string" office:string-value="SUFICIENTE" calcext:value-type="string">
            <text:p>SUFICIENTE</text:p>
          </table:table-cell>
          <table:table-cell table:formula="of:=IF([.J5]&lt;0;&quot;INSUFICIENTE&quot;;&quot;SUFICIENTE&quot;)" office:value-type="string" office:string-value="SUFICIENTE" calcext:value-type="string">
            <text:p>SUFICIE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currency" office:currency="BRL" office:value="20000" calcext:value-type="currency">
            <text:p>R$ 20,000.00</text:p>
          </table:table-cell>
          <table:table-cell table:formula="of:=IF(COUNTIF([.A$1:.A$1048576];[.A6]) = 1;([.E5]-[.I5]);IF([.A6]=[.A5];[.C5];([.E5]-[.I5])/(COUNTIF([.A$1:.A$1048576];[.A6]))))" office:value-type="currency" office:currency="BRL" office:value="30000" calcext:value-type="currency">
            <text:p>R$ 30,000.00</text:p>
          </table:table-cell>
          <table:table-cell table:formula="of:=IF(COUNTIF([.A$1:.A$1048576];[.A6]) = 1;[.E5];IF([.A6]=[.A5];[.C5];[.E5]/(COUNTIF([.A$1:.A$1048576];[.A6]))))" office:value-type="currency" office:currency="BRL" office:value="30000" calcext:value-type="currency">
            <text:p>R$ 30,000.00</text:p>
          </table:table-cell>
          <table:table-cell table:formula="of:=IF(NOT(ISNUMBER([.A6]));[.E5];[.E5]-[.G6])+[.I6]" office:value-type="currency" office:currency="BRL" office:value="10000" calcext:value-type="currency">
            <text:p>R$ 10,000.00</text:p>
          </table:table-cell>
          <table:table-cell table:formula="of:=IF(NOT(ISNUMBER([.A6]));[.F5];[.F5]-[.H6])+[.J6]" office:value-type="currency" office:currency="BRL" office:value="10000" calcext:value-type="currency">
            <text:p>R$ 10,000.00</text:p>
          </table:table-cell>
          <table:table-cell table:formula="of:=IF(COUNTIF([.A$1:.A$1048576];[.A6])&lt;&gt;1;[.C6];IF([.C6]&gt;=[.B6];[.B6];[.C6]))" office:value-type="currency" office:currency="BRL" office:value="20000" calcext:value-type="currency">
            <text:p>R$ 20,000.00</text:p>
          </table:table-cell>
          <table:table-cell table:formula="of:=IF([.D6]&gt;=[.B6];[.B6];[.D6])" office:value-type="currency" office:currency="BRL" office:value="20000" calcext:value-type="currency">
            <text:p>R$ 20,000.00</text:p>
          </table:table-cell>
          <table:table-cell table:formula="of:=[.G6]-[.B6]" office:value-type="currency" office:currency="BRL" office:value="0" calcext:value-type="currency">
            <text:p>R$ 0.00</text:p>
          </table:table-cell>
          <table:table-cell table:formula="of:=[.H6]-[.B6]" office:value-type="currency" office:currency="BRL" office:value="0" calcext:value-type="currency">
            <text:p>R$ 0.00</text:p>
          </table:table-cell>
          <table:table-cell table:formula="of:=IF([.I6]&lt;0;&quot;INSUFICIENTE&quot;;&quot;SUFICIENTE&quot;)" office:value-type="string" office:string-value="SUFICIENTE" calcext:value-type="string">
            <text:p>SUFICIENTE</text:p>
          </table:table-cell>
          <table:table-cell table:formula="of:=IF([.J6]&lt;0;&quot;INSUFICIENTE&quot;;&quot;SUFICIENTE&quot;)" office:value-type="string" office:string-value="SUFICIENTE" calcext:value-type="string">
            <text:p>SUFICIEN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currency" office:currency="BRL" office:value="30000" calcext:value-type="currency">
            <text:p>R$ 30,000.00</text:p>
          </table:table-cell>
          <table:table-cell table:formula="of:=IF(COUNTIF([.A$1:.A$1048576];[.A7]) = 1;([.E6]-[.I6]);IF([.A7]=[.A6];[.C6];([.E6]-[.I6])/(COUNTIF([.A$1:.A$1048576];[.A7]))))" office:value-type="currency" office:currency="BRL" office:value="10000" calcext:value-type="currency">
            <text:p>R$ 10,000.00</text:p>
          </table:table-cell>
          <table:table-cell table:formula="of:=IF(COUNTIF([.A$1:.A$1048576];[.A7]) = 1;[.E6];IF([.A7]=[.A6];[.C6];[.E6]/(COUNTIF([.A$1:.A$1048576];[.A7]))))" office:value-type="currency" office:currency="BRL" office:value="10000" calcext:value-type="currency">
            <text:p>R$ 10,000.00</text:p>
          </table:table-cell>
          <table:table-cell table:formula="of:=IF(NOT(ISNUMBER([.A7]));[.E6];[.E6]-[.G7])+[.I7]" office:value-type="currency" office:currency="BRL" office:value="-20000" calcext:value-type="currency">
            <text:p>-R$ 20,000.00</text:p>
          </table:table-cell>
          <table:table-cell table:formula="of:=IF(NOT(ISNUMBER([.A7]));[.F6];[.F6]-[.H7])+[.J7]" office:value-type="currency" office:currency="BRL" office:value="-20000" calcext:value-type="currency">
            <text:p>-R$ 20,000.00</text:p>
          </table:table-cell>
          <table:table-cell table:formula="of:=IF(COUNTIF([.A$1:.A$1048576];[.A7])&lt;&gt;1;[.C7];IF([.C7]&gt;=[.B7];[.B7];[.C7]))" office:value-type="currency" office:currency="BRL" office:value="10000" calcext:value-type="currency">
            <text:p>R$ 10,000.00</text:p>
          </table:table-cell>
          <table:table-cell table:formula="of:=IF([.D7]&gt;=[.B7];[.B7];[.D7])" office:value-type="currency" office:currency="BRL" office:value="10000" calcext:value-type="currency">
            <text:p>R$ 10,000.00</text:p>
          </table:table-cell>
          <table:table-cell table:formula="of:=[.G7]-[.B7]" office:value-type="currency" office:currency="BRL" office:value="-20000" calcext:value-type="currency">
            <text:p>-R$ 20,000.00</text:p>
          </table:table-cell>
          <table:table-cell table:formula="of:=[.H7]-[.B7]" office:value-type="currency" office:currency="BRL" office:value="-20000" calcext:value-type="currency">
            <text:p>-R$ 20,000.00</text:p>
          </table:table-cell>
          <table:table-cell table:formula="of:=IF([.I7]&lt;0;&quot;INSUFICIENTE&quot;;&quot;SUFICIENTE&quot;)" office:value-type="string" office:string-value="INSUFICIENTE" calcext:value-type="string">
            <text:p>INSUFICIENTE</text:p>
          </table:table-cell>
          <table:table-cell table:formula="of:=IF([.J7]&lt;0;&quot;INSUFICIENTE&quot;;&quot;SUFICIENTE&quot;)" office:value-type="string" office:string-value="INSUFICIENTE" calcext:value-type="string">
            <text:p>INSUFICIENTE</text:p>
          </table:table-cell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4:.B7])" office:value-type="currency" office:currency="BRL" office:value="120000" calcext:value-type="currency">
            <text:p>R$ 120,000.00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table:formula="of:=IF(NOT(ISNUMBER([.A8]));[.E7];[.E7]-[.G8])" office:value-type="currency" office:currency="BRL" office:value="-20000" calcext:value-type="currency">
            <text:p>-R$ 20,000.00</text:p>
          </table:table-cell>
          <table:table-cell table:style-name="ce12" table:formula="of:=IF(NOT(ISNUMBER([.A8]));[.F7];[.F7]-[.H8])" office:value-type="currency" office:currency="BRL" office:value="-20000" calcext:value-type="currency">
            <text:p>-R$ 20,000.00</text:p>
          </table:table-cell>
          <table:table-cell table:style-name="ce12" table:formula="of:=SUM([.G4:.G7])" office:value-type="currency" office:currency="BRL" office:value="100000" calcext:value-type="currency">
            <text:p>R$ 100,000.00</text:p>
          </table:table-cell>
          <table:table-cell table:style-name="ce12" table:formula="of:=SUM([.H4:.H7])" office:value-type="currency" office:currency="BRL" office:value="100000" calcext:value-type="currency">
            <text:p>R$ 100,000.00</text:p>
          </table:table-cell>
          <table:table-cell table:style-name="ce12" table:formula="of:=SUM([.I4:.I7])" office:value-type="currency" office:currency="BRL" office:value="-20000" calcext:value-type="currency">
            <text:p>-R$ 20,000.00</text:p>
          </table:table-cell>
          <table:table-cell table:style-name="ce12" table:formula="of:=SUM([.J4:.J7])" office:value-type="currency" office:currency="BRL" office:value="-20000" calcext:value-type="currency">
            <text:p>-R$ 20,000.00</text:p>
          </table:table-cell>
          <table:table-cell table:style-name="ce20" table:formula="of:=IF([.I8]&lt;0;&quot;INSUFICIENTE&quot;;&quot;SUFICIENTE&quot;)" office:value-type="string" office:string-value="INSUFICIENTE" calcext:value-type="string">
            <text:p>INSUFICIENTE</text:p>
          </table:table-cell>
          <table:table-cell table:style-name="ce22" table:formula="of:=IF([.J8]&lt;0;&quot;INSUFICIENTE&quot;;&quot;SUFICIENTE&quot;)" office:value-type="string" office:string-value="INSUFICIENTE" calcext:value-type="string">
            <text:p>INSUFICIENTE</text:p>
          </table:table-cell>
        </table:table-row>
        <calcext:conditional-formats>
          <calcext:conditional-format calcext:target-range-address="Sheet14.K4:Sheet14.L8">
            <calcext:condition calcext:apply-style-name="Good" calcext:value="=&quot;SUFICIENTE&quot;" calcext:base-cell-address="Sheet14.K4"/>
            <calcext:condition calcext:apply-style-name="Bad" calcext:value="=&quot;INSUFICIENTE&quot;" calcext:base-cell-address="Sheet14.K4"/>
          </calcext:conditional-format>
        </calcext:conditional-formats>
      </table:table>
      <table:named-expressions/>
      <table:database-ranges>
        <table:database-range table:name="__Anonymous_Sheet_DB__1" table:target-range-address="Cenario01.O2:Cenario01.O2"/>
        <table:database-range table:name="__Anonymous_Sheet_DB__2" table:target-range-address="Cenario02.O2:Cenario02.O2"/>
        <table:database-range table:name="__Anonymous_Sheet_DB__3" table:target-range-address="Cenario03.O2:Cenario03.O2"/>
        <table:database-range table:name="__Anonymous_Sheet_DB__4" table:target-range-address="Cenario04.O2:Cenario04.O2"/>
        <table:database-range table:name="__Anonymous_Sheet_DB__5" table:target-range-address="Cenario04_2.O2:Cenario04_2.O2"/>
        <table:database-range table:name="__Anonymous_Sheet_DB__6" table:target-range-address="Cenario05.O2:Cenario05.O2"/>
        <table:database-range table:name="__Anonymous_Sheet_DB__7" table:target-range-address="Cenario06.O2:Cenario06.O2"/>
        <table:database-range table:name="__Anonymous_Sheet_DB__8" table:target-range-address="Cenario07.O2:Cenario07.O2"/>
        <table:database-range table:name="__Anonymous_Sheet_DB__9" table:target-range-address="Cenario08.O2:Cenario08.O2"/>
        <table:database-range table:name="__Anonymous_Sheet_DB__10" table:target-range-address="Cenario09.O2:Cenario09.O2"/>
        <table:database-range table:name="__Anonymous_Sheet_DB__11" table:target-range-address="Cenario10.O2:Cenario10.O2"/>
        <table:database-range table:name="__Anonymous_Sheet_DB__12" table:target-range-address="Cenario11.O2:Cenario11.O2"/>
        <table:database-range table:name="__Anonymous_Sheet_DB__13" table:target-range-address="Cenario12.O2:Cenario12.O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number:currency-style style:name="N10111P0" style:volatile="true" number:language="en" number:country="GB">
      <number:currency-symbol number:language="bs" number:country="BA">KM</number:currency-symbol>
      <number:number number:decimal-places="2" loext:min-decimal-places="2" number:min-integer-digits="1" number:grouping="true"/>
    </number:currency-style>
    <number:currency-style style:name="N10111" number:language="en" number:country="GB">
      <style:text-properties fo:color="#ff0000"/>
      <number:text>-</number:text>
      <number:currency-symbol number:language="bs" number:country="BA">KM</number:currency-symbol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n" number:country="GB">
      <number:currency-symbol number:language="bn" number:country="BD">৳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style:text-properties fo:color="#ff0000"/>
      <number:text>-</number:text>
      <number:currency-symbol number:language="bn" number:country="BD">৳</number:currency-symbol>
      <number:number number:decimal-places="2" loext:min-decimal-places="2" number:min-integer-digits="1" number:grouping="true"/>
      <style:map style:condition="value()&gt;=0" style:apply-style-name="N10112P0"/>
    </number:currency-style>
    <number:currency-style style:name="N10113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nl" number:country="BE">BF</number:currency-symbol>
    </number:currency-style>
    <number:currency-style style:name="N10113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BF</number:currency-symbol>
      <style:map style:condition="value()&gt;=0" style:apply-style-name="N10113P0"/>
    </number:currency-style>
    <number:currency-style style:name="N10114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0114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0114P0"/>
    </number:currency-style>
    <number:currency-style style:name="N10115P0" style:volatile="true" number:language="en" number:country="GB">
      <number:number number:decimal-places="2" loext:min-decimal-places="2" number:min-integer-digits="1" number:grouping="true"/>
      <number:currency-symbol number:language="wa" number:country="BE">FB</number:currency-symbol>
    </number:currency-style>
    <number:currency-style style:name="N10115" number:language="en" number:country="GB">
      <style:text-properties fo:color="#ff0000"/>
      <number:text>-</number:text>
      <number:number number:decimal-places="2" loext:min-decimal-places="2" number:min-integer-digits="1" number:grouping="true"/>
      <number:currency-symbol number:language="wa" number:country="BE">FB</number:currency-symbol>
      <style:map style:condition="value()&gt;=0" style:apply-style-name="N10115P0"/>
    </number:currency-style>
    <number:currency-style style:name="N10116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bg" number:country="BG">лв</number:currency-symbol>
    </number:currency-style>
    <number:currency-style style:name="N10116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bg" number:country="BG">лв</number:currency-symbol>
      <style:map style:condition="value()&gt;=0" style:apply-style-name="N10116P0"/>
    </number:currency-style>
    <number:currency-style style:name="N10117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117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117P0"/>
    </number:currency-style>
    <number:currency-style style:name="N10118P0" style:volatile="true" number:language="en" number:country="GB">
      <number:currency-symbol number:language="ar" number:country="BH">د.ب.‏</number:currency-symbol>
      <number:text> </number:text>
      <number:number number:decimal-places="2" loext:min-decimal-places="2" number:min-integer-digits="1" number:grouping="true"/>
    </number:currency-style>
    <number:currency-style style:name="N10118" number:language="en" number:country="GB">
      <style:text-properties fo:color="#ff0000"/>
      <number:currency-symbol number:language="ar" number:country="BH">د.ب.‏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18P0"/>
    </number:currency-style>
    <number:currency-style style:name="N10119P0" style:volatile="true" number:language="en" number:country="GB">
      <number:currency-symbol number:language="sid" number:country="ET">$</number:currency-symbol>
      <number:number number:decimal-places="2" loext:min-decimal-places="2" number:min-integer-digits="1" number:grouping="true"/>
    </number:currency-style>
    <number:currency-style style:name="N10119" number:language="en" number:country="GB">
      <style:text-properties fo:color="#ff0000"/>
      <number:text>-</number:text>
      <number:currency-symbol number:language="sid" number:country="ET">$</number:currency-symbol>
      <number:number number:decimal-places="2" loext:min-decimal-places="2" number:min-integer-digits="1" number:grouping="true"/>
      <style:map style:condition="value()&gt;=0" style:apply-style-name="N10119P0"/>
    </number:currency-style>
    <number:currency-style style:name="N10120P0" style:volatile="true" number:language="en" number:country="GB">
      <number:currency-symbol number:language="es" number:country="BO">Bs</number:currency-symbol>
      <number:text> </number:text>
      <number:number number:decimal-places="2" loext:min-decimal-places="2" number:min-integer-digits="1" number:grouping="true"/>
    </number:currency-style>
    <number:currency-style style:name="N10120" number:language="en" number:country="GB">
      <style:text-properties fo:color="#ff0000"/>
      <number:text>-</number:text>
      <number:currency-symbol number:language="es" number:country="BO">Bs</number:currency-symbol>
      <number:text> </number:text>
      <number:number number:decimal-places="2" loext:min-decimal-places="2" number:min-integer-digits="1" number:grouping="true"/>
      <style:map style:condition="value()&gt;=0" style:apply-style-name="N10120P0"/>
    </number:currency-style>
    <number:currency-style style:name="N10121P0" style:volatile="true" number:language="en" number:country="GB">
      <number:currency-symbol number:language="es" number:country="BO">B$</number:currency-symbol>
      <number:text> </number:text>
      <number:number number:decimal-places="0" loext:min-decimal-places="0" number:min-integer-digits="1" number:grouping="true"/>
    </number:currency-style>
    <number:currency-style style:name="N10121" number:language="en" number:country="GB">
      <style:text-properties fo:color="#ff0000"/>
      <number:text>-</number:text>
      <number:currency-symbol number:language="es" number:country="BO">B$</number:currency-symbol>
      <number:text> </number:text>
      <number:number number:decimal-places="0" loext:min-decimal-places="0" number:min-integer-digits="1" number:grouping="true"/>
      <style:map style:condition="value()&gt;=0" style:apply-style-name="N10121P0"/>
    </number:currency-style>
    <number:currency-style style:name="N10122P0" style:volatile="true" number:language="en" number:country="GB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22" number:language="en" number:country="GB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22P0"/>
    </number:currency-style>
    <number:currency-style style:name="N10123P0" style:volatile="true" number:language="en" number:country="GB">
      <number:currency-symbol number:language="dz" number:country="BT">Nu</number:currency-symbol>
      <number:number number:decimal-places="2" loext:min-decimal-places="2" number:min-integer-digits="1" number:grouping="true"/>
    </number:currency-style>
    <number:currency-style style:name="N10123" number:language="en" number:country="GB">
      <style:text-properties fo:color="#ff0000"/>
      <number:text>-</number:text>
      <number:currency-symbol number:language="dz" number:country="BT">Nu</number:currency-symbol>
      <number:number number:decimal-places="2" loext:min-decimal-places="2" number:min-integer-digits="1" number:grouping="true"/>
      <style:map style:condition="value()&gt;=0" style:apply-style-name="N10123P0"/>
    </number:currency-style>
    <number:currency-style style:name="N10124P0" style:volatile="true" number:language="en" number:country="GB">
      <number:currency-symbol number:language="en" number:country="BW">P</number:currency-symbol>
      <number:number number:decimal-places="2" loext:min-decimal-places="2" number:min-integer-digits="1" number:grouping="true"/>
    </number:currency-style>
    <number:currency-style style:name="N10124" number:language="en" number:country="GB">
      <style:text-properties fo:color="#ff0000"/>
      <number:text>-</number:text>
      <number:currency-symbol number:language="en" number:country="BW">P</number:currency-symbol>
      <number:number number:decimal-places="2" loext:min-decimal-places="2" number:min-integer-digits="1" number:grouping="true"/>
      <style:map style:condition="value()&gt;=0" style:apply-style-name="N10124P0"/>
    </number:currency-style>
    <number:currency-style style:name="N10125P0" style:volatile="true" number:language="en" number:country="GB">
      <number:number number:decimal-places="2" loext:min-decimal-places="2" number:min-integer-digits="1" number:grouping="true"/>
      <number:currency-symbol number:language="be" number:country="BY">Br</number:currency-symbol>
    </number:currency-style>
    <number:currency-style style:name="N10125" number:language="en" number:country="GB">
      <style:text-properties fo:color="#ff0000"/>
      <number:text>-</number:text>
      <number:number number:decimal-places="2" loext:min-decimal-places="2" number:min-integer-digits="1" number:grouping="true"/>
      <number:currency-symbol number:language="be" number:country="BY">Br</number:currency-symbol>
      <style:map style:condition="value()&gt;=0" style:apply-style-name="N10125P0"/>
    </number:currency-style>
    <number:currency-style style:name="N10126P0" style:volatile="true" number:language="en" number:country="GB">
      <number:number number:decimal-places="2" loext:min-decimal-places="2" number:min-integer-digits="1" number:grouping="true"/>
      <number:currency-symbol number:language="be" number:country="BY">р.</number:currency-symbol>
    </number:currency-style>
    <number:currency-style style:name="N10126" number:language="en" number:country="GB">
      <style:text-properties fo:color="#ff0000"/>
      <number:text>-</number:text>
      <number:number number:decimal-places="2" loext:min-decimal-places="2" number:min-integer-digits="1" number:grouping="true"/>
      <number:currency-symbol number:language="be" number:country="BY">р.</number:currency-symbol>
      <style:map style:condition="value()&gt;=0" style:apply-style-name="N10126P0"/>
    </number:currency-style>
    <number:currency-style style:name="N10127P0" style:volatile="true" number:language="en" number:country="GB">
      <number:currency-symbol number:language="en" number:country="BZ">BZ$</number:currency-symbol>
      <number:number number:decimal-places="2" loext:min-decimal-places="2" number:min-integer-digits="1" number:grouping="true"/>
    </number:currency-style>
    <number:currency-style style:name="N10127" number:language="en" number:country="GB">
      <style:text-properties fo:color="#ff0000"/>
      <number:text>-</number:text>
      <number:currency-symbol number:language="en" number:country="BZ">BZ$</number:currency-symbol>
      <number:number number:decimal-places="2" loext:min-decimal-places="2" number:min-integer-digits="1" number:grouping="true"/>
      <style:map style:condition="value()&gt;=0" style:apply-style-name="N10127P0"/>
    </number:currency-style>
    <number:currency-style style:name="N10128P0" style:volatile="true" number:language="en" number:country="GB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128" number:language="en" number:country="GB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128P0"/>
    </number:currency-style>
    <number:currency-style style:name="N10129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129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129P0"/>
    </number:currency-style>
    <number:currency-style style:name="N10130P0" style:volatile="true" number:language="en" number:country="GB">
      <number:currency-symbol>£</number:currency-symbol>
      <number:number number:decimal-places="2" loext:min-decimal-places="2" number:min-integer-digits="1" number:grouping="true"/>
    </number:currency-style>
    <number:currency-style style:name="N10130" number:language="en" number:country="GB">
      <style:text-properties fo:color="#ff0000"/>
      <number:text>-</number:text>
      <number:currency-symbol>£</number:currency-symbol>
      <number:number number:decimal-places="2" loext:min-decimal-places="2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20:00:56.194244504</meta:creation-date>
    <dc:date>2019-06-17T01:19:01.097622976</dc:date>
    <meta:editing-duration>PT50M43S</meta:editing-duration>
    <meta:editing-cycles>12</meta:editing-cycles>
    <meta:generator>LibreOffice/6.1.5.2$Linux_X86_64 LibreOffice_project/10$Build-2</meta:generator>
    <meta:document-statistic meta:table-count="15" meta:cell-count="1810" meta:object-count="0"/>
  </office:meta>
</office:document-meta>
</file>